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venir Next" svg:font-family="'Avenir Next', 'Roboto Condensed', Arial, sans-serif"/>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icomoon, sans-serif"/>
    <style:font-face style:name="arial" svg:font-family="arial, sans-serif"/>
    <style:font-face style:name="sans-serif" svg:font-family="sans-serif"/>
    <style:font-face style:name="serif" svg:font-family="serif"/>
    <style:font-face style:name="ui-sans-serif" svg:font-family="ui-sans-serif, system-ui, apple-system, BlinkMacSystemFont, 'Segoe UI', Roboto, 'Helvetica Neue', Arial, 'Noto Sans', sans-serif, 'Apple Color Emoji', 'Segoe UI Emoji', 'Segoe UI Symbol', 'Noto Color Emoji'"/>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master-page-name="">
      <style:table-properties style:width="17cm" style:page-number="auto" table:align="margins" style:shadow="none" style:may-break-between-rows="true" table:border-model="collapsing"/>
    </style:style>
    <style:style style:name="Tabla2.A" style:family="table-column">
      <style:table-column-properties style:column-width="5.701cm" style:rel-column-width="3232*"/>
    </style:style>
    <style:style style:name="Tabla2.B" style:family="table-column">
      <style:table-column-properties style:column-width="3.295cm" style:rel-column-width="1868*"/>
    </style:style>
    <style:style style:name="Tabla2.C" style:family="table-column">
      <style:table-column-properties style:column-width="3.754cm" style:rel-column-width="2128*"/>
    </style:style>
    <style:style style:name="Tabla2.D" style:family="table-column">
      <style:table-column-properties style:column-width="4.251cm" style:rel-column-width="2410*"/>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A4" style:family="table-cell" style:data-style-name="N2">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B6" style:family="table-cell">
      <style:table-cell-properties style:vertical-align="middle" fo:background-color="transparent" fo:padding="0.097cm" fo:border="none" style:writing-mode="page">
        <style:background-image/>
      </style:table-cell-properties>
    </style:style>
    <style:style style:name="Tabla1.B7" style:family="table-cell">
      <style:table-cell-properties style:vertical-align="middle" fo:background-color="transparent" fo:padding="0.097cm" fo:border="none" style:writing-mode="page">
        <style:background-image/>
      </style:table-cell-properties>
    </style:style>
    <style:style style:name="Tabla1.8" style:family="table-row">
      <style:table-row-properties fo:keep-together="auto"/>
    </style:style>
    <style:style style:name="Tabla1.A8" style:family="table-cell" style:data-style-name="N61">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8" style:family="table-cell">
      <style:table-cell-properties style:vertical-align="middle" fo:background-color="transparent" fo:padding="0.097cm" fo:border="none" style:writing-mode="page">
        <style:background-image/>
      </style:table-cell-properties>
    </style:style>
    <style:style style:name="Tabla1.B9" style:family="table-cell">
      <style:table-cell-properties style:vertical-align="middle" fo:background-color="transparent" fo:padding="0.097cm" fo:border="none" style:writing-mode="page">
        <style:background-image/>
      </style:table-cell-properties>
    </style:style>
    <style:style style:name="Tabla1.B10" style:family="table-cell">
      <style:table-cell-properties style:vertical-align="middle" fo:background-color="transparent" fo:padding="0.097cm" fo:border="none" style:writing-mode="page">
        <style:background-image/>
      </style:table-cell-properties>
    </style:style>
    <style:style style:name="Tabla1.11" style:family="table-row">
      <style:table-row-properties fo:keep-together="auto"/>
    </style:style>
    <style:style style:name="Tabla1.B11" style:family="table-cell">
      <style:table-cell-properties style:vertical-align="middle" fo:background-color="transparent" fo:padding="0.097cm" fo:border="none" style:writing-mode="page">
        <style:background-image/>
      </style:table-cell-properties>
    </style:style>
    <style:style style:name="Tabla1.B12" style:family="table-cell">
      <style:table-cell-properties style:vertical-align="middle" fo:background-color="transparent" fo:padding="0.097cm" fo:border="none" style:writing-mode="page">
        <style:background-image/>
      </style:table-cell-properties>
    </style:style>
    <style:style style:name="Tabla1.13" style:family="table-row">
      <style:table-row-properties style:min-row-height="0.6cm" fo:keep-together="auto"/>
    </style:style>
    <style:style style:name="Tabla1.A13" style:family="table-cell" style:data-style-name="N61">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B14" style:family="table-cell">
      <style:table-cell-properties style:vertical-align="middle" fo:background-color="transparent" fo:padding="0.097cm" fo:border="none" style:writing-mode="page">
        <style:background-image/>
      </style:table-cell-properties>
    </style:style>
    <style:style style:name="Tabla1.C14" style:family="table-cell">
      <style:table-cell-properties style:vertical-align="middle" fo:padding="0.097cm" fo:border-left="0.5pt solid #000000" fo:border-right="none" fo:border-top="none" fo:border-bottom="none"/>
    </style:style>
    <style:style style:name="Tabla1.A15" style:family="table-cell" style:data-style-name="N61">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15" style:family="table-cell">
      <style:table-cell-properties style:vertical-align="middle" fo:background-color="transparent" fo:padding="0.097cm" fo:border="none" style:writing-mode="page">
        <style:background-image/>
      </style:table-cell-properties>
    </style:style>
    <style:style style:name="Tabla1.C15" style:family="table-cell">
      <style:table-cell-properties style:vertical-align="middle" fo:padding="0.097cm" fo:border-left="0.5pt solid #000000" fo:border-right="none" fo:border-top="none" fo:border-bottom="none"/>
    </style:style>
    <style:style style:name="Tabla1.B16" style:family="table-cell">
      <style:table-cell-properties style:vertical-align="middle" fo:background-color="transparent" fo:padding="0.097cm" fo:border="none" style:writing-mode="page">
        <style:background-image/>
      </style:table-cell-properties>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e69dd" officeooo:paragraph-rsid="005e71e0"/>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Standard">
      <style:paragraph-properties fo:line-height="150%" fo:text-align="justify" style:justify-single-word="false"/>
      <style:text-properties style:font-name="Liberation Sans" officeooo:rsid="0041bb4c" officeooo:paragraph-rsid="0041fabe"/>
    </style:style>
    <style:style style:name="P8" style:family="paragraph" style:parent-style-name="Standard">
      <style:paragraph-properties fo:line-height="150%" fo:text-align="justify" style:justify-single-word="false"/>
      <style:text-properties style:font-name="Liberation Sans" officeooo:rsid="005e71e0" officeooo:paragraph-rsid="005e71e0"/>
    </style:style>
    <style:style style:name="P9" style:family="paragraph" style:parent-style-name="Standard">
      <style:paragraph-properties fo:line-height="150%" fo:text-align="justify" style:justify-single-word="false"/>
      <style:text-properties style:font-name="Liberation Sans" officeooo:rsid="0069db56" officeooo:paragraph-rsid="00609b11"/>
    </style:style>
    <style:style style:name="P10" style:family="paragraph" style:parent-style-name="Standard">
      <style:paragraph-properties fo:line-height="150%" fo:text-align="justify" style:justify-single-word="false"/>
      <style:text-properties officeooo:paragraph-rsid="00609b11"/>
    </style:style>
    <style:style style:name="P11" style:family="paragraph" style:parent-style-name="Standard">
      <style:paragraph-properties fo:line-height="150%" fo:text-align="justify" style:justify-single-word="false"/>
      <style:text-properties officeooo:paragraph-rsid="00659d26"/>
    </style:style>
    <style:style style:name="P12" style:family="paragraph" style:parent-style-name="Standard">
      <style:paragraph-properties fo:line-height="150%" fo:text-align="justify" style:justify-single-word="false"/>
      <style:text-properties officeooo:paragraph-rsid="0066ff54"/>
    </style:style>
    <style:style style:name="P13" style:family="paragraph" style:parent-style-name="Standard">
      <style:paragraph-properties fo:line-height="150%" fo:text-align="justify" style:justify-single-word="false"/>
      <style:text-properties officeooo:rsid="00683c69" officeooo:paragraph-rsid="00683c69"/>
    </style:style>
    <style:style style:name="P14"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6"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7" style:family="paragraph" style:parent-style-name="Text_20_body">
      <style:text-properties style:font-name="Liberation Sans"/>
    </style:style>
    <style:style style:name="P18" style:family="paragraph" style:parent-style-name="Text_20_body">
      <style:text-properties style:font-name="Liberation Sans" fo:font-weight="bold" officeooo:rsid="003277f7" officeooo:paragraph-rsid="003277f7" style:font-weight-asian="bold" style:font-weight-complex="bold"/>
    </style:style>
    <style:style style:name="P19"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20" style:family="paragraph" style:parent-style-name="Text_20_body">
      <style:text-properties style:font-name="Liberation Sans" officeooo:rsid="00345ef2" officeooo:paragraph-rsid="00345ef2"/>
    </style:style>
    <style:style style:name="P21" style:family="paragraph" style:parent-style-name="Text_20_body">
      <style:text-properties style:font-name="Liberation Sans" officeooo:paragraph-rsid="00345ef2"/>
    </style:style>
    <style:style style:name="P22" style:family="paragraph" style:parent-style-name="Text_20_body">
      <style:text-properties style:font-name="Liberation Sans" officeooo:rsid="00373ea5" officeooo:paragraph-rsid="00373ea5"/>
    </style:style>
    <style:style style:name="P23" style:family="paragraph" style:parent-style-name="Text_20_body">
      <style:paragraph-properties fo:line-height="150%" fo:text-align="justify" style:justify-single-word="false"/>
      <style:text-properties style:font-name="Liberation Sans" officeooo:paragraph-rsid="002f90e6"/>
    </style:style>
    <style:style style:name="P24" style:family="paragraph" style:parent-style-name="Text_20_body">
      <style:paragraph-properties fo:line-height="150%" fo:text-align="justify" style:justify-single-word="false"/>
      <style:text-properties style:font-name="Liberation Sans" officeooo:paragraph-rsid="003eb678"/>
    </style:style>
    <style:style style:name="P25" style:family="paragraph" style:parent-style-name="Text_20_body">
      <style:paragraph-properties fo:line-height="150%" fo:text-align="justify" style:justify-single-word="false"/>
      <style:text-properties style:font-name="Liberation Sans" officeooo:paragraph-rsid="0042b612"/>
    </style:style>
    <style:style style:name="P26" style:family="paragraph" style:parent-style-name="Text_20_body">
      <style:paragraph-properties fo:line-height="150%" fo:text-align="justify" style:justify-single-word="false"/>
      <style:text-properties style:font-name="Liberation Sans" officeooo:paragraph-rsid="00442bab"/>
    </style:style>
    <style:style style:name="P27" style:family="paragraph" style:parent-style-name="Text_20_body">
      <style:paragraph-properties fo:line-height="150%" fo:text-align="justify" style:justify-single-word="false"/>
      <style:text-properties style:font-name="Liberation Sans" officeooo:rsid="003fa040" officeooo:paragraph-rsid="0041bb4c"/>
    </style:style>
    <style:style style:name="P28" style:family="paragraph" style:parent-style-name="Text_20_body">
      <style:paragraph-properties fo:line-height="150%" fo:text-align="justify" style:justify-single-word="false"/>
      <style:text-properties style:font-name="Liberation Sans" officeooo:rsid="0041bb4c" officeooo:paragraph-rsid="0041bb4c"/>
    </style:style>
    <style:style style:name="P29" style:family="paragraph" style:parent-style-name="Text_20_body">
      <style:paragraph-properties fo:line-height="150%" fo:text-align="justify" style:justify-single-word="false"/>
      <style:text-properties style:font-name="Liberation Sans" officeooo:rsid="00431de5" officeooo:paragraph-rsid="00431de5"/>
    </style:style>
    <style:style style:name="P30" style:family="paragraph" style:parent-style-name="Text_20_body">
      <style:text-properties style:font-name="Liberation Sans" fo:font-size="12pt" style:font-size-asian="12pt" style:font-size-complex="12pt"/>
    </style:style>
    <style:style style:name="P31" style:family="paragraph" style:parent-style-name="Text_20_body">
      <style:text-properties style:font-name="Liberation Sans" fo:font-size="12pt" officeooo:paragraph-rsid="004c6b85" style:font-size-asian="12pt" style:font-size-complex="12pt"/>
    </style:style>
    <style:style style:name="P32" style:family="paragraph" style:parent-style-name="Text_20_body">
      <style:text-properties style:font-name="Liberation Sans" fo:font-size="12pt" officeooo:rsid="004c6b85" officeooo:paragraph-rsid="004c6b85" style:font-size-asian="12pt" style:font-size-complex="12pt"/>
    </style:style>
    <style:style style:name="P33" style:family="paragraph" style:parent-style-name="Text_20_body">
      <style:text-properties style:font-name="Liberation Sans" fo:font-size="12pt" officeooo:paragraph-rsid="004d7de5" style:font-size-asian="12pt" style:font-size-complex="12pt"/>
    </style:style>
    <style:style style:name="P34" style:family="paragraph" style:parent-style-name="Text_20_body">
      <style:text-properties style:font-name="Liberation Sans" officeooo:rsid="00609b11"/>
    </style:style>
    <style:style style:name="P35"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36" style:family="paragraph" style:parent-style-name="Text_20_body">
      <style:text-properties officeooo:rsid="0036e5e5" officeooo:paragraph-rsid="0036e5e5"/>
    </style:style>
    <style:style style:name="P37"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38"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39"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40" style:family="paragraph" style:parent-style-name="Text_20_body">
      <style:text-properties officeooo:paragraph-rsid="0046ec99"/>
    </style:style>
    <style:style style:name="P41" style:family="paragraph" style:parent-style-name="Text_20_body">
      <style:text-properties fo:font-size="16pt" style:font-size-asian="16pt" style:font-size-complex="16pt"/>
    </style:style>
    <style:style style:name="P42" style:family="paragraph" style:parent-style-name="Text_20_body">
      <style:paragraph-properties fo:text-align="justify" style:justify-single-word="false"/>
      <style:text-properties officeooo:rsid="004f6c26" officeooo:paragraph-rsid="004f6c26"/>
    </style:style>
    <style:style style:name="P43" style:family="paragraph" style:parent-style-name="Text_20_body">
      <style:paragraph-properties fo:text-align="justify" style:justify-single-word="false"/>
      <style:text-properties officeooo:rsid="0051ef59" officeooo:paragraph-rsid="005c0ab0"/>
    </style:style>
    <style:style style:name="P44" style:family="paragraph" style:parent-style-name="Text_20_body">
      <style:paragraph-properties fo:text-align="justify" style:justify-single-word="false"/>
      <style:text-properties officeooo:rsid="0051ef59" officeooo:paragraph-rsid="007c5a37"/>
    </style:style>
    <style:style style:name="P45" style:family="paragraph" style:parent-style-name="Text_20_body">
      <style:paragraph-properties fo:text-align="justify" style:justify-single-word="false"/>
      <style:text-properties officeooo:rsid="0051ef59" officeooo:paragraph-rsid="00828de1"/>
    </style:style>
    <style:style style:name="P46" style:family="paragraph" style:parent-style-name="Text_20_body">
      <style:paragraph-properties fo:text-align="justify" style:justify-single-word="false"/>
      <style:text-properties officeooo:rsid="005c0ab0" officeooo:paragraph-rsid="005c0ab0"/>
    </style:style>
    <style:style style:name="P47" style:family="paragraph" style:parent-style-name="Text_20_body">
      <style:text-properties officeooo:paragraph-rsid="005e71e0"/>
    </style:style>
    <style:style style:name="P48" style:family="paragraph" style:parent-style-name="Text_20_body">
      <style:text-properties officeooo:rsid="007326dd" officeooo:paragraph-rsid="007326dd"/>
    </style:style>
    <style:style style:name="P49" style:family="paragraph" style:parent-style-name="Text_20_body">
      <style:paragraph-properties fo:text-align="justify" style:justify-single-word="false"/>
      <style:text-properties officeooo:paragraph-rsid="005c0ab0"/>
    </style:style>
    <style:style style:name="P50" style:family="paragraph" style:parent-style-name="Text_20_body">
      <style:paragraph-properties fo:text-align="justify" style:justify-single-word="false"/>
      <style:text-properties officeooo:paragraph-rsid="00857c6a"/>
    </style:style>
    <style:style style:name="P51" style:family="paragraph" style:parent-style-name="Text_20_body">
      <style:paragraph-properties fo:text-align="justify" style:justify-single-word="false"/>
      <style:text-properties officeooo:paragraph-rsid="00857e65"/>
    </style:style>
    <style:style style:name="P52" style:family="paragraph" style:parent-style-name="Text_20_body">
      <style:paragraph-properties fo:text-align="justify" style:justify-single-word="false"/>
      <style:text-properties officeooo:paragraph-rsid="00867d02"/>
    </style:style>
    <style:style style:name="P53" style:family="paragraph" style:parent-style-name="Heading_20_1">
      <style:text-properties style:font-name="Liberation Sans"/>
    </style:style>
    <style:style style:name="P54" style:family="paragraph" style:parent-style-name="Heading_20_1">
      <style:text-properties style:font-name="Liberation Sans" officeooo:paragraph-rsid="00345ef2"/>
    </style:style>
    <style:style style:name="P55" style:family="paragraph" style:parent-style-name="Heading_20_1">
      <style:paragraph-properties fo:text-align="end" style:justify-single-word="false"/>
      <style:text-properties fo:font-size="36pt" style:font-size-asian="36pt" style:font-size-complex="36pt"/>
    </style:style>
    <style:style style:name="P56" style:family="paragraph" style:parent-style-name="Heading_20_1">
      <style:text-properties officeooo:paragraph-rsid="005e71e0"/>
    </style:style>
    <style:style style:name="P57" style:family="paragraph" style:parent-style-name="Heading_20_1">
      <style:paragraph-properties fo:text-align="end" style:justify-single-word="false"/>
    </style:style>
    <style:style style:name="P58" style:family="paragraph" style:parent-style-name="Heading_20_2">
      <style:text-properties fo:font-size="16pt" style:font-size-asian="16pt" style:font-size-complex="16pt"/>
    </style:style>
    <style:style style:name="P59" style:family="paragraph" style:parent-style-name="Heading_20_2">
      <style:paragraph-properties fo:line-height="150%" fo:text-align="justify" style:justify-single-word="false"/>
      <style:text-properties fo:font-size="16pt" style:font-size-asian="16pt" style:font-size-complex="16pt"/>
    </style:style>
    <style:style style:name="P60" style:family="paragraph" style:parent-style-name="Heading_20_2">
      <style:text-properties fo:font-size="16pt" officeooo:paragraph-rsid="004a0432" style:font-size-asian="16pt" style:font-size-complex="16pt"/>
    </style:style>
    <style:style style:name="P61" style:family="paragraph" style:parent-style-name="Heading_20_2">
      <style:paragraph-properties fo:line-height="150%" fo:text-align="justify" style:justify-single-word="false"/>
    </style:style>
    <style:style style:name="P62" style:family="paragraph" style:parent-style-name="Standard">
      <style:paragraph-properties fo:line-height="150%" fo:text-align="justify" style:justify-single-word="false"/>
      <style:text-properties style:font-name="Liberation Sans" officeooo:rsid="001e69dd" officeooo:paragraph-rsid="005e71e0"/>
    </style:style>
    <style:style style:name="P63" style:family="paragraph" style:parent-style-name="Standard">
      <style:text-properties style:font-name="Liberation Sans1" fo:font-size="12pt"/>
    </style:style>
    <style:style style:name="P64"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65" style:family="paragraph" style:parent-style-name="Standard">
      <style:paragraph-properties fo:margin-left="0cm" fo:margin-right="0cm" fo:margin-top="0cm" fo:margin-bottom="0.247cm" loext:contextual-spacing="false" fo:line-height="120%" fo:text-indent="0cm" style:auto-text-indent="false"/>
      <style:text-properties style:font-name="Liberation Sans1" fo:font-size="12pt"/>
    </style:style>
    <style:style style:name="P66" style:family="paragraph" style:parent-style-name="Table_20__28_user_29_">
      <style:paragraph-properties fo:keep-with-next="always"/>
      <style:text-properties officeooo:paragraph-rsid="00b819f7"/>
    </style:style>
    <style:style style:name="P67"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68"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69"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70" style:family="paragraph" style:parent-style-name="Table_20_Contents">
      <style:paragraph-properties fo:text-align="center" style:justify-single-word="false"/>
      <style:text-properties style:font-name="Liberation Sans" fo:font-size="12pt" style:font-size-asian="12pt" style:font-size-complex="12pt"/>
    </style:style>
    <style:style style:name="P71" style:family="paragraph" style:parent-style-name="Table_20_Contents">
      <style:paragraph-properties fo:text-align="center" style:justify-single-word="false"/>
      <style:text-properties style:font-name="Liberation Sans" officeooo:rsid="00b2654b" officeooo:paragraph-rsid="00b58a95"/>
    </style:style>
    <style:style style:name="P72" style:family="paragraph" style:parent-style-name="Table_20_Contents">
      <style:paragraph-properties fo:text-align="center" style:justify-single-word="false"/>
      <style:text-properties style:font-name="Liberation Sans"/>
    </style:style>
    <style:style style:name="P73" style:family="paragraph" style:parent-style-name="Table_20_Contents">
      <style:paragraph-properties fo:text-align="center" style:justify-single-word="false"/>
      <style:text-properties style:font-name="Liberation Sans" officeooo:rsid="00b58a95" officeooo:paragraph-rsid="00b58a95"/>
    </style:style>
    <style:style style:name="P74" style:family="paragraph" style:parent-style-name="Table_20_Contents">
      <style:paragraph-properties fo:text-align="center" style:justify-single-word="false"/>
      <style:text-properties style:font-name="Liberation Sans" officeooo:rsid="00b50fc5" officeooo:paragraph-rsid="00b50fc5"/>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5567" officeooo:paragraph-rsid="00b55567"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style:text-position="0% 100%" style:font-name="Liberation Serif" fo:font-size="12pt" fo:font-weight="normal" officeooo:rsid="00ec05c9" officeooo:paragraph-rsid="00ed3f47" style:font-size-asian="12pt" style:font-weight-asian="normal" style:font-size-complex="12pt" style:font-weight-complex="normal"/>
    </style:style>
    <style:style style:name="P91" style:family="paragraph" style:parent-style-name="Table_20_Contents">
      <style:paragraph-properties fo:text-align="center" style:justify-single-word="false"/>
      <style:text-properties style:text-position="0% 100%" style:font-name="Liberation Serif" fo:font-size="12pt" fo:font-weight="normal" officeooo:rsid="00ed3f47" officeooo:paragraph-rsid="00ed3f47" style:font-size-asian="12pt" style:font-weight-asian="normal" style:font-size-complex="12pt" style:font-weight-complex="normal"/>
    </style:style>
    <style:style style:name="P92" style:family="paragraph" style:parent-style-name="Table_20_Contents">
      <style:paragraph-properties fo:text-align="center" style:justify-single-word="false"/>
      <style:text-properties officeooo:rsid="00ead24e" officeooo:paragraph-rsid="00ead24e"/>
    </style:style>
    <style:style style:name="P93" style:family="paragraph" style:parent-style-name="Table_20_Contents">
      <style:paragraph-properties fo:text-align="end" style:justify-single-word="false"/>
      <style:text-properties officeooo:rsid="00ead24e" officeooo:paragraph-rsid="00ead24e"/>
    </style:style>
    <style:style style:name="P94" style:family="paragraph" style:parent-style-name="Table_20_Contents">
      <style:paragraph-properties fo:text-align="end" style:justify-single-word="false"/>
    </style:style>
    <style:style style:name="P95" style:family="paragraph" style:parent-style-name="Table_20_Contents">
      <style:paragraph-properties fo:text-align="center" style:justify-single-word="false"/>
      <style:text-properties officeooo:rsid="00ed3f47" officeooo:paragraph-rsid="00ed3f47"/>
    </style:style>
    <style:style style:name="P96"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97" style:family="paragraph" style:parent-style-name="Text_20_body">
      <style:text-properties fo:font-variant="normal" fo:text-transform="none" fo:color="#202124" style:font-name="arial" fo:font-size="12pt" fo:letter-spacing="normal" fo:font-style="normal" fo:font-weight="normal" officeooo:rsid="0090bbe2" officeooo:paragraph-rsid="00345ef2"/>
    </style:style>
    <style:style style:name="P98" style:family="paragraph" style:parent-style-name="Text_20_body">
      <style:text-properties officeooo:paragraph-rsid="00c1d67b"/>
    </style:style>
    <style:style style:name="P99" style:family="paragraph" style:parent-style-name="Text_20_body">
      <style:text-properties officeooo:paragraph-rsid="005e71e0"/>
    </style:style>
    <style:style style:name="P100" style:family="paragraph" style:parent-style-name="Text_20_body">
      <style:text-properties officeooo:rsid="00c1d67b"/>
    </style:style>
    <style:style style:name="P101" style:family="paragraph" style:parent-style-name="Text_20_body">
      <style:text-properties officeooo:rsid="00c1d67b" officeooo:paragraph-rsid="00c1d67b"/>
    </style:style>
    <style:style style:name="P102" style:family="paragraph" style:parent-style-name="Text_20_body">
      <style:paragraph-properties fo:text-align="center" style:justify-single-word="false"/>
      <style:text-properties style:font-name="Liberation Sans" officeooo:rsid="00c4b49a" officeooo:paragraph-rsid="00cc46c9"/>
    </style:style>
    <style:style style:name="P103" style:family="paragraph" style:parent-style-name="Text_20_body">
      <style:text-properties style:font-name="Liberation Sans" officeooo:rsid="00c4b49a" officeooo:paragraph-rsid="00d1c820"/>
    </style:style>
    <style:style style:name="P104" style:family="paragraph" style:parent-style-name="Text_20_body">
      <style:paragraph-properties fo:text-align="start" style:justify-single-word="false"/>
      <style:text-properties style:font-name="Liberation Sans" officeooo:rsid="00cd4b23" officeooo:paragraph-rsid="00e7500b"/>
    </style:style>
    <style:style style:name="P105" style:family="paragraph" style:parent-style-name="Text_20_body">
      <style:text-properties style:font-name="Liberation Sans" officeooo:rsid="00d29936" officeooo:paragraph-rsid="00e3dbda"/>
    </style:style>
    <style:style style:name="P106" style:family="paragraph" style:parent-style-name="Text_20_body">
      <style:text-properties style:font-name="Liberation Sans" officeooo:rsid="00d3701e" officeooo:paragraph-rsid="00e3dbda"/>
    </style:style>
    <style:style style:name="P107" style:family="paragraph" style:parent-style-name="Text_20_body">
      <style:text-properties style:font-name="Liberation Sans" officeooo:rsid="00d8409c" officeooo:paragraph-rsid="00d8409c"/>
    </style:style>
    <style:style style:name="P108" style:family="paragraph" style:parent-style-name="Text_20_body">
      <style:text-properties style:font-name="Liberation Sans" officeooo:rsid="00373ea5" officeooo:paragraph-rsid="00373ea5"/>
    </style:style>
    <style:style style:name="P109" style:family="paragraph" style:parent-style-name="Text_20_body">
      <style:text-properties style:font-name="Liberation Sans" officeooo:rsid="00373ea5" officeooo:paragraph-rsid="00d1c820"/>
    </style:style>
    <style:style style:name="P110" style:family="paragraph" style:parent-style-name="Text_20_body">
      <style:text-properties style:font-name="Liberation Sans" officeooo:paragraph-rsid="00345ef2"/>
    </style:style>
    <style:style style:name="P111" style:family="paragraph" style:parent-style-name="Text_20_body">
      <style:text-properties style:font-name="Liberation Sans" officeooo:paragraph-rsid="00e3dbda"/>
    </style:style>
    <style:style style:name="P112" style:family="paragraph" style:parent-style-name="Text_20_body">
      <style:text-properties style:font-name="Liberation Sans" officeooo:paragraph-rsid="00e7500b"/>
    </style:style>
    <style:style style:name="P113" style:family="paragraph" style:parent-style-name="Text_20_body">
      <style:paragraph-properties fo:line-height="150%" fo:text-align="justify" style:justify-single-word="false"/>
      <style:text-properties style:font-name="Liberation Sans" officeooo:paragraph-rsid="007173ec"/>
    </style:style>
    <style:style style:name="P114" style:family="paragraph" style:parent-style-name="Text_20_body">
      <style:paragraph-properties fo:line-height="150%" fo:text-align="justify" style:justify-single-word="false"/>
      <style:text-properties style:font-name="Liberation Sans" officeooo:paragraph-rsid="0042b612"/>
    </style:style>
    <style:style style:name="P115" style:family="paragraph" style:parent-style-name="Text_20_body">
      <style:paragraph-properties fo:line-height="150%" fo:text-align="justify" style:justify-single-word="false"/>
      <style:text-properties officeooo:paragraph-rsid="00f2ef8d"/>
    </style:style>
    <style:style style:name="P116"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1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94ab86"/>
    </style:style>
    <style:style style:name="P11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c2c222"/>
    </style:style>
    <style:style style:name="P11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c9f85" officeooo:paragraph-rsid="008c9f85"/>
    </style:style>
    <style:style style:name="P12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2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2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2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2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2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2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ad17a9" officeooo:paragraph-rsid="00ad17a9"/>
    </style:style>
    <style:style style:name="P129"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fo:font-size="12pt" officeooo:rsid="00442bab" style:font-size-asian="12pt" style:font-size-complex="12pt"/>
    </style:style>
    <style:style style:name="T4" style:family="text">
      <style:text-properties fo:color="#f10d0c" style:text-position="0% 100%" style:font-name="Liberation Sans" fo:font-size="12pt" officeooo:rsid="005a4a72" fo:background-color="transparent" loext:char-shading-value="0" style:font-size-asian="12pt" style:font-size-complex="12pt"/>
    </style:style>
    <style:style style:name="T5" style:family="text">
      <style:text-properties fo:color="#f10d0c" style:text-line-through-style="solid" style:text-line-through-type="single" style:text-position="0% 100%" fo:font-size="12pt" officeooo:rsid="0026ccc3" style:font-size-asian="12pt" style:font-size-complex="12pt"/>
    </style:style>
    <style:style style:name="T6" style:family="text">
      <style:text-properties fo:color="#f10d0c" style:text-line-through-style="solid" style:text-line-through-type="single" style:text-position="0% 100%" fo:font-size="12pt" officeooo:rsid="0041fabe" style:font-size-asian="12pt" style:font-size-complex="12pt"/>
    </style:style>
    <style:style style:name="T7" style:family="text">
      <style:text-properties style:text-position="0% 100%" fo:font-size="12pt" style:font-size-asian="12pt" style:font-size-complex="12pt"/>
    </style:style>
    <style:style style:name="T8" style:family="text">
      <style:text-properties style:text-position="0% 100%" fo:font-size="12pt" officeooo:rsid="003a614e" style:font-size-asian="12pt" style:font-size-complex="12pt"/>
    </style:style>
    <style:style style:name="T9" style:family="text">
      <style:text-properties style:text-position="0% 100%" fo:font-size="12pt" officeooo:rsid="003b7245" style:font-size-asian="12pt" style:font-size-complex="12pt"/>
    </style:style>
    <style:style style:name="T10" style:family="text">
      <style:text-properties style:text-position="0% 100%" fo:font-size="12pt" officeooo:rsid="003d38d4" style:font-size-asian="12pt" style:font-size-complex="12pt"/>
    </style:style>
    <style:style style:name="T11" style:family="text">
      <style:text-properties style:text-position="0% 100%" fo:font-size="12pt" officeooo:rsid="0026ccc3" style:font-size-asian="12pt" style:font-size-complex="12pt"/>
    </style:style>
    <style:style style:name="T12" style:family="text">
      <style:text-properties style:text-position="0% 100%" fo:font-size="12pt" officeooo:rsid="002fd662" style:font-size-asian="12pt" style:font-size-complex="12pt"/>
    </style:style>
    <style:style style:name="T13" style:family="text">
      <style:text-properties style:text-position="0% 100%" style:font-name="Liberation Sans" fo:font-size="16pt" officeooo:rsid="004507d0" style:font-size-asian="16pt" style:font-size-complex="16pt"/>
    </style:style>
    <style:style style:name="T14" style:family="text">
      <style:text-properties style:text-position="0% 100%" style:font-name="Liberation Sans" fo:font-size="12pt" style:font-size-asian="12pt" style:font-size-complex="12pt"/>
    </style:style>
    <style:style style:name="T15" style:family="text">
      <style:text-properties style:text-position="0% 100%" style:font-name="Liberation Sans" fo:font-size="12pt" officeooo:rsid="004507d0" style:font-size-asian="12pt" style:font-size-complex="12pt"/>
    </style:style>
    <style:style style:name="T16" style:family="text">
      <style:text-properties style:text-position="0% 100%" style:font-name="Liberation Sans" fo:font-size="12pt" officeooo:rsid="004a0432" style:font-size-asian="12pt" style:font-size-complex="12pt"/>
    </style:style>
    <style:style style:name="T17" style:family="text">
      <style:text-properties style:text-position="0% 100%" style:font-name="Liberation Sans" officeooo:rsid="006485ef"/>
    </style:style>
    <style:style style:name="T18" style:family="text">
      <style:text-properties style:text-position="0% 100%" style:font-name="Liberation Sans" officeooo:rsid="0066ff54"/>
    </style:style>
    <style:style style:name="T19" style:family="text">
      <style:text-properties style:text-position="0% 100%" officeooo:rsid="0048c114"/>
    </style:style>
    <style:style style:name="T20" style:family="text">
      <style:text-properties style:text-position="0% 100%" officeooo:rsid="00b69b5b"/>
    </style:style>
    <style:style style:name="T21" style:family="text">
      <style:text-properties style:text-position="0% 100%" officeooo:rsid="0099cef3"/>
    </style:style>
    <style:style style:name="T22" style:family="text">
      <style:text-properties style:text-position="0% 100%" officeooo:rsid="009701b5"/>
    </style:style>
    <style:style style:name="T23" style:family="text">
      <style:text-properties style:text-position="0% 100%" officeooo:rsid="009900f2"/>
    </style:style>
    <style:style style:name="T24" style:family="text">
      <style:text-properties style:text-position="0% 100%" officeooo:rsid="004b3efe"/>
    </style:style>
    <style:style style:name="T25" style:family="text">
      <style:text-properties style:text-position="0% 100%" officeooo:rsid="00c5ef15"/>
    </style:style>
    <style:style style:name="T26" style:family="text">
      <style:text-properties style:text-position="0% 100%" officeooo:rsid="00c8f892"/>
    </style:style>
    <style:style style:name="T27" style:family="text">
      <style:text-properties style:text-position="0% 100%" officeooo:rsid="00caa005"/>
    </style:style>
    <style:style style:name="T28" style:family="text">
      <style:text-properties style:text-position="0% 100%" officeooo:rsid="00c7a3c5"/>
    </style:style>
    <style:style style:name="T29" style:family="text">
      <style:text-properties style:text-position="0% 100%" officeooo:rsid="00cc46c9"/>
    </style:style>
    <style:style style:name="T30" style:family="text">
      <style:text-properties style:text-position="0% 100%" officeooo:rsid="00d3701e"/>
    </style:style>
    <style:style style:name="T31" style:family="text">
      <style:text-properties style:text-position="0% 100%" officeooo:rsid="00d404a6"/>
    </style:style>
    <style:style style:name="T32" style:family="text">
      <style:text-properties style:text-position="0% 100%" officeooo:rsid="00d417cb"/>
    </style:style>
    <style:style style:name="T33" style:family="text">
      <style:text-properties fo:color="#000000" style:text-position="0% 100%"/>
    </style:style>
    <style:style style:name="T34" style:family="text">
      <style:text-properties fo:color="#000000" style:text-position="0% 100%" fo:font-size="12pt" style:font-size-asian="12pt" style:font-size-complex="12pt"/>
    </style:style>
    <style:style style:name="T35" style:family="text">
      <style:text-properties fo:color="#000000" style:text-position="0% 100%" fo:font-size="12pt" officeooo:rsid="0026ccc3" style:font-size-asian="12pt" style:font-size-complex="12pt"/>
    </style:style>
    <style:style style:name="T36" style:family="text">
      <style:text-properties fo:color="#000000" style:text-position="0% 100%" fo:font-size="12pt" officeooo:rsid="0030d959" style:font-size-asian="12pt" style:font-size-complex="12pt"/>
    </style:style>
    <style:style style:name="T37" style:family="text">
      <style:text-properties fo:color="#000000" style:text-position="0% 100%" fo:font-size="12pt" officeooo:rsid="00321b86" style:font-size-asian="12pt" style:font-size-complex="12pt"/>
    </style:style>
    <style:style style:name="T38" style:family="text">
      <style:text-properties fo:color="#000000" style:text-position="0% 100%" fo:font-size="12pt" officeooo:rsid="002784c8" style:font-size-asian="12pt" style:font-size-complex="12pt"/>
    </style:style>
    <style:style style:name="T39" style:family="text">
      <style:text-properties fo:color="#000000" style:text-position="0% 100%" fo:font-size="12pt" officeooo:rsid="00256f35" style:font-size-asian="12pt" style:font-size-complex="12pt"/>
    </style:style>
    <style:style style:name="T40" style:family="text">
      <style:text-properties fo:color="#000000" style:text-position="0% 100%" fo:font-size="12pt" officeooo:rsid="002c7a84" style:font-size-asian="12pt" style:font-size-complex="12pt"/>
    </style:style>
    <style:style style:name="T41" style:family="text">
      <style:text-properties fo:color="#000000" style:text-position="0% 100%" fo:font-size="12pt" officeooo:rsid="002acce4" style:font-size-asian="12pt" style:font-size-complex="12pt"/>
    </style:style>
    <style:style style:name="T42" style:family="text">
      <style:text-properties fo:color="#000000" style:text-position="0% 100%" fo:font-size="12pt" officeooo:rsid="002d57cb" style:font-size-asian="12pt" style:font-size-complex="12pt"/>
    </style:style>
    <style:style style:name="T43" style:family="text">
      <style:text-properties fo:color="#000000" style:text-position="0% 100%" fo:font-size="12pt" officeooo:rsid="002d9483" style:font-size-asian="12pt" style:font-size-complex="12pt"/>
    </style:style>
    <style:style style:name="T44" style:family="text">
      <style:text-properties fo:color="#000000" style:text-position="0% 100%" fo:font-size="12pt" officeooo:rsid="002f90e6" style:font-size-asian="12pt" style:font-size-complex="12pt"/>
    </style:style>
    <style:style style:name="T45" style:family="text">
      <style:text-properties fo:color="#000000" style:text-position="0% 100%" fo:font-size="12pt" officeooo:rsid="002fd662" style:font-size-asian="12pt" style:font-size-complex="12pt"/>
    </style:style>
    <style:style style:name="T46" style:family="text">
      <style:text-properties fo:color="#000000" style:text-position="0% 100%" fo:font-size="12pt" officeooo:rsid="003a614e" style:font-size-asian="12pt" style:font-size-complex="12pt"/>
    </style:style>
    <style:style style:name="T47" style:family="text">
      <style:text-properties fo:color="#000000" style:text-position="0% 100%" fo:font-size="12pt" officeooo:rsid="003b7245" style:font-size-asian="12pt" style:font-size-complex="12pt"/>
    </style:style>
    <style:style style:name="T48" style:family="text">
      <style:text-properties fo:color="#000000" style:text-position="0% 100%" fo:font-size="12pt" officeooo:rsid="003eb678" style:font-size-asian="12pt" style:font-size-complex="12pt"/>
    </style:style>
    <style:style style:name="T49" style:family="text">
      <style:text-properties fo:color="#000000" style:text-position="0% 100%" fo:font-size="12pt" officeooo:rsid="003fa040" style:font-size-asian="12pt" style:font-size-complex="12pt"/>
    </style:style>
    <style:style style:name="T50" style:family="text">
      <style:text-properties fo:color="#000000" style:text-position="0% 100%" fo:font-size="12pt" officeooo:rsid="0040ddd6" style:font-size-asian="12pt" style:font-size-complex="12pt"/>
    </style:style>
    <style:style style:name="T51" style:family="text">
      <style:text-properties fo:color="#000000" style:text-position="0% 100%" fo:font-size="12pt" officeooo:rsid="0041bb4c" style:font-size-asian="12pt" style:font-size-complex="12pt"/>
    </style:style>
    <style:style style:name="T52" style:family="text">
      <style:text-properties fo:color="#000000" style:text-position="0% 100%" fo:font-size="12pt" officeooo:rsid="0041fabe" style:font-size-asian="12pt" style:font-size-complex="12pt"/>
    </style:style>
    <style:style style:name="T53" style:family="text">
      <style:text-properties fo:color="#000000" style:text-position="0% 100%" fo:font-size="12pt" officeooo:rsid="004238c4" style:font-size-asian="12pt" style:font-size-complex="12pt"/>
    </style:style>
    <style:style style:name="T54" style:family="text">
      <style:text-properties fo:color="#000000" style:text-position="0% 100%" fo:font-size="12pt" officeooo:rsid="0042b612" style:font-size-asian="12pt" style:font-size-complex="12pt"/>
    </style:style>
    <style:style style:name="T55" style:family="text">
      <style:text-properties fo:color="#000000" style:text-position="0% 100%" fo:font-size="12pt" officeooo:rsid="00442bab" style:font-size-asian="12pt" style:font-size-complex="12pt"/>
    </style:style>
    <style:style style:name="T56" style:family="text">
      <style:text-properties fo:color="#000000" style:text-position="0% 100%" fo:font-size="12pt" officeooo:rsid="007173ec" style:font-size-asian="12pt" style:font-size-complex="12pt"/>
    </style:style>
    <style:style style:name="T57" style:family="text">
      <style:text-properties fo:color="#000000" style:text-position="0% 100%" fo:font-size="12pt" officeooo:rsid="003d38d4" style:font-size-asian="12pt" style:font-size-complex="12pt"/>
    </style:style>
    <style:style style:name="T58" style:family="text">
      <style:text-properties fo:color="#000000" style:text-position="0% 100%" fo:font-size="12pt" officeooo:rsid="00e908d2" style:font-size-asian="12pt" style:font-size-complex="12pt"/>
    </style:style>
    <style:style style:name="T59" style:family="text">
      <style:text-properties fo:color="#000000" style:text-position="0% 100%" fo:font-size="12pt" officeooo:rsid="00f17190" style:font-size-asian="12pt" style:font-size-complex="12pt"/>
    </style:style>
    <style:style style:name="T60" style:family="text">
      <style:text-properties fo:color="#000000" style:text-position="0% 100%" fo:font-size="12pt" officeooo:rsid="00256f35" style:font-size-asian="10.5pt" style:font-size-complex="12pt"/>
    </style:style>
    <style:style style:name="T61" style:family="text">
      <style:text-properties fo:color="#000000" style:text-position="0% 100%" fo:font-size="12pt" officeooo:rsid="003a614e" style:font-size-asian="10.5pt" style:font-size-complex="12pt"/>
    </style:style>
    <style:style style:name="T62" style:family="text">
      <style:text-properties fo:color="#000000" style:text-position="0% 100%" fo:font-size="12pt" officeooo:rsid="003b335b" style:font-size-asian="10.5pt" style:font-size-complex="12pt"/>
    </style:style>
    <style:style style:name="T63" style:family="text">
      <style:text-properties fo:color="#000000" style:text-position="0% 100%" fo:font-size="12pt" officeooo:rsid="003b7245" style:font-size-asian="10.5pt" style:font-size-complex="12pt"/>
    </style:style>
    <style:style style:name="T64" style:family="text">
      <style:text-properties fo:color="#000000" style:text-position="0% 100%" fo:font-size="12pt" fo:font-style="normal" officeooo:rsid="0026ccc3" style:font-size-asian="12pt" style:font-style-asian="normal" style:font-size-complex="12pt" style:font-style-complex="normal"/>
    </style:style>
    <style:style style:name="T65" style:family="text">
      <style:text-properties fo:color="#000000" style:text-position="0% 100%" fo:font-size="12pt" fo:font-style="italic" officeooo:rsid="0026ccc3" style:font-size-asian="12pt" style:font-style-asian="italic" style:font-size-complex="12pt" style:font-style-complex="italic"/>
    </style:style>
    <style:style style:name="T66" style:family="text">
      <style:text-properties fo:color="#000000" style:text-position="0% 100%" fo:font-size="7.5pt" officeooo:rsid="00251ade" style:font-size-asian="12pt" style:font-size-complex="12pt"/>
    </style:style>
    <style:style style:name="T67" style:family="text">
      <style:text-properties fo:color="#000000" style:text-position="0% 100%" style:font-name="Liberation Sans" fo:font-size="12pt" style:font-size-asian="12pt" style:font-size-complex="12pt"/>
    </style:style>
    <style:style style:name="T68" style:family="text">
      <style:text-properties fo:color="#000000" style:text-position="0% 100%" style:font-name="Liberation Sans" fo:font-size="12pt" officeooo:rsid="00431de5" style:font-size-asian="12pt" style:font-size-complex="12pt"/>
    </style:style>
    <style:style style:name="T69" style:family="text">
      <style:text-properties fo:color="#000000" style:text-position="0% 100%" style:font-name="Liberation Sans" fo:font-size="12pt" officeooo:rsid="004507d0" style:font-size-asian="12pt" style:font-size-complex="12pt"/>
    </style:style>
    <style:style style:name="T70" style:family="text">
      <style:text-properties fo:color="#000000" style:text-position="0% 100%" style:font-name="Liberation Sans" fo:font-size="12pt" officeooo:rsid="004612a9" style:font-size-asian="12pt" style:font-size-complex="12pt"/>
    </style:style>
    <style:style style:name="T71" style:family="text">
      <style:text-properties fo:color="#000000" style:text-position="0% 100%" style:font-name="Liberation Sans" fo:font-size="12pt" officeooo:rsid="0046ec99" style:font-size-asian="12pt" style:font-size-complex="12pt"/>
    </style:style>
    <style:style style:name="T72" style:family="text">
      <style:text-properties fo:color="#000000" style:text-position="0% 100%" style:font-name="Liberation Sans" fo:font-size="12pt" officeooo:rsid="0053c8dd" style:font-size-asian="12pt" style:font-size-complex="12pt"/>
    </style:style>
    <style:style style:name="T73" style:family="text">
      <style:text-properties fo:color="#000000" style:text-position="0% 100%" style:font-name="Liberation Sans" fo:font-size="12pt" officeooo:rsid="002c7a84" style:font-size-asian="12pt" style:font-size-complex="12pt"/>
    </style:style>
    <style:style style:name="T74" style:family="text">
      <style:text-properties fo:color="#000000" style:text-position="0% 100%" style:font-name="Liberation Sans" fo:font-size="12pt" officeooo:rsid="002d57cb" style:font-size-asian="12pt" style:font-size-complex="12pt"/>
    </style:style>
    <style:style style:name="T75" style:family="text">
      <style:text-properties fo:color="#000000" style:text-position="0% 100%" style:font-name="Liberation Sans" fo:font-size="12pt" officeooo:rsid="002d9483" style:font-size-asian="12pt" style:font-size-complex="12pt"/>
    </style:style>
    <style:style style:name="T76" style:family="text">
      <style:text-properties fo:color="#000000" style:text-position="0% 100%" style:font-name="Liberation Sans" fo:font-size="12pt" officeooo:rsid="0053dcdb" style:font-size-asian="12pt" style:font-size-complex="12pt"/>
    </style:style>
    <style:style style:name="T77" style:family="text">
      <style:text-properties fo:color="#000000" style:text-position="0% 100%" style:font-name="Liberation Sans" fo:font-size="12pt" officeooo:rsid="00551dfd" style:font-size-asian="12pt" style:font-size-complex="12pt"/>
    </style:style>
    <style:style style:name="T78" style:family="text">
      <style:text-properties fo:color="#000000" style:text-position="0% 100%" style:font-name="Liberation Sans" fo:font-size="12pt" officeooo:rsid="00564545" style:font-size-asian="12pt" style:font-size-complex="12pt"/>
    </style:style>
    <style:style style:name="T79" style:family="text">
      <style:text-properties fo:color="#000000" style:text-position="0% 100%" style:font-name="Liberation Sans" fo:font-size="12pt" officeooo:rsid="0056594d" style:font-size-asian="12pt" style:font-size-complex="12pt"/>
    </style:style>
    <style:style style:name="T80" style:family="text">
      <style:text-properties fo:color="#000000" style:text-position="0% 100%" style:font-name="Liberation Sans" fo:font-size="12pt" officeooo:rsid="00585554" style:font-size-asian="12pt" style:font-size-complex="12pt"/>
    </style:style>
    <style:style style:name="T81" style:family="text">
      <style:text-properties fo:color="#000000" style:text-position="0% 100%" style:font-name="Liberation Sans" fo:font-size="12pt" officeooo:rsid="005a4a72" style:font-size-asian="12pt" style:font-size-complex="12pt"/>
    </style:style>
    <style:style style:name="T82" style:family="text">
      <style:text-properties fo:color="#000000" style:text-position="0% 100%" style:font-name="Liberation Sans" fo:font-size="12pt" officeooo:rsid="007c5a37" style:font-size-asian="12pt" style:font-size-complex="12pt"/>
    </style:style>
    <style:style style:name="T83" style:family="text">
      <style:text-properties fo:color="#000000" style:text-position="0% 100%" style:font-name="Liberation Sans" fo:font-size="12pt" officeooo:rsid="007c6d59" style:font-size-asian="12pt" style:font-size-complex="12pt"/>
    </style:style>
    <style:style style:name="T84" style:family="text">
      <style:text-properties fo:color="#000000" style:text-position="0% 100%" style:font-name="Liberation Sans" fo:font-size="12pt" officeooo:rsid="007e2ed0" style:font-size-asian="12pt" style:font-size-complex="12pt"/>
    </style:style>
    <style:style style:name="T85" style:family="text">
      <style:text-properties fo:color="#000000" style:text-position="0% 100%" style:font-name="Liberation Sans" fo:font-size="12pt" officeooo:rsid="00828de1" style:font-size-asian="12pt" style:font-size-complex="12pt"/>
    </style:style>
    <style:style style:name="T86" style:family="text">
      <style:text-properties fo:color="#000000" style:text-position="0% 100%" style:font-name="Liberation Sans" fo:font-size="12pt" officeooo:rsid="00847f51" style:font-size-asian="12pt" style:font-size-complex="12pt"/>
    </style:style>
    <style:style style:name="T87" style:family="text">
      <style:text-properties fo:color="#000000" style:text-position="0% 100%" style:font-name="Liberation Sans" fo:font-size="12pt" officeooo:rsid="00857c6a" style:font-size-asian="12pt" style:font-size-complex="12pt"/>
    </style:style>
    <style:style style:name="T88" style:family="text">
      <style:text-properties fo:color="#000000" style:text-position="0% 100%" style:font-name="Liberation Sans" fo:font-size="12pt" officeooo:rsid="003fa040" style:font-size-asian="12pt" style:font-size-complex="12pt"/>
    </style:style>
    <style:style style:name="T89" style:family="text">
      <style:text-properties fo:color="#000000" style:text-position="0% 100%" style:font-name="Liberation Sans" fo:font-size="12pt" officeooo:rsid="0040ddd6" style:font-size-asian="12pt" style:font-size-complex="12pt"/>
    </style:style>
    <style:style style:name="T90" style:family="text">
      <style:text-properties fo:color="#000000" style:text-position="0% 100%" style:font-name="Liberation Sans" fo:font-size="12pt" officeooo:rsid="00f2ef8d" style:font-size-asian="12pt" style:font-size-complex="12pt"/>
    </style:style>
    <style:style style:name="T91" style:family="text">
      <style:text-properties fo:color="#000000" style:text-position="0% 100%" style:font-name="Liberation Sans" fo:font-size="12pt" fo:background-color="transparent" loext:char-shading-value="0" style:font-size-asian="12pt" style:font-size-complex="12pt"/>
    </style:style>
    <style:style style:name="T92" style:family="text">
      <style:text-properties fo:color="#000000" style:text-position="0% 100%" style:font-name="Liberation Sans" fo:font-size="12pt" officeooo:rsid="0056594d" fo:background-color="transparent" loext:char-shading-value="0" style:font-size-asian="12pt" style:font-size-complex="12pt"/>
    </style:style>
    <style:style style:name="T93" style:family="text">
      <style:text-properties fo:color="#000000" style:text-position="0% 100%" style:font-name="Liberation Sans" fo:font-size="12pt" officeooo:rsid="005a4a72" fo:background-color="transparent" loext:char-shading-value="0" style:font-size-asian="12pt" style:font-size-complex="12pt"/>
    </style:style>
    <style:style style:name="T94" style:family="text">
      <style:text-properties fo:color="#000000" style:text-position="0% 100%" style:font-name="Liberation Sans" fo:font-size="12pt" officeooo:rsid="005c0ab0" fo:background-color="transparent" loext:char-shading-value="0" style:font-size-asian="12pt" style:font-size-complex="12pt"/>
    </style:style>
    <style:style style:name="T95" style:family="text">
      <style:text-properties fo:color="#000000" style:text-position="0% 100%" style:font-name="Liberation Sans" fo:font-size="12pt" officeooo:rsid="006bfdf0" fo:background-color="transparent" loext:char-shading-value="0" style:font-size-asian="12pt" style:font-size-complex="12pt"/>
    </style:style>
    <style:style style:name="T96" style:family="text">
      <style:text-properties fo:color="#000000" style:text-position="0% 100%" style:font-name="Liberation Sans" fo:font-size="12pt" officeooo:rsid="007326dd" fo:background-color="transparent" loext:char-shading-value="0" style:font-size-asian="12pt" style:font-size-complex="12pt"/>
    </style:style>
    <style:style style:name="T97"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98"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99"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00"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01"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02"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03" style:family="text">
      <style:text-properties fo:color="#000000" style:text-position="0% 100%" officeooo:rsid="004507d0"/>
    </style:style>
    <style:style style:name="T104" style:family="text">
      <style:text-properties fo:color="#000000" style:text-position="0% 100%" officeooo:rsid="004d7de5"/>
    </style:style>
    <style:style style:name="T105" style:family="text">
      <style:text-properties fo:color="#000000" style:text-position="0% 100%" officeooo:rsid="004c6b85"/>
    </style:style>
    <style:style style:name="T106" style:family="text">
      <style:text-properties fo:color="#000000" style:text-position="super 58%" fo:font-size="12pt" officeooo:rsid="003fa040" style:font-size-asian="12pt" style:font-size-complex="12pt"/>
    </style:style>
    <style:style style:name="T107" style:family="text">
      <style:text-properties fo:color="#000000" style:text-position="super 58%" fo:font-size="12pt" officeooo:rsid="0026ccc3" style:font-size-asian="12pt" style:font-size-complex="12pt"/>
    </style:style>
    <style:style style:name="T108" style:family="text">
      <style:text-properties fo:color="#000000" style:text-position="super 58%" style:font-name="Liberation Sans" fo:font-size="12pt" officeooo:rsid="004507d0" style:font-size-asian="12pt" style:font-size-complex="12pt"/>
    </style:style>
    <style:style style:name="T109" style:family="text">
      <style:text-properties fo:color="#000000" style:text-position="super 58%" style:font-name="Liberation Sans" fo:font-size="12pt" officeooo:rsid="0056594d" fo:background-color="transparent" loext:char-shading-value="0" style:font-size-asian="12pt" style:font-size-complex="12pt"/>
    </style:style>
    <style:style style:name="T110" style:family="text">
      <style:text-properties fo:color="#000000" style:text-position="sub 58%" style:font-name="Liberation Sans" fo:font-size="12pt" officeooo:rsid="004507d0" style:font-size-asian="12pt" style:font-size-complex="12pt"/>
    </style:style>
    <style:style style:name="T111" style:family="text">
      <style:text-properties fo:color="#000000" style:text-position="sub 58%" style:font-name="Liberation Sans" fo:font-size="12pt" officeooo:rsid="0056594d" fo:background-color="transparent" loext:char-shading-value="0" style:font-size-asian="12pt" style:font-size-complex="12pt"/>
    </style:style>
    <style:style style:name="T112" style:family="text">
      <style:text-properties fo:color="#000000" officeooo:rsid="0048c114"/>
    </style:style>
    <style:style style:name="T113" style:family="text">
      <style:text-properties fo:color="#000000" officeooo:rsid="004d83a6"/>
    </style:style>
    <style:style style:name="T114"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15"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16" style:family="text">
      <style:text-properties fo:color="#000000" fo:font-size="12pt" style:font-size-asian="12pt" style:font-size-complex="12pt"/>
    </style:style>
    <style:style style:name="T117" style:family="text">
      <style:text-properties fo:color="#000000" fo:font-size="12pt" officeooo:rsid="00e908d2" style:font-size-asian="12pt" style:font-size-complex="12pt"/>
    </style:style>
    <style:style style:name="T118"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19"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20"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21"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22"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23"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24"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25"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26" style:family="text">
      <style:text-properties fo:font-size="12pt" fo:font-style="italic" style:font-size-asian="12pt" style:font-style-asian="italic" style:font-size-complex="12pt" style:font-style-complex="italic"/>
    </style:style>
    <style:style style:name="T127" style:family="text">
      <style:text-properties fo:font-size="12pt" fo:font-style="italic" officeooo:rsid="002452f0" style:font-size-asian="12pt" style:font-style-asian="italic" style:font-size-complex="12pt" style:font-style-complex="italic"/>
    </style:style>
    <style:style style:name="T128" style:family="text">
      <style:text-properties fo:font-size="12pt" fo:font-style="italic" officeooo:rsid="0030d959" style:font-size-asian="12pt" style:font-style-asian="italic" style:font-size-complex="12pt" style:font-style-complex="italic"/>
    </style:style>
    <style:style style:name="T129" style:family="text">
      <style:text-properties fo:font-size="12pt" style:font-size-asian="12pt" style:font-size-complex="12pt"/>
    </style:style>
    <style:style style:name="T130" style:family="text">
      <style:text-properties fo:font-size="12pt" officeooo:rsid="00247b43" style:font-size-asian="12pt" style:font-size-complex="12pt"/>
    </style:style>
    <style:style style:name="T131" style:family="text">
      <style:text-properties fo:font-size="12pt" officeooo:rsid="0030d959" style:font-size-asian="12pt" style:font-size-complex="12pt"/>
    </style:style>
    <style:style style:name="T132" style:family="text">
      <style:text-properties fo:font-size="12pt" officeooo:rsid="00256f35" style:font-size-asian="12pt" style:font-size-complex="12pt"/>
    </style:style>
    <style:style style:name="T133" style:family="text">
      <style:text-properties fo:font-size="12pt" officeooo:rsid="002452f0" style:font-size-asian="12pt" style:font-size-complex="12pt"/>
    </style:style>
    <style:style style:name="T134" style:family="text">
      <style:text-properties fo:font-size="12pt" officeooo:rsid="00248998" style:font-size-asian="12pt" style:font-size-complex="12pt"/>
    </style:style>
    <style:style style:name="T135" style:family="text">
      <style:text-properties fo:font-size="12pt" officeooo:rsid="00251ade" style:font-size-asian="12pt" style:font-size-complex="12pt"/>
    </style:style>
    <style:style style:name="T136" style:family="text">
      <style:text-properties fo:font-size="12pt" officeooo:rsid="0039ef38" style:font-size-asian="12pt" style:font-size-complex="12pt"/>
    </style:style>
    <style:style style:name="T137" style:family="text">
      <style:text-properties fo:font-size="12pt" officeooo:rsid="003a614e" style:font-size-asian="12pt" style:font-size-complex="12pt"/>
    </style:style>
    <style:style style:name="T138" style:family="text">
      <style:text-properties fo:font-size="12pt" officeooo:rsid="003b335b" style:font-size-asian="12pt" style:font-size-complex="12pt"/>
    </style:style>
    <style:style style:name="T139" style:family="text">
      <style:text-properties fo:font-size="12pt" officeooo:rsid="003b7245" style:font-size-asian="12pt" style:font-size-complex="12pt"/>
    </style:style>
    <style:style style:name="T140" style:family="text">
      <style:text-properties fo:font-size="12pt" officeooo:rsid="007173ec" style:font-size-asian="12pt" style:font-size-complex="12pt"/>
    </style:style>
    <style:style style:name="T141" style:family="text">
      <style:text-properties fo:font-size="12pt" fo:font-style="normal" style:font-size-asian="12pt" style:font-style-asian="normal" style:font-size-complex="12pt" style:font-style-complex="normal"/>
    </style:style>
    <style:style style:name="T142" style:family="text">
      <style:text-properties fo:font-size="12pt" fo:font-style="normal" officeooo:rsid="0039ef38" style:font-size-asian="12pt" style:font-style-asian="normal" style:font-size-complex="12pt" style:font-style-complex="normal"/>
    </style:style>
    <style:style style:name="T143" style:family="text">
      <style:text-properties fo:font-size="12pt" fo:font-style="normal" officeooo:rsid="002452f0" style:font-size-asian="12pt" style:font-style-asian="normal" style:font-size-complex="12pt" style:font-style-complex="normal"/>
    </style:style>
    <style:style style:name="T144" style:family="text">
      <style:text-properties fo:font-size="16pt" style:font-size-asian="16pt" style:font-size-complex="16pt"/>
    </style:style>
    <style:style style:name="T145" style:family="text">
      <style:text-properties fo:font-size="16pt" officeooo:rsid="004f6c26" style:font-size-asian="16pt" style:font-size-complex="16pt"/>
    </style:style>
    <style:style style:name="T146" style:family="text">
      <style:text-properties fo:font-size="16pt" officeooo:rsid="00e908d2" style:font-size-asian="16pt" style:font-size-complex="16pt"/>
    </style:style>
    <style:style style:name="T147" style:family="text">
      <style:text-properties fo:font-style="italic" style:font-style-asian="italic"/>
    </style:style>
    <style:style style:name="T148" style:family="text">
      <style:text-properties fo:font-style="italic" style:font-style-asian="italic" style:font-style-complex="italic"/>
    </style:style>
    <style:style style:name="T149" style:family="text">
      <style:text-properties officeooo:rsid="00345ef2"/>
    </style:style>
    <style:style style:name="T150" style:family="text">
      <style:text-properties style:text-position="super 58%"/>
    </style:style>
    <style:style style:name="T151" style:family="text">
      <style:text-properties style:text-position="super 58%" fo:font-size="12pt" officeooo:rsid="003a614e" style:font-size-asian="12pt" style:font-size-complex="12pt"/>
    </style:style>
    <style:style style:name="T152" style:family="text">
      <style:text-properties style:text-position="super 58%" officeooo:rsid="00ec05c9"/>
    </style:style>
    <style:style style:name="T153" style:family="text">
      <style:text-properties style:text-position="sub 58%"/>
    </style:style>
    <style:style style:name="T154" style:family="text">
      <style:text-properties style:text-position="sub 58%" fo:font-size="12pt" officeooo:rsid="003a614e" style:font-size-asian="12pt" style:font-size-complex="12pt"/>
    </style:style>
    <style:style style:name="T155" style:family="text">
      <style:text-properties style:text-position="sub 58%" style:font-name="Liberation Sans" fo:font-size="12pt" style:font-size-asian="12pt" style:font-size-complex="12pt"/>
    </style:style>
    <style:style style:name="T156" style:family="text">
      <style:text-properties style:text-position="sub 58%" style:font-name="Liberation Sans" officeooo:rsid="00659d26"/>
    </style:style>
    <style:style style:name="T157" style:family="text">
      <style:text-properties style:text-position="sub 58%" officeooo:rsid="00ea00a4"/>
    </style:style>
    <style:style style:name="T158" style:family="text">
      <style:text-properties style:text-position="sub 58%" officeooo:rsid="00ead24e"/>
    </style:style>
    <style:style style:name="T159" style:family="text">
      <style:text-properties style:text-position="sub 58%" officeooo:rsid="00ed3f47"/>
    </style:style>
    <style:style style:name="T160" style:family="text">
      <style:text-properties fo:color="#c9211e" style:text-position="0% 100%" fo:font-size="12pt" officeooo:rsid="0026ccc3" style:font-size-asian="12pt" style:font-size-complex="12pt"/>
    </style:style>
    <style:style style:name="T161" style:family="text">
      <style:text-properties fo:color="#c9211e" style:text-position="0% 100%" fo:font-size="12pt" officeooo:rsid="002d57cb" style:font-size-asian="12pt" style:font-size-complex="12pt"/>
    </style:style>
    <style:style style:name="T162" style:family="text">
      <style:text-properties fo:color="#c9211e" style:text-position="0% 100%" fo:font-size="12pt" officeooo:rsid="002c7a84" style:font-size-asian="12pt" style:font-size-complex="12pt"/>
    </style:style>
    <style:style style:name="T163" style:family="text">
      <style:text-properties fo:color="#c9211e" style:text-position="0% 100%" style:font-name="Liberation Sans" fo:font-size="12pt" officeooo:rsid="0053c8dd" style:font-size-asian="12pt" style:font-size-complex="12pt"/>
    </style:style>
    <style:style style:name="T164" style:family="text">
      <style:text-properties fo:color="#c9211e" style:text-position="0% 100%" style:font-name="Liberation Sans" fo:font-size="12pt" officeooo:rsid="007c5a37" style:font-size-asian="12pt" style:font-size-complex="12pt"/>
    </style:style>
    <style:style style:name="T165" style:family="text">
      <style:text-properties fo:color="#c9211e" style:text-position="0% 100%" style:font-name="Liberation Sans" fo:font-size="12pt" officeooo:rsid="003fa040" style:font-size-asian="12pt" style:font-size-complex="12pt"/>
    </style:style>
    <style:style style:name="T166" style:family="text">
      <style:text-properties fo:color="#c9211e" style:text-position="0% 100%" style:font-name="Liberation Sans" fo:font-size="12pt" officeooo:rsid="007326dd" fo:background-color="transparent" loext:char-shading-value="0" style:font-size-asian="12pt" style:font-size-complex="12pt"/>
    </style:style>
    <style:style style:name="T167" style:family="text">
      <style:text-properties fo:color="#c9211e" style:font-name="Liberation Sans" fo:font-size="12pt" style:font-size-asian="12pt" style:font-size-complex="12pt"/>
    </style:style>
    <style:style style:name="T168" style:family="text">
      <style:text-properties fo:color="#c9211e" style:font-name="Liberation Sans" fo:font-size="12pt" officeooo:rsid="0046ec99" style:font-size-asian="12pt" style:font-size-complex="12pt"/>
    </style:style>
    <style:style style:name="T169" style:family="text">
      <style:text-properties style:font-name="Liberation Sans"/>
    </style:style>
    <style:style style:name="T170" style:family="text">
      <style:text-properties style:font-name="Liberation Sans" fo:font-size="12pt" style:font-size-asian="12pt" style:font-size-complex="12pt"/>
    </style:style>
    <style:style style:name="T171" style:family="text">
      <style:text-properties style:font-name="Liberation Sans" fo:font-size="12pt" officeooo:rsid="004507d0" style:font-size-asian="12pt" style:font-size-complex="12pt"/>
    </style:style>
    <style:style style:name="T172" style:family="text">
      <style:text-properties style:font-name="Liberation Sans" fo:font-size="12pt" officeooo:rsid="0046ec99" style:font-size-asian="12pt" style:font-size-complex="12pt"/>
    </style:style>
    <style:style style:name="T173" style:family="text">
      <style:text-properties style:font-name="Liberation Sans" fo:font-size="12pt" officeooo:rsid="004a0432" style:font-size-asian="12pt" style:font-size-complex="12pt"/>
    </style:style>
    <style:style style:name="T174" style:family="text">
      <style:text-properties style:font-name="Liberation Sans" officeooo:rsid="001e69dd"/>
    </style:style>
    <style:style style:name="T175" style:family="text">
      <style:text-properties style:font-name="Liberation Sans" officeooo:rsid="00609b11"/>
    </style:style>
    <style:style style:name="T176" style:family="text">
      <style:text-properties style:font-name="Liberation Sans" officeooo:rsid="00620526"/>
    </style:style>
    <style:style style:name="T177" style:family="text">
      <style:text-properties style:font-name="Liberation Sans" officeooo:rsid="00630f13"/>
    </style:style>
    <style:style style:name="T178" style:family="text">
      <style:text-properties style:font-name="Liberation Sans" officeooo:rsid="006485ef"/>
    </style:style>
    <style:style style:name="T179" style:family="text">
      <style:text-properties style:font-name="Liberation Sans" officeooo:rsid="00659d26"/>
    </style:style>
    <style:style style:name="T180" style:family="text">
      <style:text-properties style:font-name="Liberation Sans" officeooo:rsid="0066fa8e"/>
    </style:style>
    <style:style style:name="T181" style:family="text">
      <style:text-properties style:font-name="Liberation Sans" officeooo:rsid="0066ff54"/>
    </style:style>
    <style:style style:name="T182" style:family="text">
      <style:text-properties style:font-name="Liberation Sans" officeooo:rsid="00c1d67b"/>
    </style:style>
    <style:style style:name="T183" style:family="text">
      <style:text-properties officeooo:rsid="0048c114"/>
    </style:style>
    <style:style style:name="T184" style:family="text">
      <style:text-properties officeooo:rsid="004b3efe"/>
    </style:style>
    <style:style style:name="T185" style:family="text">
      <style:text-properties fo:color="#00a933" style:text-position="0% 100%" officeooo:rsid="004d7de5"/>
    </style:style>
    <style:style style:name="T186" style:family="text">
      <style:text-properties officeooo:rsid="004d83a6"/>
    </style:style>
    <style:style style:name="T187" style:family="text">
      <style:text-properties officeooo:rsid="004e3186"/>
    </style:style>
    <style:style style:name="T188" style:family="text">
      <style:text-properties fo:color="#ff0000" style:text-line-through-style="solid" style:text-line-through-type="single"/>
    </style:style>
    <style:style style:name="T189" style:family="text">
      <style:text-properties fo:color="#ff0000" style:text-line-through-style="solid" style:text-line-through-type="single" officeooo:rsid="0048c114"/>
    </style:style>
    <style:style style:name="T190" style:family="text">
      <style:text-properties fo:color="#ff0000" style:text-line-through-style="none" style:text-line-through-type="none" officeooo:rsid="004e3186"/>
    </style:style>
    <style:style style:name="T191" style:family="text">
      <style:text-properties fo:color="#ff0000" style:text-line-through-style="none" style:text-line-through-type="none" officeooo:rsid="007326dd"/>
    </style:style>
    <style:style style:name="T192" style:family="text">
      <style:text-properties fo:color="#ff0000" style:text-position="0% 100%" style:font-name="Liberation Sans" fo:font-size="12pt" fo:background-color="transparent" loext:char-shading-value="0" style:font-size-asian="12pt" style:font-size-complex="12pt"/>
    </style:style>
    <style:style style:name="T193" style:family="text">
      <style:text-properties fo:color="#ff0000" style:text-position="0% 100%" style:font-name="Liberation Sans" fo:font-size="12pt" officeooo:rsid="005d1c47" fo:background-color="transparent" loext:char-shading-value="0" style:font-size-asian="12pt" style:font-size-complex="12pt"/>
    </style:style>
    <style:style style:name="T194" style:family="text">
      <style:text-properties fo:color="#ff0000" style:text-position="0% 100%" style:font-name="Liberation Sans" fo:font-size="12pt" officeooo:rsid="0056594d" fo:background-color="transparent" loext:char-shading-value="0" style:font-size-asian="12pt" style:font-size-complex="12pt"/>
    </style:style>
    <style:style style:name="T195" style:family="text">
      <style:text-properties fo:color="#ff0000" style:text-position="0% 100%" style:font-name="Liberation Sans" fo:font-size="12pt" officeooo:rsid="006bfdf0" fo:background-color="transparent" loext:char-shading-value="0" style:font-size-asian="12pt" style:font-size-complex="12pt"/>
    </style:style>
    <style:style style:name="T196" style:family="text">
      <style:text-properties fo:color="#ff0000" style:text-position="0% 100%" style:font-name="Liberation Sans" fo:font-size="12pt" officeooo:rsid="005d1c47" style:font-size-asian="12pt" style:font-size-complex="12pt"/>
    </style:style>
    <style:style style:name="T197" style:family="text">
      <style:text-properties fo:color="#ff0000" style:text-position="0% 100%" style:font-name="Liberation Sans" fo:font-size="12pt" officeooo:rsid="007e2ed0" style:font-size-asian="12pt" style:font-size-complex="12pt"/>
    </style:style>
    <style:style style:name="T198"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199"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200"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201" style:family="text">
      <style:text-properties fo:color="#ff0000" style:text-position="0% 100%" fo:font-size="12pt" officeooo:rsid="0026ccc3" style:font-size-asian="12pt" style:font-size-complex="12pt"/>
    </style:style>
    <style:style style:name="T202" style:family="text">
      <style:text-properties officeooo:rsid="0053c8dd"/>
    </style:style>
    <style:style style:name="T203" style:family="text">
      <style:text-properties officeooo:rsid="0056a315"/>
    </style:style>
    <style:style style:name="T204" style:family="text">
      <style:text-properties officeooo:rsid="00585554"/>
    </style:style>
    <style:style style:name="T205" style:family="text">
      <style:text-properties officeooo:rsid="00609b11"/>
    </style:style>
    <style:style style:name="T206" style:family="text">
      <style:text-properties officeooo:rsid="004d7de5"/>
    </style:style>
    <style:style style:name="T207" style:family="text">
      <style:text-properties officeooo:rsid="007c5a37"/>
    </style:style>
    <style:style style:name="T208" style:family="text">
      <style:text-properties officeooo:rsid="0051ef59"/>
    </style:style>
    <style:style style:name="T209" style:family="text">
      <style:text-properties fo:font-weight="bold" style:font-weight-asian="bold" style:font-weight-complex="bold"/>
    </style:style>
    <style:style style:name="T210" style:family="text">
      <style:text-properties fo:font-weight="bold" officeooo:rsid="008c9f85" style:font-weight-asian="bold" style:font-weight-complex="bold"/>
    </style:style>
    <style:style style:name="T211" style:family="text">
      <style:text-properties fo:font-variant="normal" fo:text-transform="none" fo:color="#202124" fo:letter-spacing="normal" fo:font-style="normal" fo:font-weight="normal" officeooo:rsid="009c101f"/>
    </style:style>
    <style:style style:name="T212" style:family="text">
      <style:text-properties fo:font-variant="normal" fo:text-transform="none" fo:color="#202124" fo:letter-spacing="normal" fo:font-style="normal" fo:font-weight="normal" officeooo:rsid="009f4af0"/>
    </style:style>
    <style:style style:name="T213" style:family="text">
      <style:text-properties fo:font-variant="normal" fo:text-transform="none" fo:color="#202124" fo:letter-spacing="normal" fo:font-style="normal" fo:font-weight="normal" officeooo:rsid="009ca031"/>
    </style:style>
    <style:style style:name="T214" style:family="text">
      <style:text-properties fo:font-variant="normal" fo:text-transform="none" fo:color="#202124" fo:letter-spacing="normal" fo:font-style="normal" fo:font-weight="normal" style:font-style-asian="normal" style:font-style-complex="normal"/>
    </style:style>
    <style:style style:name="T215" style:family="text">
      <style:text-properties fo:font-variant="normal" fo:text-transform="none" fo:color="#202124" fo:letter-spacing="normal" fo:font-style="normal" fo:font-weight="normal" officeooo:rsid="009ca031" style:font-style-asian="normal" style:font-style-complex="normal"/>
    </style:style>
    <style:style style:name="T216" style:family="text">
      <style:text-properties fo:font-variant="normal" fo:text-transform="none" fo:color="#202124" fo:letter-spacing="normal" fo:font-style="normal" fo:font-weight="normal" officeooo:rsid="0018821b" style:font-style-asian="normal" style:font-style-complex="normal"/>
    </style:style>
    <style:style style:name="T217" style:family="text">
      <style:text-properties fo:font-variant="normal" fo:text-transform="none" fo:color="#202124" fo:letter-spacing="normal" fo:font-style="normal" fo:font-weight="normal" officeooo:rsid="00a110f9" style:font-style-asian="normal" style:font-style-complex="normal"/>
    </style:style>
    <style:style style:name="T218" style:family="text">
      <style:text-properties fo:font-variant="normal" fo:text-transform="none" fo:color="#202124" fo:letter-spacing="normal" fo:font-style="normal" fo:font-weight="normal" officeooo:rsid="009e0e27" style:font-style-asian="normal" style:font-style-complex="normal"/>
    </style:style>
    <style:style style:name="T219" style:family="text">
      <style:text-properties fo:font-variant="normal" fo:text-transform="none" fo:color="#202124" fo:letter-spacing="normal" fo:font-style="normal" fo:font-weight="normal" officeooo:rsid="009f4af0" style:font-style-asian="normal" style:font-style-complex="normal"/>
    </style:style>
    <style:style style:name="T220" style:family="text">
      <style:text-properties fo:font-variant="normal" fo:text-transform="none" fo:color="#202124" fo:letter-spacing="normal" fo:font-style="normal" fo:font-weight="normal" officeooo:rsid="00a201c8" style:font-style-asian="normal" style:font-style-complex="normal"/>
    </style:style>
    <style:style style:name="T221" style:family="text">
      <style:text-properties fo:font-variant="normal" fo:text-transform="none" fo:color="#202124" fo:letter-spacing="normal" fo:font-style="normal" fo:font-weight="normal" officeooo:rsid="00a2c646" style:font-style-asian="normal" style:font-style-complex="normal"/>
    </style:style>
    <style:style style:name="T222" style:family="text">
      <style:text-properties fo:font-variant="normal" fo:text-transform="none" fo:color="#202124" fo:letter-spacing="normal" fo:font-style="normal" fo:font-weight="normal" officeooo:rsid="00a3e33d" style:font-style-asian="normal" style:font-style-complex="normal"/>
    </style:style>
    <style:style style:name="T223" style:family="text">
      <style:text-properties fo:font-variant="normal" fo:text-transform="none" fo:color="#202124" fo:letter-spacing="normal" fo:font-style="normal" fo:font-weight="normal" officeooo:rsid="00a84e3a" style:font-style-asian="normal" style:font-style-complex="normal"/>
    </style:style>
    <style:style style:name="T224" style:family="text">
      <style:text-properties fo:font-variant="normal" fo:text-transform="none" fo:color="#202124" fo:letter-spacing="normal" fo:font-style="normal" fo:font-weight="normal" officeooo:rsid="00a52c72" style:font-style-asian="normal" style:font-style-complex="normal"/>
    </style:style>
    <style:style style:name="T225" style:family="text">
      <style:text-properties fo:font-variant="normal" fo:text-transform="none" fo:color="#202124" fo:letter-spacing="normal" fo:font-style="normal" fo:font-weight="normal" officeooo:rsid="00a5a042" style:font-style-asian="normal" style:font-style-complex="normal"/>
    </style:style>
    <style:style style:name="T226" style:family="text">
      <style:text-properties fo:font-variant="normal" fo:text-transform="none" fo:color="#202124" fo:letter-spacing="normal" fo:font-style="normal" fo:font-weight="normal" officeooo:rsid="00a755b8" style:font-style-asian="normal" style:font-style-complex="normal"/>
    </style:style>
    <style:style style:name="T227" style:family="text">
      <style:text-properties fo:font-variant="normal" fo:text-transform="none" fo:color="#202124" fo:letter-spacing="normal" fo:font-style="normal" fo:font-weight="normal" officeooo:rsid="00aae359" style:font-style-asian="normal" style:font-style-complex="normal"/>
    </style:style>
    <style:style style:name="T228" style:family="text">
      <style:text-properties fo:font-variant="normal" fo:text-transform="none" fo:color="#202124" fo:letter-spacing="normal" fo:font-style="normal" fo:font-weight="normal" officeooo:rsid="00b99581" style:font-style-asian="normal" style:font-style-complex="normal"/>
    </style:style>
    <style:style style:name="T229" style:family="text">
      <style:text-properties fo:font-variant="normal" fo:text-transform="none" fo:color="#202124" fo:letter-spacing="normal" fo:font-style="normal" fo:font-weight="normal" officeooo:rsid="00b8f044"/>
    </style:style>
    <style:style style:name="T230" style:family="text">
      <style:text-properties fo:font-variant="normal" fo:text-transform="none" fo:color="#202124" fo:letter-spacing="normal" fo:font-style="normal" fo:font-weight="normal" officeooo:rsid="00b924c2"/>
    </style:style>
    <style:style style:name="T231" style:family="text">
      <style:text-properties fo:font-variant="normal" fo:text-transform="none" fo:color="#202124" style:text-position="0% 100%" fo:letter-spacing="normal" fo:font-style="normal" fo:font-weight="normal" officeooo:rsid="009c101f"/>
    </style:style>
    <style:style style:name="T232" style:family="text">
      <style:text-properties fo:font-variant="normal" fo:text-transform="none" fo:color="#202124" style:text-position="0% 100%" fo:letter-spacing="normal" fo:font-style="normal" fo:font-weight="normal" officeooo:rsid="009ca031"/>
    </style:style>
    <style:style style:name="T233" style:family="text">
      <style:text-properties fo:font-variant="normal" fo:text-transform="none" fo:color="#202124" style:text-position="0% 100%" fo:letter-spacing="normal" fo:font-style="normal" fo:font-weight="normal" officeooo:rsid="00b924c2"/>
    </style:style>
    <style:style style:name="T234" style:family="text">
      <style:text-properties fo:font-variant="normal" fo:text-transform="none" fo:color="#202124" style:text-position="0% 100%" fo:letter-spacing="normal" fo:font-style="normal" fo:font-weight="normal" style:font-style-asian="normal" style:font-style-complex="normal"/>
    </style:style>
    <style:style style:name="T235"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36"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37"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38"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39"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40"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41" style:family="text">
      <style:text-properties fo:font-variant="normal" fo:text-transform="none" fo:color="#00a933" fo:letter-spacing="normal" fo:font-style="normal" fo:font-weight="normal" officeooo:rsid="00a827dd" style:font-style-asian="normal" style:font-style-complex="normal"/>
    </style:style>
    <style:style style:name="T242" style:family="text">
      <style:text-properties fo:font-variant="normal" fo:text-transform="none" fo:color="#000000" fo:letter-spacing="normal" fo:font-style="normal" fo:font-weight="normal" style:font-style-asian="normal" style:font-style-complex="normal"/>
    </style:style>
    <style:style style:name="T243" style:family="text">
      <style:text-properties fo:font-variant="normal" fo:text-transform="none" fo:color="#000000" fo:letter-spacing="normal" fo:font-style="normal" fo:font-weight="normal" officeooo:rsid="00a827dd" style:font-style-asian="normal" style:font-style-complex="normal"/>
    </style:style>
    <style:style style:name="T244" style:family="text">
      <style:text-properties fo:font-variant="normal" fo:text-transform="none" fo:color="#000000" fo:letter-spacing="normal" fo:font-style="normal" fo:font-weight="normal" officeooo:rsid="00bb3b8d" style:font-style-asian="normal" style:font-style-complex="normal"/>
    </style:style>
    <style:style style:name="T245" style:family="text">
      <style:text-properties fo:font-variant="normal" fo:text-transform="none" fo:color="#000000" style:text-position="0% 100%" fo:letter-spacing="normal" fo:font-style="normal" fo:font-weight="normal" style:font-style-asian="normal" style:font-style-complex="normal"/>
    </style:style>
    <style:style style:name="T246"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247" style:family="text">
      <style:text-properties fo:font-variant="normal" fo:text-transform="none" fo:letter-spacing="normal" fo:font-style="normal" fo:font-weight="normal" style:font-style-asian="normal" style:font-style-complex="normal"/>
    </style:style>
    <style:style style:name="T248" style:family="text">
      <style:text-properties fo:font-variant="normal" fo:text-transform="none" fo:letter-spacing="normal" fo:font-style="normal" fo:font-weight="normal" officeooo:rsid="00a827dd" style:font-style-asian="normal" style:font-style-complex="normal"/>
    </style:style>
    <style:style style:name="T249" style:family="text">
      <style:text-properties fo:font-variant="normal" fo:text-transform="none" fo:letter-spacing="normal" fo:font-style="normal" fo:font-weight="normal" officeooo:rsid="00ab7725" style:font-style-asian="normal" style:font-style-complex="normal"/>
    </style:style>
    <style:style style:name="T250" style:family="text">
      <style:text-properties fo:font-variant="normal" fo:text-transform="none" fo:letter-spacing="normal" fo:font-style="normal" fo:font-weight="normal" officeooo:rsid="00abeca7" style:font-style-asian="normal" style:font-style-complex="normal"/>
    </style:style>
    <style:style style:name="T251" style:family="text">
      <style:text-properties fo:font-variant="normal" fo:text-transform="none" fo:letter-spacing="normal" fo:font-style="normal" fo:font-weight="normal" officeooo:rsid="00ad17a9" style:font-style-asian="normal" style:font-style-complex="normal"/>
    </style:style>
    <style:style style:name="T252" style:family="text">
      <style:text-properties fo:font-variant="normal" fo:text-transform="none" fo:letter-spacing="normal" fo:font-style="normal" fo:font-weight="normal" officeooo:rsid="00aeee87" style:font-style-asian="normal" style:font-style-complex="normal"/>
    </style:style>
    <style:style style:name="T253" style:family="text">
      <style:text-properties fo:font-variant="normal" fo:text-transform="none" fo:letter-spacing="normal" fo:font-style="normal" fo:font-weight="normal" officeooo:rsid="00b819f7" style:font-style-asian="normal" style:font-style-complex="normal"/>
    </style:style>
    <style:style style:name="T254" style:family="text">
      <style:text-properties fo:font-variant="normal" fo:text-transform="none" fo:letter-spacing="normal" fo:font-style="normal" fo:font-weight="normal" officeooo:rsid="00bb3b8d" style:font-style-asian="normal" style:font-style-complex="normal"/>
    </style:style>
    <style:style style:name="T255"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256"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257" style:family="text">
      <style:text-properties fo:font-variant="normal" fo:text-transform="none" style:text-position="0% 100%" fo:letter-spacing="normal" fo:font-style="normal" fo:font-weight="normal" officeooo:rsid="00bb3b8d" style:font-style-asian="normal" style:font-style-complex="normal"/>
    </style:style>
    <style:style style:name="T258" style:family="text">
      <style:text-properties fo:font-variant="normal" fo:text-transform="none" style:text-position="0% 100%" fo:letter-spacing="normal" fo:font-style="normal" fo:font-weight="normal" officeooo:rsid="00ab7725" style:font-style-asian="normal" style:font-style-complex="normal"/>
    </style:style>
    <style:style style:name="T259" style:family="text">
      <style:text-properties fo:font-variant="normal" fo:text-transform="none" style:text-position="0% 100%" fo:letter-spacing="normal" fo:font-style="normal" fo:font-weight="normal" officeooo:rsid="00ad17a9" style:font-style-asian="normal" style:font-style-complex="normal"/>
    </style:style>
    <style:style style:name="T260" style:family="text">
      <style:text-properties fo:font-variant="normal" fo:text-transform="none" style:text-position="0% 100%" fo:letter-spacing="normal" fo:font-style="normal" fo:font-weight="normal" officeooo:rsid="00abeca7" style:font-style-asian="normal" style:font-style-complex="normal"/>
    </style:style>
    <style:style style:name="T261" style:family="text">
      <style:text-properties fo:font-variant="normal" fo:text-transform="none" style:text-position="0% 100%" style:font-name="Liberation Sans" fo:font-size="12pt" fo:letter-spacing="normal" fo:font-style="normal" fo:font-weight="normal" officeooo:rsid="00db0c2c" style:font-size-asian="12pt" style:font-size-complex="12pt"/>
    </style:style>
    <style:style style:name="T262" style:family="text">
      <style:text-properties fo:font-variant="normal" fo:text-transform="none" fo:color="#1c1d1e" style:font-name="Liberation Sans" fo:font-size="12pt" fo:letter-spacing="normal" fo:font-style="normal" fo:font-weight="normal"/>
    </style:style>
    <style:style style:name="T263" style:family="text">
      <style:text-properties fo:font-variant="normal" fo:text-transform="none" fo:color="#1c1d1e" style:font-name="Liberation Sans" fo:font-size="12pt" fo:letter-spacing="normal" fo:font-style="normal" fo:font-weight="normal" officeooo:rsid="00d4a92f"/>
    </style:style>
    <style:style style:name="T264" style:family="text">
      <style:text-properties fo:font-variant="normal" fo:text-transform="none" fo:color="#1c1d1e" style:font-name="Liberation Sans" fo:font-size="12pt" fo:letter-spacing="normal" fo:font-style="normal" fo:font-weight="normal" officeooo:rsid="00d64f07"/>
    </style:style>
    <style:style style:name="T265" style:family="text">
      <style:text-properties fo:font-variant="normal" fo:text-transform="none" fo:color="#1c1d1e" style:font-name="Liberation Sans" fo:font-size="12pt" fo:letter-spacing="normal" fo:font-style="normal" fo:font-weight="normal" officeooo:rsid="00d73c96"/>
    </style:style>
    <style:style style:name="T266" style:family="text">
      <style:text-properties fo:font-variant="normal" fo:text-transform="none" fo:color="#1c1d1e" style:font-name="Liberation Sans" fo:font-size="12pt" fo:letter-spacing="normal" fo:font-style="normal" fo:font-weight="normal" officeooo:rsid="00d7b436"/>
    </style:style>
    <style:style style:name="T267" style:family="text">
      <style:text-properties fo:font-variant="normal" fo:text-transform="none" fo:color="#1c1d1e" style:font-name="Liberation Sans" fo:font-size="12pt" fo:letter-spacing="normal" fo:font-style="normal" fo:font-weight="normal" officeooo:rsid="00d98e95"/>
    </style:style>
    <style:style style:name="T268" style:family="text">
      <style:text-properties fo:font-variant="normal" fo:text-transform="none" fo:color="#1c1d1e" style:text-position="0% 100%" style:font-name="Liberation Sans" fo:font-size="12pt" fo:letter-spacing="normal" fo:font-style="normal" fo:font-weight="normal" officeooo:rsid="00d73c96"/>
    </style:style>
    <style:style style:name="T269" style:family="text">
      <style:text-properties fo:font-variant="normal" fo:text-transform="none" fo:color="#1c1d1e" style:text-position="0% 100%" style:font-name="Liberation Sans" fo:font-size="12pt" fo:letter-spacing="normal" fo:font-style="normal" fo:font-weight="normal" officeooo:rsid="00d7b436"/>
    </style:style>
    <style:style style:name="T270" style:family="text">
      <style:text-properties officeooo:rsid="008c9f85"/>
    </style:style>
    <style:style style:name="T271" style:family="text">
      <style:text-properties officeooo:rsid="009701b5"/>
    </style:style>
    <style:style style:name="T272" style:family="text">
      <style:text-properties officeooo:rsid="009900f2"/>
    </style:style>
    <style:style style:name="T273" style:family="text">
      <style:text-properties officeooo:rsid="0099cef3"/>
    </style:style>
    <style:style style:name="T274" style:family="text">
      <style:text-properties officeooo:rsid="009b7846"/>
    </style:style>
    <style:style style:name="T275" style:family="text">
      <style:text-properties officeooo:rsid="00b3fa17"/>
    </style:style>
    <style:style style:name="T276" style:family="text">
      <style:text-properties officeooo:rsid="00b69b5b"/>
    </style:style>
    <style:style style:name="T277" style:family="text">
      <style:text-properties officeooo:rsid="00b819f7"/>
    </style:style>
    <style:style style:name="T278" style:family="text">
      <style:text-properties officeooo:rsid="00c4b49a"/>
    </style:style>
    <style:style style:name="T279" style:family="text">
      <style:text-properties officeooo:rsid="00c5ef15"/>
    </style:style>
    <style:style style:name="T280" style:family="text">
      <style:text-properties officeooo:rsid="00c78fb8"/>
    </style:style>
    <style:style style:name="T281" style:family="text">
      <style:text-properties officeooo:rsid="00c7a3c5"/>
    </style:style>
    <style:style style:name="T282" style:family="text">
      <style:text-properties officeooo:rsid="00c8f892"/>
    </style:style>
    <style:style style:name="T283" style:family="text">
      <style:text-properties officeooo:rsid="00c9b93b"/>
    </style:style>
    <style:style style:name="T284" style:family="text">
      <style:text-properties officeooo:rsid="00caa005"/>
    </style:style>
    <style:style style:name="T285" style:family="text">
      <style:text-properties officeooo:rsid="00cc46c9"/>
    </style:style>
    <style:style style:name="T286" style:family="text">
      <style:text-properties officeooo:rsid="00ce9d9c"/>
    </style:style>
    <style:style style:name="T287" style:family="text">
      <style:text-properties officeooo:rsid="00d06840"/>
    </style:style>
    <style:style style:name="T288" style:family="text">
      <style:text-properties officeooo:rsid="00d1c820"/>
    </style:style>
    <style:style style:name="T289" style:family="text">
      <style:text-properties officeooo:rsid="00d3701e"/>
    </style:style>
    <style:style style:name="T290" style:family="text">
      <style:text-properties officeooo:rsid="00d404a6"/>
    </style:style>
    <style:style style:name="T291" style:family="text">
      <style:text-properties officeooo:rsid="00d417cb"/>
    </style:style>
    <style:style style:name="T292" style:family="text">
      <style:text-properties officeooo:rsid="00d4a92f"/>
    </style:style>
    <style:style style:name="T293" style:family="text">
      <style:text-properties officeooo:rsid="00d64f07"/>
    </style:style>
    <style:style style:name="T294" style:family="text">
      <style:text-properties officeooo:rsid="00d886da"/>
    </style:style>
    <style:style style:name="T295" style:family="text">
      <style:text-properties officeooo:rsid="00d9c420"/>
    </style:style>
    <style:style style:name="T296" style:family="text">
      <style:text-properties officeooo:rsid="00dc4474"/>
    </style:style>
    <style:style style:name="T297" style:family="text">
      <style:text-properties officeooo:rsid="00dc942e"/>
    </style:style>
    <style:style style:name="T298" style:family="text">
      <style:text-properties fo:font-size="36pt" style:font-size-asian="36pt" style:font-size-complex="36pt"/>
    </style:style>
    <style:style style:name="T299" style:family="text">
      <style:text-properties officeooo:rsid="00e3dbda"/>
    </style:style>
    <style:style style:name="T300" style:family="text">
      <style:text-properties officeooo:rsid="00e5a3ae"/>
    </style:style>
    <style:style style:name="T301" style:family="text">
      <style:text-properties officeooo:rsid="00e7500b"/>
    </style:style>
    <style:style style:name="T302" style:family="text">
      <style:text-properties officeooo:rsid="00e88f60"/>
    </style:style>
    <style:style style:name="T303" style:family="text">
      <style:text-properties officeooo:rsid="00e908d2"/>
    </style:style>
    <style:style style:name="T304" style:family="text">
      <style:text-properties officeooo:rsid="00ea00a4"/>
    </style:style>
    <style:style style:name="T305" style:family="text">
      <style:text-properties officeooo:rsid="00ead24e"/>
    </style:style>
    <style:style style:name="T306" style:family="text">
      <style:text-properties officeooo:rsid="0074ce22"/>
    </style:style>
    <style:style style:name="T307" style:family="text">
      <style:text-properties officeooo:rsid="00ec05c9"/>
    </style:style>
    <style:style style:name="T308" style:family="text">
      <style:text-properties officeooo:rsid="00ed3f47"/>
    </style:style>
    <style:style style:name="T309" style:family="text">
      <style:text-properties officeooo:rsid="00ee7ce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4818*" fo:start-indent="0cm" fo:end-indent="0.249cm"/>
          <style:column style:rel-width="4820*" fo:start-indent="0.249cm" fo:end-indent="0cm"/>
        </style:columns>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 text:display-outline-level="0" text:name="Figure"/>
      </text:sequence-decls>
      <text:h text:style-name="P53" text:outline-level="1"><draw:frame draw:style-name="fr7" draw:name="Image55" text:anchor-type="char" svg:x="0.056cm" svg:y="0.337cm" svg:width="2.849cm" svg:height="2.413cm" draw:z-index="0"><draw:image xlink:href="Pictures/1000000000000646000002470C8E6782D814ABC1.png" xlink:type="simple" xlink:show="embed" xlink:actuate="onLoad" loext:mime-type="image/png"/></draw:frame><draw:frame draw:style-name="fr6" draw:name="Image57" text:anchor-type="char" svg:x="12.044cm" svg:y="0.132cm" svg:width="4.538cm" svg:height="2.921cm" draw:z-index="1"><draw:image xlink:href="Pictures/100002010000019000000190140A53351D9B8AEE.png" xlink:type="simple" xlink:show="embed" xlink:actuate="onLoad" loext:mime-type="image/png"/></draw:frame></text:h>
      <text:p text:style-name="P17"/>
      <text:p text:style-name="P17"/>
      <text:p text:style-name="P17"/>
      <text:p text:style-name="P17"/>
      <text:p text:style-name="P17"/>
      <text:p text:style-name="P17"/>
      <text:p text:style-name="P18"><text:span text:style-name="T144">Doctoral Thesis</text:span> </text:p>
      <text:p text:style-name="P18"/>
      <text:p text:style-name="P19">Multiomics Characterization <text:span text:style-name="T149">of the Responses </text:span>to Diurnal and Seasonal Cycles in the Marine Picoeukaryote <text:span text:style-name="T148">Ostreococcus tauri</text:span> <text:s/></text:p>
      <text:p text:style-name="P18"/>
      <text:p text:style-name="P18">PhD Dissertation presented by</text:p>
      <text:p text:style-name="P18">Ana Belén Romero Losada to </text:p>
      <text:p text:style-name="P18">obtain the PhD Doctorate by the</text:p>
      <text:p text:style-name="P18"><text:soft-page-break/>University of Sevilla</text:p>
      <text:p text:style-name="P18"/>
      <text:p text:style-name="P18"/>
      <text:p text:style-name="P18"/>
      <text:p text:style-name="P18">Supervisors:</text:p>
      <text:p text:style-name="P18">Prof. Francisco José Romero-Campero<text:line-break/>Prof. Mercedes García-González </text:p>
      <text:p text:style-name="P18"/>
      <text:h text:style-name="P53" text:outline-level="1"/>
      <text:h text:style-name="P53" text:outline-level="1"><draw:frame draw:style-name="fr5" draw:name="Image42" text:anchor-type="char" svg:x="0.245cm" svg:y="0.21cm" svg:width="16.307cm" svg:height="3.937cm" draw:z-index="2"><draw:image xlink:href="Pictures/100002010000052500000141CCB6B87DC0E0D504.png" xlink:type="simple" xlink:show="embed" xlink:actuate="onLoad" loext:mime-type="image/png"/></draw:frame></text:h>
      <text:h text:style-name="P53" text:outline-level="1"/>
      <text:h text:style-name="P53" text:outline-level="1"/>
      <text:h text:style-name="P53" text:outline-level="1"/>
      <text:h text:style-name="P53" text:outline-level="1"/>
      <text:p text:style-name="Text_20_body">This work was supported by the research projects MINOTAUR (BIO2017-84066-R) and BLOOM (RTC-2017-6080-5) from the Spanish Ministry of Science and Innovation.</text:p>
      <text:p text:style-name="Text_20_body"/>
      <text:h text:style-name="P53" text:outline-level="1"><text:soft-page-break/></text:h>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7">Dedicatoria . . .</text:p>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20">word clou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h text:style-name="P53" text:outline-level="1"><text:soft-page-break/></text:h>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text:soft-page-break/></text:h>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p text:style-name="P35"/>
      <text:p text:style-name="P35"/>
      <text:p text:style-name="P35"/>
      <text:p text:style-name="P35"><text:soft-page-break/></text:p>
      <text:p text:style-name="P35">Contents</text:p>
      <text:h text:style-name="P53" text:outline-level="1"><text:soft-page-break/></text:h>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text:soft-page-break/></text:h>
      <text:h text:style-name="P53" text:outline-level="1"/>
      <text:h text:style-name="P53" text:outline-level="1"/>
      <text:h text:style-name="P53" text:outline-level="1"/>
      <text:h text:style-name="P53" text:outline-level="1"/>
      <text:h text:style-name="P53" text:outline-level="1"/>
      <text:h text:style-name="P53" text:outline-level="1"/>
      <text:p text:style-name="P17"/>
      <text:p text:style-name="P17"/>
      <text:p text:style-name="P1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h text:style-name="P55" text:outline-level="1"><text:bookmark-start text:name="__RefHeading___Toc31186_448844389"/>Abstract<text:bookmark-end text:name="__RefHeading___Toc31186_448844389"/></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p text:style-name="P21"/>
      <text:p text:style-name="P21"/>
      <text:p text:style-name="P21"/>
      <text:p text:style-name="P21"><text:soft-page-break/></text:p>
      <text:p text:style-name="P36">Abstract text</text:p>
      <text:p text:style-name="P36">Abstract text</text:p>
      <text:h text:style-name="P54" text:outline-level="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h text:style-name="P57" text:outline-level="1"><text:bookmark-start text:name="__RefHeading___Toc31188_448844389"/><text:span text:style-name="T298">Introduction</text:span><text:bookmark-end text:name="__RefHeading___Toc31188_448844389"/></text:h>
      <text:p text:style-name="P21"/>
      <text:p text:style-name="P21"/>
      <text:p text:style-name="P21"/>
      <text:p text:style-name="P21"/>
      <text:p text:style-name="P21"/>
      <text:h text:style-name="P54" text:outline-level="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97"/>
      <text:p text:style-name="P117"><text:soft-page-break/><text:span text:style-name="T270">1. </text:span><text:span text:style-name="T209">Cronobiologia</text:span>:</text:p>
      <text:p text:style-name="P118"><text:span text:style-name="T270">2. </text:span><text:span text:style-name="T210">Ostreococcus tauri:</text:span></text:p>
      <text:p text:style-name="P118"><text:span text:style-name="T210"><text:s/></text:span></text:p>
      <text:p text:style-name="P120"><text:span text:style-name="T271">The green linage (Viridiplantae), comprenhends </text:span><text:span text:style-name="T272">two</text:span><text:span text:style-name="T271"> of the most important groups of oxygen photosynthetic eukaryotes: green algae and their descendants terrestrial plants. </text:span><text:span text:style-name="T274">Nowadays</text:span><text:span text:style-name="T273">, the development of high-throughput sequencing</text:span><text:span text:style-name="T271"> </text:span><text:span text:style-name="T273">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YzC6BydPAL"/><text:span text:style-name="T21">(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YzC6BydPAL"/><text:span text:style-name="T273">⁠. Currently, an </text:span><text:span text:style-name="T271">early divergence of two discrete clades from an ancestral green </text:span><text:span text:style-name="T277">microalgae</text:span><text:span text:style-name="T271"> </text:span><text:span text:style-name="T273">is hypothesized</text:span><text:span text:style-name="T271">. </text:span><text:span text:style-name="T277">These</text:span><text:span text:style-name="T273"> two main clades </text:span><text:span text:style-name="T277">are</text:span><text:span text:style-name="T273">: </text:span><text:span text:style-name="T271">the Streptophyta, </text:span><text:span text:style-name="T273">including land plants and charophyte green algae that are their closest ancestors/older sisters; and the</text:span><text:span text:style-name="T271"> Chlorophyta, </text:span><text:span text:style-name="T273">comprising the core chlorophytes and their closest ancestors/older sisters </text:span><text:span text:style-name="T271">the </text:span><text:span text:style-name="T274">p</text:span><text:span text:style-name="T271">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C2nWYdlEaA"/><text:span text:style-name="T22">(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C2nWYdlEaA"/><text:span text:style-name="T271">⁠</text:span></text:p>
      <text:p text:style-name="P120"><draw:frame draw:style-name="fr2" draw:name="Marco1" text:anchor-type="char" svg:width="17cm" draw:z-index="4"><draw:text-box fo:min-height="11.816cm"><text:p text:style-name="Figure_20__28_user_29_"><draw:frame draw:style-name="fr4"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equence text:ref-name="refFigure0" text:name="Figure" text:formula="ooow:Figure+1" style:num-format="1">1</text:sequence>: (<text:span text:style-name="T295">mejorar arbol y </text:span>escribir pie de foto)</text:p></draw:text-box></draw:frame></text:p>
      <text:p text:style-name="P121"><text:soft-page-break/>Previous hypotheses posited the domination of the marine waters by the so-called red lineage conformed by diatoms and dinoflagellates. While the green lineage was <text:span text:style-name="T272">thought to have less importance in marine water than in terrestrial enviro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DUakrdQjJ5"/><text:span text:style-name="T23">(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DUakrdQjJ5"/><text:span text:style-name="T272">⁠.</text:span><text:span text:style-name="T273"> </text:span><text:span text:style-name="T272">These two lineages stablished their differences a long time ago when the endosymbiotic events took place, givin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6FmR2xBhuj"/><text:span text:style-name="T23">(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6FmR2xBhuj"/><text:span text:style-name="T272">⁠.</text:span></text:p>
      <text:p text:style-name="P124"><text:span text:style-name="T211">However, in the last decade, metabarcoding studies have completed the previous hypotheses generated with microscopic and traditional molecular techniques. Theses studies have confirmed the importance of the green lineage in marine waters. </text:span><text:span text:style-name="T229">Also, t</text:span><text:span text:style-name="T212">he</text:span><text:span text:style-name="T213"> cosmopolitan distribution of </text:span><text:span text:style-name="T211">prasinophytes </text:span><text:span text:style-name="T213">has been described</text:span><text:span text:style-name="T211">, </text:span><text:span text:style-name="T213">e</text:span><text:span text:style-name="T211">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zFvKsPyFQY"/><text:span text:style-name="T211">(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zFvKsPyFQY"/><text:span text:style-name="T231">⁠</text:span><text:span text:style-name="T211">⁠. <text:s/></text:span></text:p>
      <text:p text:style-name="P124"><text:span text:style-name="T211">I</text:span><text:span text:style-name="T213">n that </text:span><text:span text:style-name="T229">taxonomic</text:span><text:span text:style-name="T213"> context is placed Ostreococcus tauri, </text:span><text:span text:style-name="T229">which is considered</text:span><text:span text:style-name="T213"> </text:span><text:span text:style-name="T212">a green mamiellale algae.</text:span><text:span text:style-name="T213"> </text:span><text:span text:style-name="T230">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3cw1v2GRGY"/><text:span text:style-name="T233">(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3cw1v2GRGY"/><text:span text:style-name="T230">⁠. As an example, d</text:span><text:span text:style-name="T213">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a2G6P0H1u7"/><text:span text:style-name="T232">(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a2G6P0H1u7"/><text:span text:style-name="T213">⁠. </text:span><text:span text:style-name="T230">Furthermore, </text:span><text:span text:style-name="T215">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Y9CeKOzhEY"/><text:span text:style-name="T235">(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Y9CeKOzhEY"/><text:span text:style-name="T215">⁠. In spite of its </text:span><text:span text:style-name="T216">ecologically </text:span><text:span text:style-name="T215">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eKh181BaAb"/><text:span text:style-name="T235">(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eKh181BaAb"/><text:span text:style-name="T217">⁠</text:span><text:span text:style-name="T215"> and presence in natural enviroments, Ostreococcus tauri is the </text:span><text:span text:style-name="T218">world’s </text:span><text:span text:style-name="T215">smallest </text:span><text:span text:style-name="T218">free-living eukaryote known to date (around 1 µm).</text:span><text:span text:style-name="T228"> </text:span><text:span text:style-name="T218">Due to its small size, Ostreococcus tauri have been “invisible” to field researchers for a long time. </text:span><text:span text:style-name="T219">I</text:span><text:span text:style-name="T218">t was first described in a bloom that took place on the french Thau Lagoon. By that time, </text:span><text:span text:style-name="T219">field </text:span><text:span text:style-name="T218">researchers described it as “undetectable” so the cells were discovered by flow cytometry. As they correctly described, it contains a nucleus, only one chloroplast and one mitochondrion, a starch granule and a very reduced or almost inexistent cytoplasmat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cd4K3orNAQ"/><text:span text:style-name="T236">(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cd4K3orNAQ"/><text:span text:style-name="T218">⁠.</text:span></text:p>
      <text:p text:style-name="P125"><text:span text:style-name="T220">Meanwhile, g</text:span><text:span text:style-name="T214">enome sequencing approaches to understand marine phytoplankton were focus on the procari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FT8QVV7kp0"/><text:span text:style-name="T234">(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FT8QVV7kp0"/><text:span text:style-name="T214">⁠. It wasn’t until 2006 when the genome of Ostreoco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BxkvrQ7wuM"/><text:span text:style-name="T234">(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BxkvrQ7wuM"/><text:span text:style-name="T214">⁠. </text:span><text:span text:style-name="T220">From that point, an increasing number of picoeukaryotes genomes were </text:span><text:soft-page-break/><text:span text:style-name="T220">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D8yEs5rfHL"/><text:span text:style-name="T237">(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D8yEs5rfHL"/><text:span text:style-name="T220">⁠. These contributions allowed the identification of unique aspects of its genome, showing that i</text:span><text:span text:style-name="T219">ts simplicity goes among its reduced cell structure. </text:span></text:p>
      <text:p text:style-name="P126"><text:span text:style-name="T221">A genome size of 12.56 Mb distributed in 20 chromosome</text:span><text:span text:style-name="T227">s</text:span><text:span text:style-name="T221">. Nothing remarkable at first sight since Saccharomyces has similar numbers. The fascinating fact comes when the number of genes of theses two organisms are compared. With a similar genome size, Saccharomyces </text:span><text:span text:style-name="T222">cerevisiae</text:span><text:span text:style-name="T221">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iSLGfPLMOw"/><text:span text:style-name="T238">(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iSLGfPLMOw"/><text:span text:style-name="T221">⁠</text:span><text:span text:style-name="T222">. This </text:span><text:span text:style-name="T221">makes Ostreococcus tauri the most gene dense free-living eukaryote </text:span><text:span text:style-name="T228">known to date</text:span><text:span text:style-name="T221">. </text:span></text:p>
      <text:p text:style-name="P126"><text:span text:style-name="T222">In addition to its </text:span><text:span text:style-name="T223">short intergenic</text:span><text:span text:style-name="T222"> sequences, Ostreococcus tauri has </text:span><text:span text:style-name="T223">reduced the size of gene families keeping only one copy of each gene or even fusioned different genes in one. These features contribute to its intense degree of genome compaction</text:span><text:span text:style-name="T222">. With the only exception of a long internal duplication on chromosome 19, hypothesized to be of recent origin due to its lack of divergence. </text:span><text:span text:style-name="T224">But there is more perplexing data from the chromosome 19 and also from chromosome 2. They contain 77% of the transposable elements of the genome, they have lower G+C content and even a different codon usage in low G+C content locis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3LPS7wViim"/><text:span text:style-name="T239">(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3LPS7wViim"/><text:span text:style-name="T224">⁠. </text:span><text:span text:style-name="T225">The first hypotheses about these chromosomes were that thay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26">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PClVNt4F5d"/><text:span text:style-name="T240">(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PClVNt4F5d"/><text:span text:style-name="T226">⁠ . </text:span></text:p>
      <text:p text:style-name="P127"><text:span text:style-name="T242">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FKiU6eItQQ"/><text:span text:style-name="T245">(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FKiU6eItQQ"/><text:span text:style-name="T242">⁠, direct observation of sex is still lacking in most unicellular eukaryotic lineages</text:span><text:bookmark text:name="MendeleyTempCursorBookmark6"/><text:span text:style-name="T242">. These type o</text:span><text:span text:style-name="T244">f</text:span><text:span text:style-name="T242"> genomic regions </text:span><text:span text:style-name="T244">so-called mating-type</text:span><text:span text:style-name="T242">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rUWuf14hJh"/><text:span text:style-name="T245">(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rUWuf14hJh"/><text:span text:style-name="T242">⁠ and, recently, in Ostreococcus tauri </text:span><text:span text:style-name="T243">which appears to encode </text:span><text:span text:style-name="T242">two highly divergent haplotypes.</text:span><text:span text:style-name="T243"> </text:span><text:span text:style-name="T242">These Mamiellales </text:span><text:span text:style-name="T244">mating-types regions</text:span><text:span text:style-name="T242">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2r1nG73sY5"/><text:span text:style-name="T245">(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2r1nG73sY5"/><text:span text:style-name="T242">⁠.</text:span><text:span text:style-name="T241"> </text:span></text:p>
      <text:p text:style-name="P122"><text:span text:style-name="T248">A</text:span><text:span text:style-name="T247">ll in all, </text:span><text:span text:style-name="T249">Ostreococcus tauri is proposed as a novel model organism due to its estructural and genomic features. In addition, inside the green lineage there is a lot of diversity and </text:span><text:soft-page-break/><text:span text:style-name="T249">actually it is difficult to find a model organism that can represent the hole lineag</text:span><text:span text:style-name="T254">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3XGIUsJ0KO"/><text:span text:style-name="T257">(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3XGIUsJ0KO"/><text:span text:style-name="T254">⁠</text:span><text:span text:style-name="T249">. However, its taxonomy classification makes Ostreococcus tauri a potenc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RkeH6j8WCd"/><text:span text:style-name="T258">(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RkeH6j8WCd"/><text:span text:style-name="T250">⁠</text:span><text:span text:style-name="T249"> and the knowledge gained using it can be easily extrapolated to a wide range of photosynthetic organisms. </text:span></text:p>
      <text:p text:style-name="P123"><text:span text:style-name="T249">Also, </text:span><text:span text:style-name="T250">studies in Systems Molecular Biology often deal with the problem that complex organisms maximize the issue to study </text:span><text:span text:style-name="T251">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CN2kXGJoSc"/><text:span text:style-name="T259">(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CN2kXGJoSc"/><text:span text:style-name="T251">⁠</text:span><text:span text:style-name="T250">. </text:span></text:p>
      <text:p text:style-name="P66">Table <text:sequence text:ref-name="refTable0" text:name="Table" text:formula="ooow:Table+1" style:num-format="1">1</text:sequence>: <text:span text:style-name="T277">Genomic features of</text:span><text:span text:style-name="T276"> different green lineage model organisms. </text:span><text:span text:style-name="T277">Their g</text:span><text:span text:style-name="T276">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9P3fl6w7Ry"/><text:span text:style-name="T20">(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9P3fl6w7Ry"/><text:span text:style-name="T276">⁠ </text:span><text:span text:style-name="T277">are </text:span><text:span text:style-name="T276">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EyIQxz5POJ"/><text:span text:style-name="T20">(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EyIQxz5POJ"/><text:span text:style-name="T276">⁠</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844187930400">
          <table:table-cell table:style-name="Tabla2.A1" office:value-type="string">
            <text:p text:style-name="P75"/>
          </table:table-cell>
          <table:table-cell table:style-name="Tabla2.B1" office:value-type="string">
            <text:p text:style-name="P76">Genome size (Mb)</text:p>
          </table:table-cell>
          <table:table-cell table:style-name="Tabla2.B1" office:value-type="string">
            <text:p text:style-name="P76">Number of protein coding genes.</text:p>
          </table:table-cell>
          <table:table-cell table:style-name="Tabla2.B1" office:value-type="string">
            <text:p text:style-name="P76">Number of transcription factors.</text:p>
          </table:table-cell>
        </table:table-row>
        <table:table-row table:style-name="Tabla2.2">
          <table:table-cell table:style-name="Tabla2.A2" office:value-type="string">
            <text:p text:style-name="P67">Arabidopsis thaliana</text:p>
          </table:table-cell>
          <table:table-cell table:style-name="Tabla2.B2" office:value-type="string">
            <text:p text:style-name="P71">135</text:p>
          </table:table-cell>
          <table:table-cell table:style-name="Tabla2.C2" office:value-type="string">
            <text:p text:style-name="P72">27474</text:p>
          </table:table-cell>
          <table:table-cell table:style-name="Tabla2.D2" office:value-type="string">
            <text:p text:style-name="P73">1779</text:p>
          </table:table-cell>
        </table:table-row>
        <table:table-row table:style-name="Tabla2.3">
          <table:table-cell table:style-name="Tabla2.A3" office:value-type="string">
            <text:p text:style-name="P67">Klebsormidium nitens</text:p>
          </table:table-cell>
          <table:table-cell table:style-name="Tabla2.B3" office:value-type="float" office:value="0">
            <text:p text:style-name="P83">117.1</text:p>
          </table:table-cell>
          <table:table-cell table:style-name="Tabla2.B3" office:value-type="float" office:value="17055">
            <text:p text:style-name="P83">17055</text:p>
          </table:table-cell>
          <table:table-cell table:style-name="Tabla2.B3" office:value-type="float" office:value="286">
            <text:p text:style-name="P81">286</text:p>
          </table:table-cell>
        </table:table-row>
        <table:table-row table:style-name="Tabla2.3">
          <table:table-cell table:style-name="Tabla2.A4" office:value-type="string">
            <text:p text:style-name="P67">Chalmydononas reinhardtii</text:p>
          </table:table-cell>
          <table:table-cell table:style-name="Tabla2.B3" office:value-type="float" office:value="110">
            <text:p text:style-name="P80">110</text:p>
          </table:table-cell>
          <table:table-cell table:style-name="Tabla2.B3" office:value-type="float" office:value="14000">
            <text:p text:style-name="P83">14<text:span text:style-name="T275">0</text:span>00</text:p>
          </table:table-cell>
          <table:table-cell table:style-name="Tabla2.B3" office:value-type="float" office:value="279">
            <text:p text:style-name="P81">279</text:p>
          </table:table-cell>
        </table:table-row>
        <table:table-row table:style-name="Tabla2.3">
          <table:table-cell table:style-name="Tabla2.A5" office:value-type="string">
            <text:p text:style-name="P68">Phaeodactylum tricornutum</text:p>
          </table:table-cell>
          <table:table-cell table:style-name="Tabla2.B5" office:value-type="string">
            <text:p text:style-name="P70">27.4</text:p>
          </table:table-cell>
          <table:table-cell table:style-name="Tabla2.C5" office:value-type="string">
            <text:p text:style-name="P72">10567</text:p>
          </table:table-cell>
          <table:table-cell table:style-name="Tabla2.D5" office:value-type="string">
            <text:p text:style-name="P74">212</text:p>
          </table:table-cell>
        </table:table-row>
        <table:table-row table:style-name="Tabla2.6">
          <table:table-cell table:style-name="Tabla2.A6" office:value-type="string">
            <text:p text:style-name="P69">Ostreococcus tauri</text:p>
          </table:table-cell>
          <table:table-cell table:style-name="Tabla2.B6" office:value-type="float" office:value="0">
            <text:p text:style-name="P82">12.56</text:p>
          </table:table-cell>
          <table:table-cell table:style-name="Tabla2.B6" office:value-type="float" office:value="6275">
            <text:p text:style-name="P83">6275</text:p>
          </table:table-cell>
          <table:table-cell table:style-name="Tabla2.B6" office:value-type="float" office:value="102">
            <text:p text:style-name="P81">102</text:p>
          </table:table-cell>
        </table:table-row>
      </table:table>
      <text:p text:style-name="P123"><text:span text:style-name="T250"/></text:p>
      <text:p text:style-name="P123"><text:span text:style-name="T250">Nevertheless, </text:span><text:span text:style-name="T249">when </text:span><text:span text:style-name="T250">Ostreococcus tauri</text:span><text:span text:style-name="T249"> is compared with another microalgae</text:span><text:span text:style-name="T250"> </text:span><text:span text:style-name="T249">that are already sequenced and had been used as model organisms, it turns clear </text:span><text:span text:style-name="T250">the simplification that </text:span><text:span text:style-name="T251">it</text:span><text:span text:style-name="T250">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VvaAREfzzg"/><text:span text:style-name="T260">(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VvaAREfzzg"/><text:span text:style-name="T250">⁠. </text:span><text:span text:style-name="T251">Ostreococcus tauri allow</text:span><text:span text:style-name="T252">ed us </text:span><text:span text:style-name="T251">to generate, analyse and interpretate massive data from the complete system with less computational and experimental cost</text:span><text:span text:style-name="T252">s</text:span><text:span text:style-name="T251">, </text:span><text:span text:style-name="T252">so an hollistic understanding of the chronobiology in this mammiellale was </text:span><text:span text:style-name="T253">finally </text:span><text:span text:style-name="T252">achieved.</text:span></text:p>
      <text:p text:style-name="P128"><text:span text:style-name="T247"/></text:p>
      <text:p text:style-name="P128"><text:span text:style-name="T247"/></text:p>
      <text:p text:style-name="P128"><text:span text:style-name="T247"/></text:p>
      <text:p text:style-name="P119"><text:soft-page-break/>3. <text:span text:style-name="T209">Biología molecular de sistemas:</text:span></text:p>
      <text:p text:style-name="P119"><text:span text:style-name="T209"/></text:p>
      <text:p text:style-name="P111"><text:span text:style-name="T278">For a scientist like me, </text:span><text:span text:style-name="T287">i</text:span><text:span text:style-name="T278">t has been a passionate quarter of a century to live. </text:span><text:span text:style-name="T279">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nFY0Qwek8Y"/><text:span text:style-name="T25">(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nFY0Qwek8Y"/><text:span text:style-name="T279">⁠ In this project an extremedly ambitious idea was pursued: to sequence the hole human genome. However, its impact in science transcends beyond that goal. Different groups cooperated all over the world, not only to sequence the comple human genome, but to develop new sequencing methods in order to make the proc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JGwpWbWLhQ"/><text:span text:style-name="T25">(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JGwpWbWLhQ"/><text:span text:style-name="T279">⁠. </text:span><text:span text:style-name="T280">During the Human Genome Project, 13 years were needed to sequence a single complete human genome and the overall costs were </text:span><text:span text:style-name="T255">2.7 billion dollars. </text:span></text:p>
      <text:p text:style-name="P111"><text:span text:style-name="T255">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256">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bN2T8Wde7r"/><text:span text:style-name="T261">(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bN2T8Wde7r"/><text:span text:style-name="T256">⁠</text:span><text:span text:style-name="T255">. </text:span><text:span text:style-name="T280">Ultimately, it changed how science was approached. </text:span></text:p>
      <text:p text:style-name="P112"><text:span text:style-name="T281">All this advances led to a masse development of </text:span><text:span text:style-name="T301">methods</text:span><text:span text:style-name="T281"> to sequence and identificate the complete transcriptome (total mRNAs transcripts). </text:span><text:span text:style-name="T283">Sequencing</text:span><text:span text:style-name="T282"> of complete transcriptome</text:span><text:span text:style-name="T283">s</text:span><text:span text:style-name="T282"> offered a massive amount of information never seen before. However, genes and their products (proteins) are highly related since they interact </text:span><text:span text:style-name="T283">and</text:span><text:span text:style-name="T282"> regulate each other </text:span><text:span text:style-name="T283">forming positive and negative feedback loops, so still a lot of information was missing. Researchers began to understand organisms and proccess as systems with important</text:span><text:span text:style-name="T282"> modules </text:span><text:span text:style-name="T283">(mRNA, proteins, metabolites, etc) that interact with each other</text:span><text:span text:style-name="T282">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Jx24X0Cv3t"/><text:span text:style-name="T26">(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Jx24X0Cv3t"/><text:span text:style-name="T282">⁠. </text:span></text:p>
      <text:p text:style-name="P111"><text:span text:style-name="T283">While this holistic view of biological systems were gaining strength, traditional reductionist methods (focusing in only one gene, protein </text:span><text:span text:style-name="T287">or metabolite</text:span><text:span text:style-name="T283">) were the most popular and asequible ones. </text:span><text:span text:style-name="T284">Scientific research was limited by the time and efford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SdCuW8gzll"/><text:span text:style-name="T27">(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SdCuW8gzll"/><text:span text:style-name="T284">⁠. </text:span><text:span text:style-name="T285">There is a ancient indian fable that illustrate how an </text:span><text:soft-page-break/><text:span text:style-name="T285">hollistic view and ontologic reasoning contributes to knowledge, it is called “Blind men and an elephant”. <text:s/>A poem of John Godfrey Saxe is one of the most famous written versions of it: </text:span></text:p>
      <text:section text:style-name="Sect2" text:name="Sección1">
        <text:p text:style-name="P129">“ It was six men of Indostan</text:p>
        <text:p text:style-name="P129"><text:span text:style-name="T287">To learning much inclined,</text:span></text:p>
        <text:p text:style-name="P129"><text:span text:style-name="T287">Who went to see the Elephant</text:span></text:p>
        <text:p text:style-name="P129"><text:span text:style-name="T287">(Though all of them were blind),</text:span></text:p>
        <text:p text:style-name="P129"><text:span text:style-name="T287">That each by observation</text:span></text:p>
        <text:p text:style-name="P129"><text:span text:style-name="T287">Might satisfy his mind.</text:span></text:p>
        <text:p text:style-name="P129"/>
        <text:p text:style-name="P129"><text:span text:style-name="T287">The First approached the Elephant,</text:span></text:p>
        <text:p text:style-name="P129"><text:span text:style-name="T287">And happening to fall</text:span></text:p>
        <text:p text:style-name="P129"><text:span text:style-name="T287">Against his broad and sturdy side,</text:span></text:p>
        <text:p text:style-name="P129"><text:span text:style-name="T287">At once began to bawl:</text:span></text:p>
        <text:p text:style-name="P129"><text:span text:style-name="T287">"God bless me! but the Elephant</text:span></text:p>
        <text:p text:style-name="P129"><text:span text:style-name="T287">Is very like a wall!"</text:span></text:p>
        <text:p text:style-name="P129"/>
        <text:p text:style-name="P129"><text:span text:style-name="T287">The Second, feeling of the tusk,</text:span></text:p>
        <text:p text:style-name="P129"><text:span text:style-name="T287">Cried, "Ho! what have we here</text:span></text:p>
        <text:p text:style-name="P129"><text:span text:style-name="T287">So very round and smooth and sharp?</text:span></text:p>
        <text:p text:style-name="P129"><text:span text:style-name="T287">To me 'tis mighty clear</text:span></text:p>
        <text:p text:style-name="P129"><text:span text:style-name="T287">This wonder of an Elephant</text:span></text:p>
        <text:p text:style-name="P129"><text:span text:style-name="T287">Is very like a spear!"</text:span></text:p>
        <text:p text:style-name="P129"/>
        <text:p text:style-name="P129"><text:span text:style-name="T287">The Third approached the animal,</text:span></text:p>
        <text:p text:style-name="P129"><text:span text:style-name="T287">And happening to take</text:span></text:p>
        <text:p text:style-name="P129"><text:span text:style-name="T287">The squirming trunk within his hands,</text:span></text:p>
        <text:p text:style-name="P129"><text:span text:style-name="T287">Thus boldly up and spake:</text:span></text:p>
        <text:p text:style-name="P129"><text:span text:style-name="T287">"I see," quoth he, "the Elephant</text:span></text:p>
        <text:p text:style-name="P129"><text:span text:style-name="T287">Is very like a snake!"</text:span></text:p>
        <text:p text:style-name="P129"/>
        <text:p text:style-name="P129"><text:span text:style-name="T287">The Fourth reached out an eager hand,</text:span></text:p>
        <text:p text:style-name="P129"><text:span text:style-name="T287">And felt about the knee.</text:span></text:p>
        <text:p text:style-name="P129"><text:span text:style-name="T287">"What most this wondrous beast is like</text:span></text:p>
        <text:p text:style-name="P129"><text:span text:style-name="T287">Is mighty plain," quoth he;</text:span></text:p>
        <text:p text:style-name="P129"><text:span text:style-name="T287">"Tis clear enough the Elephant</text:span></text:p>
        <text:p text:style-name="P129"><text:span text:style-name="T287">Is very like a tree!"</text:span></text:p>
        <text:p text:style-name="P129"/>
        <text:p text:style-name="P129"><text:span text:style-name="T287">The Fifth, who chanced to touch the ear,</text:span></text:p>
        <text:p text:style-name="P129"><text:span text:style-name="T287">Said: "E'en the blindest man</text:span></text:p>
        <text:p text:style-name="P129"><text:span text:style-name="T287">Can tell what this resembles most;</text:span></text:p>
        <text:p text:style-name="P129"><text:span text:style-name="T287">Deny the fact who can</text:span></text:p>
        <text:p text:style-name="P129"><text:span text:style-name="T287">This marvel of an Elephant</text:span></text:p>
        <text:p text:style-name="P129"><text:span text:style-name="T287">Is very like a fan!"</text:span></text:p>
        <text:p text:style-name="P129"/>
        <text:p text:style-name="P129"><text:span text:style-name="T287">The Sixth no sooner had begun</text:span></text:p>
        <text:p text:style-name="P129"><text:span text:style-name="T287">About the beast to grope,</text:span></text:p>
        <text:p text:style-name="P129"><text:span text:style-name="T287">Than, seizing on the swinging tail</text:span></text:p>
        <text:p text:style-name="P129"><text:span text:style-name="T287">That fell within his scope,</text:span></text:p>
        <text:p text:style-name="P129"><text:span text:style-name="T287">"I see," quoth he, "the Elephant</text:span></text:p>
        <text:p text:style-name="P129"><text:span text:style-name="T287">Is very like a rope!"</text:span></text:p>
        <text:p text:style-name="P129"/>
        <text:p text:style-name="P129"><text:span text:style-name="T287">And so these men of Indostan</text:span></text:p>
        <text:p text:style-name="P129"><text:span text:style-name="T287">Disputed loud and long,</text:span></text:p>
        <text:p text:style-name="P129"><text:span text:style-name="T287">Each in his own opinion</text:span></text:p>
        <text:p text:style-name="P129"><text:span text:style-name="T287">Exceeding stiff and strong,</text:span></text:p>
        <text:p text:style-name="P129"><text:span text:style-name="T287">Though each was partly in the right,</text:span></text:p>
        <text:p text:style-name="P129"><text:span text:style-name="T287">And all were in the wrong! </text:span><text:span text:style-name="T302">(...)</text:span>”</text:p>
      </text:section>
      <text:p text:style-name="P102"/>
      <text:p text:style-name="P104"><text:soft-page-break/>After touching different parts of the animal, one of them concluded that the elephan was like a snake (he was touching only the elephant’<text:span text:style-name="T296">s</text:span> trunk), another one concluded that it was like a fan (since he was only touching <text:span text:style-name="T296">the</text:span> <text:span text:style-name="T296">animal</text:span>’s <text:span text:style-name="T296">ear</text:span>), and so on. Each of them were sure about their finding<text:span text:style-name="T287">s</text:span>, but reaching an agreement was impossible since they didn’t treated their collected data as parts of a complex system, instead of independent truths. </text:p>
      <text:p text:style-name="P104"><text:span text:style-name="T297">During </text:span><text:span text:style-name="T301">a</text:span><text:span text:style-name="T297"> long time in scientific research</text:span><text:span text:style-name="T286">, systems biology studies that would bring that hollistic view of </text:span><text:span text:style-name="T287">living</text:span><text:span text:style-name="T286"> systems have been impossible to achieve due to a lack of technologies available. </text:span><text:span text:style-name="T283">T</text:span><text:span text:style-name="T281">he development of systems biology is related to technology advances such as computational science, artificial intelligence </text:span><text:span text:style-name="T287">and, the already mentioned,</text:span><text:span text:style-name="T281">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PbhJ6kuyxS"/><text:span text:style-name="T28">(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PbhJ6kuyxS"/><text:span text:style-name="T281">⁠. </text:span></text:p>
      <text:p text:style-name="P103"><draw:frame draw:style-name="fr1" draw:name="Marco2" text:anchor-type="char" svg:x="2.016cm" svg:y="0.279cm" svg:width="12.531cm" draw:z-index="6"><draw:text-box fo:min-height="7.648cm"><text:p text:style-name="Figure_20__28_user_29_"><draw:frame draw:style-name="fr3"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equence text:ref-name="refFigure1" text:name="Figure" text:formula="ooow:Figure+1" style:num-format="1">2</text:sequence>: <text:span text:style-name="T288">(es provisional, haré una bonita y mejor) </text:span>Exponential increase in the number of publication using the term "systems biology" in PubMed since the year when the Genome Human Project was completed. </text:p></draw:text-box></draw:frame></text:p>
      <text:p text:style-name="P103"/>
      <text:p text:style-name="P103"/>
      <text:p text:style-name="P103"/>
      <text:p text:style-name="P103"/>
      <text:p text:style-name="P103"/>
      <text:p text:style-name="P103"/>
      <text:p text:style-name="P103"/>
      <text:p text:style-name="P103"/>
      <text:p text:style-name="P103"/>
      <text:p text:style-name="P103"/>
      <text:p text:style-name="P103"><text:span text:style-name="T284">Nowadays, the so-called omics methods allow to masse measure all those important modules </text:span><text:span text:style-name="T301">or biological leves</text:span><text:span text:style-name="T284"> that form part of the studied systems: transcriptomics, proteomics, metabolomics etc. </text:span><text:span text:style-name="T285">Systems biology aims to improve our understanding of living systems t</text:span><text:span text:style-name="T284">hrough the integration of our knowledge on how different biological components work simultaneously. </text:span><text:span text:style-name="T300">The typical methodology of a systems biology study starts by obtaining omic data and its subsequent integration. Then, the results are </text:span><text:soft-page-break/><text:span text:style-name="T300">computationally and statistically analyzed and the phenomenun observed is experimentally probed. </text:span><text:span text:style-name="T285">Consequently, predictive models can be developed in order to simulate how a biological system would behave 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gAkhpyhgpb"/><text:span text:style-name="T29">(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gAkhpyhgpb"/><text:span text:style-name="T285">⁠.</text:span></text:p>
      <text:p text:style-name="P105"><text:span text:style-name="T294">During the progression of this work, the</text:span> generat<text:span text:style-name="T294">ion</text:span> <text:span text:style-name="T294">and analysis of</text:span> massive data from two different omics techniques (transcriptomics and proteomics) <text:span text:style-name="T294">is achieved</text:span>. <text:span text:style-name="T294">The main purpose is</text:span> <text:span text:style-name="T294">studying</text:span> Ostreococcus tauri as a biological system <text:span text:style-name="T294">by integrating</text:span> <text:span text:style-name="T294">the omics results</text:span> with <text:span text:style-name="T294">traditional </text:span>physiological measurements <text:span text:style-name="T294">as a biological validation of the effects observed in the computational analysis</text:span>. </text:p>
      <text:p text:style-name="P105"><text:span text:style-name="T289">Specifically, the transcriptomic method used </text:span><text:span text:style-name="T293">was</text:span><text:span text:style-name="T289">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text:s/>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KcEhI3FoKn"/><text:span text:style-name="T30">(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KcEhI3FoKn"/><text:span text:style-name="T289">⁠. <text:s/></text:span></text:p>
      <text:p text:style-name="P105"><text:span text:style-name="T299">Meanwhile</text:span><text:span text:style-name="T289">, the field of proteomics have been directly connected with the development of mass spectrometry </text:span><text:span text:style-name="T291">(MS)</text:span><text:span text:style-name="T289"> technology. </text:span><text:span text:style-name="T290">During the first part of the century, there were two lines of development working separetly for what would be known as proteomics today: identification (2-D electrophoresis gel) and quantification (using isotope tags) of proteins. </text:span><text:span text:style-name="T291">Nowadays</text:span><text:span text:style-name="T290">, </text:span><text:span text:style-name="T291">technology has enable the development of </text:span><text:span text:style-name="T290">proteins identification and quanification methods </text:span><text:span text:style-name="T291">so t</text:span><text:span text:style-name="T290">he number of proteins that can be quanti</text:span><text:span text:style-name="T291">fied/identified</text:span><text:span text:style-name="T290"> today is </text:span><text:span text:style-name="T291">around </text:span><text:span text:style-name="T290">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7corSKqn18"/><text:span text:style-name="T31">(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7corSKqn18"/><text:span text:style-name="T290">⁠. </text:span><text:span text:style-name="T291">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eP4zGX3oAt"/><text:span text:style-name="T32">(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eP4zGX3oAt"/><text:span text:style-name="T291">⁠. </text:span></text:p>
      <text:p text:style-name="P106"><text:span text:style-name="T292">Currently, the era of systems biology is increasing the amount of data generated per study and consequently, the computational and mathematical knowledge </text:span><text:span text:style-name="T303">required</text:span><text:span text:style-name="T292"> to analyse and integrate these results increases too. </text:span><text:span text:style-name="T299">Unfortunatelly</text:span><text:span text:style-name="T292">, </text:span><text:span text:style-name="T263">most laboratories are not historically designed to incorporate this requirements yet due to a lack of qualified researchers gathering solid knowledge from the different </text:span><text:span text:style-name="T264">disciplines needed: </text:span><text:soft-page-break/><text:span text:style-name="T264">computational sciences, mathematics/statistics and molecular biology. The lasts new generations of young researchers are working to develop software applications, efficient data analysis algorithms and user-friendly app-tools </text:span><text:span text:style-name="T265">to enable the progress of systems biology studies making it more asequ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ZBmhmH3K3o"/><text:span text:style-name="T268">(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ZBmhmH3K3o"/><text:span text:style-name="T265">⁠. </text:span></text:p>
      <text:p text:style-name="P106"><text:span text:style-name="T265">However, systems biology studies in microalgae were recently started and there is a lack of tools for microalgae to analyse and interpretate omics data. </text:span><text:span text:style-name="T266">Consequently, during the progression of my doctoral thesis I aim to contribute to the progression of systems biology studies in the microalgae research community developing the web-app ALGAEFUN with MARACAS. In that way, any researcher can analys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QZkJUoFux5"/><text:span text:style-name="T269">(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QZkJUoFux5"/><text:span text:style-name="T266">⁠. </text:span></text:p>
      <text:p text:style-name="P107"><text:span text:style-name="T262">In summary, my doctoral thesis aims to contribute to the microalgae research community with</text:span><text:span text:style-name="T266"> t</text:span><text:span text:style-name="T262">wo major</text:span><text:span text:style-name="T266"> </text:span><text:span text:style-name="T262">items: the development of</text:span><text:span text:style-name="T266"> </text:span><text:span text:style-name="T262">free and open source tools that facilitates systems biology studies in microalgae; and the </text:span><text:span text:style-name="T266">understanding of the diurnal and seasonal rhythmic changes in Ostreococcus tauri as a complete system </text:span><text:span text:style-name="T267">knowing all the genes expressed, all the proteins present and how the altered functions are being executed</text:span><text:span text:style-name="T262">.</text:span></text:p>
      <text:p text:style-name="P107"><text:span text:style-name="T262"/></text:p>
      <text:p text:style-name="P109"/>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55" text:outline-level="1"><text:bookmark-start text:name="__RefHeading___Toc31190_448844389"/>Materials and Methods<text:bookmark-end text:name="__RefHeading___Toc31190_448844389"/></text:h>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61" text:outline-level="2"><text:bookmark-start text:name="__RefHeading___Toc31192_448844389"/><text:soft-page-break/><text:span text:style-name="T144">Algal M</text:span><text:span text:style-name="T146">a</text:span><text:span text:style-name="T144">terial, Growth Conditions, and Sample Collection</text:span><text:bookmark-end text:name="__RefHeading___Toc31192_448844389"/></text:h>
      <text:p text:style-name="P6"/>
      <text:p text:style-name="P113"><text:bookmark text:name="page119R_mcid38"/><text:span text:style-name="T142">The sequenced strain of </text:span><text:span text:style-name="T127">Ostreococcus tauri, </text:span><text:span text:style-name="T143">RCC4221, </text:span><text:span text:style-name="T142">was used in this study</text:span><text:span text:style-name="T141">.</text:span><text:span text:style-name="T129"> </text:span><text:span text:style-name="T131"><text:s/></text:span><text:span text:style-name="T140">A</text:span><text:span text:style-name="T131">utoclaved </text:span><text:span text:style-name="T130">artificial see water</text:span><text:span text:style-name="T129">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8dbofPSadS"/><text:span text:style-name="T7">(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8dbofPSadS"/><text:span text:style-name="T129">⁠ </text:span><text:span text:style-name="T140">supplemented filter sterilized </text:span><text:span text:style-name="T131">(0.2</text:span><text:span text:style-name="T35">μ</text:span><text:span text:style-name="T36">m) </text:span><text:span text:style-name="T56">nitrogen source, potassium source and vitamins </text:span><text:span text:style-name="T132">were used as growing medium</text:span><text:span text:style-name="T129">. A complete list of media components and concentrations needed to </text:span><text:span text:style-name="T131">grow</text:span><text:span text:style-name="T129"> </text:span><text:span text:style-name="T126">O</text:span><text:span text:style-name="T128">streococcus</text:span><text:span text:style-name="T126"> tauri</text:span><text:span text:style-name="T129"> can be found in</text:span><text:span text:style-name="T116"> </text:span><text:span text:style-name="T117">table 2</text:span><text:span text:style-name="T131">.</text:span><text:span text:style-name="T129"> Cells </text:span><text:span text:style-name="T133">w</text:span><text:span text:style-name="T129">ere grown </text:span><text:span text:style-name="T134">in photobiorreactors, </text:span><text:span text:style-name="T138">water jacketed bubble columns with 2 L capacity (7 cm diameter, 50 cm height) containing 1.8 L of cell culture,</text:span><text:span text:style-name="T134"> under continuous regime and neumatic agitation (bubbled with air supplemented with 1% (v/v) CO2 as carbon source). </text:span><text:span text:style-name="T138">Temperature was constantly </text:span><text:span text:style-name="T139">maintained at 20ºC</text:span><text:span text:style-name="T138"> by the flow of water from the jacket to an external cooling system.</text:span><text:span text:style-name="T129"> </text:span><text:span text:style-name="T138">Other c</text:span><text:span text:style-name="T129">ultur</text:span><text:span text:style-name="T135">e </text:span><text:span text:style-name="T129">growth </text:span><text:span text:style-name="T135">conditions </text:span><text:span text:style-name="T129">were </text:span><text:span text:style-name="T136">constantly measured and </text:span><text:span text:style-name="T129">comput</text:span><text:span text:style-name="T135">ationally </text:span><text:span text:style-name="T129">controlled </text:span><text:span text:style-name="T136">by a LabJack: </text:span><text:span text:style-name="T137">pH, fresh flow rate (dilution rate) and light regime.</text:span><text:span text:style-name="T135"> </text:span><text:span text:style-name="T137">A </text:span><text:span text:style-name="T135">pH </text:span><text:span text:style-name="T137">probe connected to the LabJack keep pH</text:span><text:span text:style-name="T135"> </text:span><text:span text:style-name="T132">at </text:span><text:span text:style-name="T135">8</text:span><text:span text:style-name="T132"> </text:span><text:span text:style-name="T137">by controling a CO</text:span><text:span text:style-name="T154">2 </text:span><text:span text:style-name="T8">electrovalve on demand. </text:span><text:span text:style-name="T9">The d</text:span><text:span text:style-name="T8">ilution rate were maintained constant at 0.</text:span><text:span text:style-name="T9">3</text:span><text:span text:style-name="T8"> d</text:span><text:span text:style-name="T151">-1 </text:span><text:span text:style-name="T10">(overflow is descarded in orded to avoid a volume increase) </text:span><text:span text:style-name="T8">to keep the cells in the culture in </text:span><text:span text:style-name="T46">exponential </text:span><text:span text:style-name="T57">phase</text:span><text:span text:style-name="T8">.</text:span><text:span text:style-name="T66"> </text:span><text:span text:style-name="T63">In adittion, instead of a sudden transition from dark to light and from light to dark,</text:span><text:span text:style-name="T60"> </text:span><text:span text:style-name="T61">our LabJack controlled system</text:span><text:span text:style-name="T60"> </text:span><text:span text:style-name="T35">gradually increased </text:span><text:span text:style-name="T46">light </text:span><text:span text:style-name="T35">until an irradiance of </text:span><text:span text:style-name="T57">2</text:span><text:span text:style-name="T35">500 μE m</text:span><text:span text:style-name="T107">−2</text:span><text:span text:style-name="T35"> s</text:span><text:span text:style-name="T107">−1</text:span><text:span text:style-name="T160"> </text:span><text:span text:style-name="T35">during the hours of </text:span><text:span text:style-name="T37">day</text:span><text:span text:style-name="T35">light </text:span><text:span text:style-name="T38">that </text:span><text:span text:style-name="T35">correspond</text:span><text:span text:style-name="T38">s</text:span><text:span text:style-name="T35"> to each simulated photoperiod</text:span><text:span text:style-name="T60">. </text:span><text:span text:style-name="T62">Then, light irradiance is decreased gradually until total darkness is reached.</text:span><text:span text:style-name="T39"> Each photochemostat is illuminated using six Phillips PL-32 W/840/4p white-light fluorescent lamps. </text:span><text:span text:style-name="T47">Furthermore, they are surrounded by a wooden box and a completely opaque fabric to avoid any external light input. </text:span><text:span text:style-name="T64">Long day</text:span><text:span text:style-name="T35"> light regimen consists of 16h of </text:span><text:span text:style-name="T37">l</text:span><text:span text:style-name="T35">ight and 8h of dark</text:span><text:span text:style-name="T37">ness</text:span><text:span text:style-name="T35">, while short day light regimen consists of 8h of light and 16h of dark</text:span><text:span text:style-name="T37">ness</text:span><text:span text:style-name="T35">. </text:span></text:p>
      <text:p text:style-name="P25"><text:span text:style-name="T35">Cultures at exponential phase with </text:span><text:span text:style-name="T201">45 μg/mL</text:span><text:span text:style-name="T2"> </text:span><text:span text:style-name="T35">chlorophyll content were used in our experiments. </text:span><text:span text:style-name="T54">C</text:span><text:span text:style-name="T35">ells were harvested at specific times in the daily cycle, expressed in </text:span><text:span text:style-name="T58">z</text:span><text:span text:style-name="T35">eitgeber </text:span><text:span text:style-name="T58">t</text:span><text:span text:style-name="T35">ime (ZT), where ZT0 corresponds to dawn, </text:span><text:span text:style-name="T54">ZT4 to 4h after dawn, ZT8 to 8h after down, and so on. In this study, samples were taken every 4h (from ZT0 to ZT20), so there is a total of 6 samples for each day of sampling. </text:span><text:span text:style-name="T35">Cells were collected </text:span><text:span text:style-name="T48">using different methods depending on the experiment.</text:span></text:p>
      <text:p text:style-name="P25"><text:span text:style-name="T48"/></text:p>
      <table:table table:name="Tabla1" table:style-name="Tabla1">
        <table:table-column table:style-name="Tabla1.A"/>
        <table:table-column table:style-name="Tabla1.B"/>
        <table:table-column table:style-name="Tabla1.C"/>
        <text:soft-page-break/>
        <table:table-row table:style-name="TableLine94844237425376">
          <table:table-cell table:style-name="Tabla1.A1" office:value-type="string">
            <text:p text:style-name="P77"/>
          </table:table-cell>
          <table:table-cell table:style-name="Tabla1.B1" office:value-type="string">
            <text:p text:style-name="P79">Concentration in solution</text:p>
          </table:table-cell>
          <table:table-cell table:style-name="Tabla1.C1" office:value-type="string">
            <text:p text:style-name="P79">Concentration in medium</text:p>
          </table:table-cell>
        </table:table-row>
        <table:table-row table:style-name="Tabla1.2">
          <table:table-cell table:style-name="Tabla1.A2" office:value-type="string">
            <text:p text:style-name="P78">Solución I </text:p>
          </table:table-cell>
          <table:table-cell table:style-name="Tabla1.B2" office:value-type="string">
            <text:p text:style-name="P85">400 g/L de NaNO<text:span text:style-name="T153">3</text:span></text:p>
          </table:table-cell>
          <table:table-cell table:style-name="Tabla1.C2" office:value-type="string">
            <text:p text:style-name="P92">222.22 m<text:span text:style-name="T118">g/L de NaNO</text:span><text:span text:style-name="T119">3</text:span></text:p>
          </table:table-cell>
        </table:table-row>
        <table:table-row table:style-name="TableLine94844116529440">
          <table:table-cell table:style-name="Tabla1.A3" table:number-rows-spanned="2" office:value-type="string">
            <text:p text:style-name="P92">Solución II</text:p>
          </table:table-cell>
          <table:table-cell table:style-name="Tabla1.B3" office:value-type="string">
            <text:p text:style-name="P85">2,8 g/L de Na<text:span text:style-name="T153">2</text:span>HPO<text:span text:style-name="T153">4</text:span></text:p>
          </table:table-cell>
          <table:table-cell table:style-name="Tabla1.C3" office:value-type="string">
            <text:p text:style-name="P86">1.56 m<text:span text:style-name="T304">g/L de Na</text:span><text:span text:style-name="T157">2</text:span><text:span text:style-name="T304">HPO</text:span><text:span text:style-name="T157">4</text:span></text:p>
          </table:table-cell>
        </table:table-row>
        <table:table-row table:style-name="TableLine94844216862272">
          <table:covered-table-cell/>
          <table:table-cell table:style-name="Tabla1.B4" office:value-type="string">
            <text:p text:style-name="P86">10 g/L of K<text:span text:style-name="T153">2</text:span>HPO<text:span text:style-name="T153">4</text:span></text:p>
          </table:table-cell>
          <table:table-cell table:style-name="Tabla1.C2" office:value-type="string">
            <text:p text:style-name="P86">5.56 mg/L of K<text:span text:style-name="T153">2</text:span>HPO<text:span text:style-name="T153">4</text:span></text:p>
          </table:table-cell>
        </table:table-row>
        <table:table-row table:style-name="Tabla1.5">
          <table:table-cell table:style-name="Tabla1.A5" table:number-rows-spanned="9" office:value-type="string">
            <text:p text:style-name="P92">Solución III</text:p>
            <text:p text:style-name="P93"/>
          </table:table-cell>
          <table:table-cell table:style-name="Tabla1.B3" office:value-type="string">
            <text:p text:style-name="P86">5.36 g/L of NH<text:span text:style-name="T153">4</text:span>Cl</text:p>
          </table:table-cell>
          <table:table-cell table:style-name="Tabla1.C3" office:value-type="string">
            <text:p text:style-name="P86"><text:span text:style-name="T308">2.98</text:span> mg/L of NH<text:span text:style-name="T153">4</text:span>Cl</text:p>
          </table:table-cell>
        </table:table-row>
        <table:table-row table:style-name="TableLine94844232623216">
          <table:covered-table-cell/>
          <table:table-cell table:style-name="Tabla1.B6" office:value-type="string">
            <text:p text:style-name="P84">10.4 <text:span text:style-name="T305">g/L of Fe-</text:span>EDTA</text:p>
          </table:table-cell>
          <table:table-cell table:style-name="Tabla1.C2" office:value-type="string">
            <text:p text:style-name="P86"><text:span text:style-name="T308">5.78</text:span> mg/L of Fe-<text:span text:style-name="T306">EDTA</text:span></text:p>
          </table:table-cell>
        </table:table-row>
        <table:table-row table:style-name="TableLine94844229420448">
          <table:covered-table-cell/>
          <table:table-cell table:style-name="Tabla1.B7" office:value-type="string">
            <text:p text:style-name="P84"><text:span text:style-name="T305">74.4 g/L of Na</text:span><text:span text:style-name="T158">2</text:span><text:span text:style-name="T305">-EDTA</text:span></text:p>
          </table:table-cell>
          <table:table-cell table:style-name="Tabla1.C2" office:value-type="string">
            <text:p text:style-name="P86"><text:span text:style-name="T308">41.33</text:span> mg/L of Na<text:span text:style-name="T153">2</text:span>-EDTA</text:p>
          </table:table-cell>
        </table:table-row>
        <table:table-row table:style-name="Tabla1.8">
          <table:covered-table-cell/>
          <table:table-cell table:style-name="Tabla1.B8" office:value-type="string">
            <text:p text:style-name="P87">4.6·10<text:span text:style-name="T150">-2</text:span> g/L of ZnSO<text:span text:style-name="T153">4</text:span></text:p>
          </table:table-cell>
          <table:table-cell table:style-name="Tabla1.C2" office:value-type="string">
            <text:p text:style-name="P87"><text:span text:style-name="T308">2.56</text:span>·10<text:span text:style-name="T150">-2</text:span> mg/L of ZnSO<text:span text:style-name="T153">4</text:span></text:p>
          </table:table-cell>
        </table:table-row>
        <table:table-row table:style-name="TableLine94844251233024">
          <table:covered-table-cell/>
          <table:table-cell table:style-name="Tabla1.B9" office:value-type="string">
            <text:p text:style-name="P87">2.8·10<text:span text:style-name="T150">-2</text:span> g/L of CoSO<text:span text:style-name="T159">4</text:span></text:p>
          </table:table-cell>
          <table:table-cell table:style-name="Tabla1.C2" office:value-type="string">
            <text:p text:style-name="P88"><text:span text:style-name="T308">1.56</text:span>·10<text:span text:style-name="T150">-2</text:span> mg/L of CoSO<text:span text:style-name="T159">4</text:span></text:p>
          </table:table-cell>
        </table:table-row>
        <table:table-row table:style-name="TableLine94844207068480">
          <table:covered-table-cell/>
          <table:table-cell table:style-name="Tabla1.B10" office:value-type="string">
            <text:p text:style-name="P87">1.6·10<text:span text:style-name="T150">-2</text:span> g/L of Na<text:span text:style-name="T153">2</text:span>MoO<text:span text:style-name="T153">4</text:span> · 2H<text:span text:style-name="T153">2</text:span>O</text:p>
          </table:table-cell>
          <table:table-cell table:style-name="Tabla1.C2" office:value-type="string">
            <text:p text:style-name="P88"><text:span text:style-name="T308">8.89</text:span>·10<text:span text:style-name="T150">-2</text:span> mg/L of Na<text:span text:style-name="T153">2</text:span>MoO<text:span text:style-name="T153">4</text:span> · 2H<text:span text:style-name="T153">2</text:span>O</text:p>
          </table:table-cell>
        </table:table-row>
        <table:table-row table:style-name="Tabla1.11">
          <table:covered-table-cell/>
          <table:table-cell table:style-name="Tabla1.B11" office:value-type="string">
            <text:p text:style-name="P87">5.0·10<text:span text:style-name="T150">-3</text:span> g/L of CuSO<text:span text:style-name="T159">4</text:span></text:p>
          </table:table-cell>
          <table:table-cell table:style-name="Tabla1.C2" office:value-type="string">
            <text:p text:style-name="P88"><text:span text:style-name="T308">2.78·</text:span>10<text:span text:style-name="T150">-3</text:span> mg/L of CuSO<text:span text:style-name="T159">4</text:span></text:p>
          </table:table-cell>
        </table:table-row>
        <table:table-row table:style-name="TableLine94844159754064">
          <table:covered-table-cell/>
          <table:table-cell table:style-name="Tabla1.B12" office:value-type="string">
            <text:p text:style-name="P87">3.4·10<text:span text:style-name="T150">-2</text:span> g/L of H<text:span text:style-name="T159">2</text:span>SeO<text:span text:style-name="T153">3</text:span></text:p>
          </table:table-cell>
          <table:table-cell table:style-name="Tabla1.C2" office:value-type="string">
            <text:p text:style-name="P88"><text:span text:style-name="T308">1.89</text:span>·10<text:span text:style-name="T150">-2</text:span> mg/L of H<text:span text:style-name="T159">2</text:span>SeO<text:span text:style-name="T153">3</text:span></text:p>
          </table:table-cell>
        </table:table-row>
        <table:table-row table:style-name="Tabla1.13">
          <table:covered-table-cell/>
          <table:table-cell table:style-name="Tabla1.B13" office:value-type="string">
            <text:p text:style-name="P87">3.6·10<text:span text:style-name="T150">-2</text:span> g/L of MnCl<text:span text:style-name="T153">2 </text:span>· 4H<text:span text:style-name="T153">2</text:span>O</text:p>
          </table:table-cell>
          <table:table-cell table:style-name="Tabla1.C13" office:value-type="string">
            <text:p text:style-name="P90"><text:span text:style-name="T308">2</text:span>.0<text:span text:style-name="T121">·10</text:span><text:span text:style-name="T124">-2</text:span><text:span text:style-name="T121"> mg/L of MnCl</text:span><text:span text:style-name="T120">2 </text:span><text:span text:style-name="T121">· 4H</text:span><text:span text:style-name="T120">2</text:span><text:span text:style-name="T121">O</text:span></text:p>
          </table:table-cell>
        </table:table-row>
        <table:table-row table:style-name="Tabla1.13">
          <table:table-cell table:style-name="Tabla1.A2" table:number-rows-spanned="3" office:value-type="string">
            <text:p text:style-name="P95">Solución IV</text:p>
          </table:table-cell>
          <table:table-cell table:style-name="Tabla1.B16" office:value-type="string">
            <text:p text:style-name="P89">0,2 g/L of T<text:span text:style-name="T309">h</text:span>iamin-HCl</text:p>
          </table:table-cell>
          <table:table-cell table:style-name="Tabla1.C16" office:value-type="string">
            <text:p text:style-name="P91">0.22 mg/L of T<text:span text:style-name="T309">h</text:span>iamin-HCl</text:p>
          </table:table-cell>
        </table:table-row>
        <table:table-row table:style-name="Tabla1.13">
          <table:covered-table-cell/>
          <table:table-cell table:style-name="Tabla1.B16" office:value-type="string">
            <text:p text:style-name="P89">1.50·<text:span text:style-name="T307">10</text:span><text:span text:style-name="T152">-3</text:span><text:span text:style-name="T307"> g/L of </text:span>Biotin</text:p>
          </table:table-cell>
          <table:table-cell table:style-name="Tabla1.C16" office:value-type="string">
            <text:p text:style-name="P91">1.67<text:span text:style-name="T121">·</text:span><text:span text:style-name="T122">10</text:span><text:span text:style-name="T125">-3</text:span><text:span text:style-name="T122"> mg/L of </text:span><text:span text:style-name="T123">Biotin</text:span></text:p>
          </table:table-cell>
        </table:table-row>
        <table:table-row table:style-name="Tabla1.13">
          <table:covered-table-cell/>
          <table:table-cell table:style-name="Tabla1.B16" office:value-type="string">
            <text:p text:style-name="P89">1.50·<text:span text:style-name="T307">10</text:span><text:span text:style-name="T152">-3</text:span><text:span text:style-name="T307"> g/L of </text:span><text:span text:style-name="T309">Vitamin B12</text:span></text:p>
          </table:table-cell>
          <table:table-cell table:style-name="Tabla1.C16" office:value-type="string">
            <text:p text:style-name="P91">1.67<text:span text:style-name="T121">·</text:span><text:span text:style-name="T122">10</text:span><text:span text:style-name="T125">-3</text:span><text:span text:style-name="T122"> mg/L of </text:span><text:span text:style-name="T123">Vitamin B12</text:span></text:p>
          </table:table-cell>
        </table:table-row>
      </table:table>
      <text:p text:style-name="P14"/>
      <text:p text:style-name="P14"/>
      <text:h text:style-name="P59" text:outline-level="2"><text:bookmark-start text:name="__RefHeading___Toc31194_448844389"/>RNA-Seq Data Generation and Processing<text:bookmark-end text:name="__RefHeading___Toc31194_448844389"/></text:h>
      <text:p text:style-name="P24"><text:span text:style-name="T48">A volume of 50mL of cell suspension were pelleted (4 min centrifugation at 5000 </text:span><text:span text:style-name="T59">x g</text:span><text:span text:style-name="T48"> and 4ºC) for each time point. After a w</text:span><text:span text:style-name="T49">ashing step with Phosphate-buffered saline solution (PBS), pellets were</text:span><text:span text:style-name="T35"> flash frozen with liquid Nitrogen and stored at −80 </text:span><text:span text:style-name="T106">o</text:span><text:span text:style-name="T35">C. </text:span></text:p>
      <text:p text:style-name="P115"><text:span text:style-name="T88">For cell disruption prior to RNA extraction, frozen pellets were resuspended in 400 </text:span><text:span text:style-name="T73">μ</text:span><text:span text:style-name="T88">L of <text:s/>STET buffer</text:span><text:span text:style-name="T246">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operties&quot;: {&quot;noteIndex&quot;: 0}, &quot;schema&quot;: &quot;https://github.com/citation-style-language/schema/raw/master/csl-citation.json&quot;} RND1z3lG1nuJK"/><text:span text:style-name="T246">(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operties&quot;: {&quot;noteIndex&quot;: 0}, &quot;schema&quot;: &quot;https://github.com/citation-style-language/schema/raw/master/csl-citation.json&quot;} RND1z3lG1nuJK"/><text:span text:style-name="T246">⁠</text:span><text:span text:style-name="T165"> </text:span><text:span text:style-name="T88">and directly added to a 1,5 mL Eppendorf tube (RNAse free and phenol-proof) that contains 400 </text:span><text:span text:style-name="T73">μ</text:span><text:span text:style-name="T88">L of </text:span><text:span text:style-name="T89">p</text:span><text:span text:style-name="T88">henol:</text:span><text:span text:style-name="T89">c</text:span><text:span text:style-name="T88">hloroform 1:1 and </text:span><text:span text:style-name="T75">100 </text:span><text:span text:style-name="T73">μL of </text:span><text:span text:style-name="T90">acid washed</text:span><text:span text:style-name="T73"> </text:span><text:span text:style-name="T75">glass</text:span><text:span text:style-name="T73"> beads </text:span><text:span text:style-name="T74">(200 - 400</text:span><text:span text:style-name="T73"> </text:span><text:bookmark text:name="page1092R_mcid31"/><text:span text:style-name="T73">μ</text:span><text:bookmark text:name="page1092R_mcid41"/><text:span text:style-name="T74">m). </text:span><text:span text:style-name="T89">Mecanical disruption was performed by 30 min of repeated cycles of 60 s of vortexing and 60 s of incubating on ice. </text:span></text:p>
      <text:p text:style-name="P27"><text:span text:style-name="T51">For RNA extraction</text:span><text:span text:style-name="T50">,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text:span><text:soft-page-break/><text:span text:style-name="T50">supernatan is incubated overnight at -20 ºC in a solution of 80 </text:span><text:span text:style-name="T40">μ</text:span><text:span text:style-name="T50">L ClLi (10 M) and 550 </text:span><text:span text:style-name="T40">μ</text:span><text:span text:style-name="T50">L of 100% EtOH </text:span><text:span text:style-name="T51">for RNA precipitation.</text:span></text:p>
      <text:p text:style-name="P28"><text:span text:style-name="T34">After overnight incubation, tubes were centrifuged during 10 min at max. speed and 4ºC. The resulting pellets were dryed using a speed vaccum </text:span><text:span text:style-name="T1">(MARCA) </text:span><text:span text:style-name="T34">to avoid EtOH contamination of the samples. RNA purification was <text:s/></text:span><text:span text:style-name="T35">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7"><text:span text:style-name="T52">Library was prepared in accordance with the manufacturer’s instructions and the sequencing was carried out on the Illumina NextSeq500 sequencer</text:span><text:span text:style-name="T35">. Approximately, <text:s/>10 million 75nt long single end reads were generated for each sample. The </text:span><text:span text:style-name="T65">Ostreococcus tauri</text:span><text:span text:style-name="T35"> genome sequence and annotation v3.0 (</text:span><text:a xlink:type="simple" xlink:href="https://mycocosm.jgi.doe.gov/Ostta4221_3/Ostta4221_3.home.html" text:style-name="Internet_20_link" text:visited-style-name="Visited_20_Internet_20_Link"><text:span text:style-name="Internet_20_link"><text:span text:style-name="T11">https://mycocosm.jgi.doe.gov/Ostta4221_3/Ostta4221_3.home.html</text:span></text:span></text:a><text:span text:style-name="T35">) were used as reference genome (Blanc-Mathieu et al., 2014). </text:span><text:span text:style-name="T52">Futher computational analysis were carried out using MARACAS </text:span><text:span text:style-name="T53">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uYZsJcHgUQ"/><text:span text:style-name="T53">(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uYZsJcHgUQ"/><text:span text:style-name="T53">⁠.</text:span></text:p>
      <text:p text:style-name="P7"><text:span text:style-name="T5">The </text:span><text:span text:style-name="T6">FASTQC software package was used to evaluate the </text:span><text:span text:style-name="T5">high quality of the sequencing data. Reads were mapped to this reference genome with HISAT2 (Kim et al., 2019). Transcript assembly and gene expression estimation measured as FPKM (fragments per kilobase of exon and million of mapped reads) were performed using StringTie (Kovaka et al., 2019) and the bioconductor R package ballgown (Frazee et al., 2015).</text:span><text:span text:style-name="T35"> </text:span><text:span text:style-name="T5">Principal components analysis and hierarchical clustering were performed using the R package FactoMineR (Lê et al., 2008).</text:span></text:p>
      <text:p text:style-name="P15"/>
      <text:h text:style-name="P59" text:outline-level="2"><text:bookmark-start text:name="__RefHeading___Toc31196_448844389"/>SWATH proteomics Data Generation and Processing<text:bookmark-end text:name="__RefHeading___Toc31196_448844389"/></text:h>
      <text:p text:style-name="P26"><text:span text:style-name="T55">For each time point, a</text:span><text:span text:style-name="T48"> volume of 50mL of cell suspension w</text:span><text:span text:style-name="T55">ere</text:span><text:span text:style-name="T48"> pelleted (4 min centrifugation at 5000 RCF and 4ºC). After a w</text:span><text:span text:style-name="T49">ashing step with Phosphate-buffered saline solution (PBS), pellets were</text:span><text:span text:style-name="T35"> flash frozen with liquid Nitrogen and stored at −80 </text:span><text:span text:style-name="T106">o</text:span><text:span text:style-name="T35">C. <text:s/></text:span><text:span text:style-name="T42">For cell disruption, </text:span><text:span text:style-name="T40">1 L of Trizol, </text:span><text:span text:style-name="T43">100</text:span><text:span text:style-name="T40">μL of sterile </text:span><text:span text:style-name="T43">glass</text:span><text:span text:style-name="T40"> beads </text:span><text:span text:style-name="T42">(</text:span><text:span text:style-name="T161">200 - 400</text:span><text:span text:style-name="T162"> </text:span><text:bookmark text:name="page1092R_mcid3"/><text:span text:style-name="T162">μ</text:span><text:bookmark text:name="page1092R_mcid4"/><text:span text:style-name="T161">m)</text:span><text:span text:style-name="T42"> and 40</text:span><text:span text:style-name="T40">μ</text:span><text:span text:style-name="T42">L</text:span><text:span text:style-name="T40"> </text:span><text:span text:style-name="T43">of PIC (25x)</text:span><text:span text:style-name="T42"> </text:span><text:soft-page-break/><text:span text:style-name="T40">were directly applied onto frozen pellets followed by </text:span><text:span text:style-name="T42">3 disruption cycle</text:span><text:span text:style-name="T43">s (60s agitation-60s incubation on ice)</text:span><text:span text:style-name="T42"> </text:span><text:span text:style-name="T40">using a Mini-Beadbeater (BioSpec Products</text:span><text:span text:style-name="T42">). </text:span></text:p>
      <text:p text:style-name="P23"><text:span text:style-name="T42">P</text:span><text:span text:style-name="T43">roteins were extracted using TRI Reagent (Sigma-Aldrich), according to the manufacturer’s instructions. </text:span><text:span text:style-name="T44">The resulting proteins pellets were washed with 2mL of </text:span><text:span text:style-name="T35">guanidin</text:span><text:span text:style-name="T44">e solution </text:span><text:span text:style-name="T35">0.3M </text:span><text:span text:style-name="T44">in</text:span><text:span text:style-name="T35"> 95% EtOH. </text:span><text:span text:style-name="T44">They were</text:span><text:span text:style-name="T35"> </text:span><text:span text:style-name="T44">resuspended by 10min of sonication </text:span><text:span text:style-name="T55">(</text:span><text:span text:style-name="T3">maquina</text:span><text:span text:style-name="T55">)</text:span><text:span text:style-name="T44"> cycles (30s sonication-30s of incubating at 4ºC) and then centrifugated at 4ºC during 5min at 8000 x g. Th</text:span><text:span text:style-name="T45">is</text:span><text:span text:style-name="T44"> washing process was repeated twice, followed by </text:span><text:span text:style-name="T45">two additional repetitions using 90% EtOH instead of the guanidine solution.</text:span></text:p>
      <text:p text:style-name="P38"><text:span text:style-name="T12">(</text:span><text:span text:style-name="T7">que protocolo siguieron los de proteomica? El del paper al completo?)</text:span></text:p>
      <text:p text:style-name="P39">(qué maquina usaron?)</text:p>
      <text:p text:style-name="P96">(protocolo de analisis?)</text:p>
      <text:h text:style-name="P60" text:outline-level="2">Cell cytometry data Generation and Processing</text:h>
      <text:p text:style-name="P41"/>
      <text:p text:style-name="P29"><text:span text:style-name="T41">A </text:span><text:span text:style-name="T34">volume of </text:span><text:span text:style-name="T1">1,5mL of cell suspension </text:span><text:span text:style-name="T34">were harvested </text:span><text:span text:style-name="T55">for each time point. This samples were</text:span><text:span text:style-name="T34"> diluted 1:10 in PBS to be sure the cell concentration is suitable to the assay. 2ml of th</text:span><text:span text:style-name="T55">ese</text:span><text:span text:style-name="T34"> </text:span><text:span text:style-name="T55">dilutions</text:span><text:span text:style-name="T34"> w</text:span><text:span text:style-name="T55">ere</text:span><text:span text:style-name="T34"> pelleted and cells were ﬁxed with 10 m</text:span><text:span text:style-name="T55">L</text:span><text:span text:style-name="T34"> of 100% </text:span><text:span text:style-name="T55">EtOH</text:span><text:span text:style-name="T34"> before stored at -20ºC for at least 24h. After fixation, cell suspensions were centrifuged for 5 min at 3500 </text:span><text:span text:style-name="T55">x </text:span><text:span text:style-name="T34">g </text:span><text:span text:style-name="T55">(</text:span><text:span text:style-name="T34">room temperature</text:span><text:span text:style-name="T55">)</text:span><text:span text:style-name="T34"> and resuspended in 1 mL of PBS. They were washed once with PBS and sonicated for 3 minutes in a Ultrasonic Cleaner (JSP, US21, ultrasonic power 50W), in order to eliminate cell clumps and aggregates before staining.</text:span></text:p>
      <text:p text:style-name="P29"><text:span text:style-name="T55">In the staining process, </text:span><text:span text:style-name="T34">2μL of the Vibrant DyeCycle Green (V35004, ThermoFisher) </text:span><text:span text:style-name="T55">were added to each sample</text:span><text:span text:style-name="T34"> and incubated 30 min (37°C) for DNA labeling. Treatment with RNase was not necessary </text:span><text:span text:style-name="T55">as </text:span><text:span text:style-name="T34">Vibrant DyeCycle Green is a DNA-selective stain. Final stain concentration was 10 μM. After incubation, cells were washed and transferred to ﬂow cytometry tubes for cell cycle analysis. </text:span></text:p>
      <text:p text:style-name="P29"><text:span text:style-name="T34">Flow Cytometry adquisition were performed with a BD FACS Canto II (BD Biosciences) where </text:span><text:span text:style-name="T55">stained DNA</text:span><text:span text:style-name="T34"> were excited by a 488nm laser and emission was collected in a 530/30 nm PMT. Flow rate was low and linear amplification were stablished for the adquisition.</text:span></text:p>
      <text:p text:style-name="Text_20_body"><text:soft-page-break/>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olvPQPcNec"/>(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olvPQPcNec"/>⁠ to adjust the data to the model. </text:p>
      <text:h text:style-name="P58" text:outline-level="2"><text:bookmark-start text:name="__RefHeading___Toc31200_448844389"/>Pulse-Amplitude-Modulation Fluorometry<text:bookmark-end text:name="__RefHeading___Toc31200_448844389"/></text:h>
      <text:p text:style-name="P41"/>
      <text:p text:style-name="P40"><text:span text:style-name="T170">Fresh culture was harvested at the different specific times of the day. </text:span><text:span text:style-name="T171">The samples were diluted 1:1 with grow</text:span><text:span text:style-name="T173">ing</text:span><text:span text:style-name="T171"> medium. </text:span><text:span text:style-name="T172">Pulse-Amplitude-Modulation fluorometry measurements were performed using a </text:span><text:span text:style-name="T168">(MAQUINA).</text:span></text:p>
      <text:p text:style-name="P48"><text:span text:style-name="T168">D</text:span><text:span text:style-name="T167">ebería meter más calculos o solo el que voy a representar?</text:span></text:p>
      <text:p text:style-name="P40"><text:span text:style-name="T170">After 10 min of relaxation at 20 ºC in total darkness, the non-actinic modulated light (450nm, 2.</text:span><text:span text:style-name="T171">8 </text:span><text:span text:style-name="T68">μ</text:span><text:span text:style-name="T67">E</text:span><text:span text:style-name="T170"> </text:span><text:span text:style-name="T68">μ</text:span><text:span text:style-name="T69">E m</text:span><text:span text:style-name="T108">-2</text:span><text:span text:style-name="T69"> s</text:span><text:span text:style-name="T108">-1</text:span><text:span text:style-name="T170"> ) was turned on in order to measure F</text:span><text:span text:style-name="T155">o </text:span><text:span text:style-name="T14">(fluorescence basal level). To determine F</text:span><text:span text:style-name="T155">M <text:s/></text:span><text:span text:style-name="T14">(the maximum fluorescence level) in the sample adaptated to darkness, a saturating red light pulse</text:span><text:span text:style-name="T13"> </text:span><text:span text:style-name="T15">of 655nm and </text:span><text:span text:style-name="T16">5</text:span><text:span text:style-name="T15">000 </text:span><text:span text:style-name="T68">μ</text:span><text:span text:style-name="T69">E m</text:span><text:span text:style-name="T108">-2</text:span><text:span text:style-name="T69"> s</text:span><text:span text:style-name="T108">-1</text:span><text:span text:style-name="T69"> is applied to the sample </text:span><text:span text:style-name="T71">during 400ms</text:span><text:span text:style-name="T69">. The F</text:span><text:span text:style-name="T110">V</text:span><text:span text:style-name="T69">/F</text:span><text:span text:style-name="T110">M</text:span><text:span text:style-name="T69">, that corresponds to t</text:span><text:span text:style-name="T70">he </text:span><text:span text:style-name="T69">maximum potential quantum efficiency of Photosystem II if all reaction centers were open, was cal</text:span><text:span text:style-name="T70">culated using this formula: </text:span></text:p>
      <text:p text:style-name="P16"><draw:frame draw:style-name="fr8"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58" text:outline-level="2"><text:bookmark-start text:name="__RefHeading___Toc31202_448844389"/>Starch Content Data Generation and Processing<text:bookmark-end text:name="__RefHeading___Toc31202_448844389"/></text:h>
      <text:p text:style-name="P44"/>
      <text:p text:style-name="P44">At specific times of the day, fresh culture was harvested and lyophilized after a washing step with ammonium formiate to eliminate salts from the growing medium. </text:p>
      <text:p text:style-name="P45"><text:bookmark-start text:name="__RefHeading___Toc31204_448844389"/><text:span text:style-name="T204">For </text:span><text:span text:style-name="T207">starch</text:span><text:span text:style-name="T204"> extraction, </text:span><text:span text:style-name="T207">a</text:span>pproximately <text:span text:style-name="T207">2-3</text:span> mg of lyophilized bioma<text:span text:style-name="T202">ss was added to an hermetic tube containing 1 </text:span><text:span text:style-name="T204">m</text:span><text:span text:style-name="T72">L of glass beads (</text:span><text:span text:style-name="T82">MARCA</text:span><text:span text:style-name="T163"> Y </text:span><text:span text:style-name="T164">TAMAÑO</text:span><text:span text:style-name="T72">) and </text:span><text:span text:style-name="T82">2</text:span><text:span text:style-name="T72"> mL of </text:span><text:span text:style-name="T83">c</text:span><text:span text:style-name="T82">hloroform:</text:span><text:span text:style-name="T83">methanol (2:1)</text:span><text:span text:style-name="T163">.</text:span><text:span text:style-name="T72"> </text:span><text:span text:style-name="T76">To ensure cell disruption, three</text:span><text:span text:style-name="T74"> </text:span><text:span text:style-name="T73">Mini-Beadbeater (BioSpec Products</text:span><text:span text:style-name="T74">) cycle</text:span><text:span text:style-name="T75">s (60s agitation-60s incubation on ice)</text:span><text:span text:style-name="T74"> </text:span><text:span text:style-name="T72">were applied to the samples</text:span><text:span text:style-name="T74">. </text:span><text:span text:style-name="T76">Then <text:s/></text:span><text:span text:style-name="T83">the liquid was separated from the beads and it </text:span><text:span text:style-name="T76">was saved in a new tube. </text:span><text:span text:style-name="T83">For the starch </text:span><text:soft-page-break/><text:span text:style-name="T83">extraction, the disrupted cells were centrifuged for 4 min. at max. speed and the supernant <text:s/>was discarted. The centrifugation was repeated until the pellet</text:span><text:span text:style-name="T87">s</text:span><text:span text:style-name="T83"> appeared white. Before continuing with the following steps, </text:span><text:span text:style-name="T84">the pellet</text:span><text:span text:style-name="T87">s</text:span><text:span text:style-name="T84"> must be dry. 1ML of KOH 0.2M was added to the dry pellet</text:span><text:span text:style-name="T87">s</text:span><text:span text:style-name="T84"> and heated at 100 ºC. After 30 min, </text:span><text:span text:style-name="T87">the tubes were</text:span><text:span text:style-name="T84"> gradually cooled and centrifuged at </text:span><text:span text:style-name="T197">13 rpm</text:span><text:span text:style-name="T84"> during 10 min. The supernatant is collected and mixed with 300 </text:span><text:span text:style-name="T68">μ</text:span><text:span text:style-name="T84">L of acetic acid 1M (in order to adjust pH 5.0) and 200</text:span><text:span text:style-name="T68">μ</text:span><text:span text:style-name="T84">L of destile water (in order to adjust concentration). </text:span><text:bookmark-end text:name="__RefHeading___Toc31204_448844389"/></text:p>
      <text:p text:style-name="P50"><text:span text:style-name="T85">From that mix, 200 </text:span><text:span text:style-name="T68">μ</text:span><text:span text:style-name="T85">L </text:span><text:span text:style-name="T87">of each sample </text:span><text:span text:style-name="T85">were placed in a new tube</text:span><text:span text:style-name="T87">s</text:span><text:span text:style-name="T85"> with 7.4 U of α-amilase diluted in </text:span><text:span text:style-name="T86">35 </text:span><text:span text:style-name="T68">μ</text:span><text:span text:style-name="T85">L </text:span><text:span text:style-name="T86">of s</text:span><text:span text:style-name="Emphasis"><text:span text:style-name="T97">odium acetate <text:s/>0.1M pH 4.5 and incubated at 37 ºC for 30 min. After that, 5U of amyloglucosidase </text:span></text:span><text:span text:style-name="Emphasis"><text:span text:style-name="T98">diluted in 165 <text:s/></text:span></text:span><text:span text:style-name="Emphasis"><text:span text:style-name="T99">μ</text:span></text:span><text:span text:style-name="Emphasis"><text:span text:style-name="T100">L <text:s/></text:span></text:span><text:span text:style-name="Emphasis"><text:span text:style-name="T97">sodium acetate <text:s/>0.1M pH 4.5 </text:span></text:span><text:span text:style-name="Emphasis"><text:span text:style-name="T98">were added to the tubes and incubated at 55 ºC for <text:s/>1-2 h. In order to inactivate the enzimes, the tubes were incubated at 100 ºC for 2 min and centrifuged at </text:span></text:span><text:span text:style-name="Emphasis"><text:span text:style-name="T198">13</text:span></text:span><text:span text:style-name="Emphasis"><text:span text:style-name="T98"> </text:span></text:span><text:span text:style-name="Emphasis"><text:span text:style-name="T198">rpm for 10 min. <text:s/></text:span></text:span></text:p>
      <text:p text:style-name="P51"><text:span text:style-name="Emphasis"><text:span text:style-name="T98">Finally, for the spectrophotometric quantification, the following mix is added to </text:span></text:span><text:span text:style-name="Emphasis"><text:span text:style-name="T101">quartz <text:s/></text:span></text:span><text:span text:style-name="Emphasis"><text:span text:style-name="T98">spectrophotomet</text:span></text:span><text:span text:style-name="Emphasis"><text:span text:style-name="T101">er</text:span></text:span><text:span text:style-name="Emphasis"><text:span text:style-name="T98"> </text:span></text:span><text:span text:style-name="Emphasis"><text:span text:style-name="T101">cuvettes: 100 </text:span></text:span><text:span text:style-name="Emphasis"><text:span text:style-name="T99">μ</text:span></text:span><text:span text:style-name="Emphasis"><text:span text:style-name="T100">L </text:span></text:span><text:span text:style-name="Emphasis"><text:span text:style-name="T101">of the sample, 500 </text:span></text:span><text:span text:style-name="Emphasis"><text:span text:style-name="T99">μ</text:span></text:span><text:span text:style-name="Emphasis"><text:span text:style-name="T100">L </text:span></text:span><text:span text:style-name="Emphasis"><text:span text:style-name="T101">of </text:span></text:span><text:span text:style-name="Emphasis"><text:span text:style-name="T199">hexoquinase buffer</text:span></text:span><text:span text:style-name="Emphasis"><text:span text:style-name="T101">, 100 </text:span></text:span><text:span text:style-name="Emphasis"><text:span text:style-name="T99">μ</text:span></text:span><text:span text:style-name="Emphasis"><text:span text:style-name="T100">L </text:span></text:span><text:span text:style-name="Emphasis"><text:span text:style-name="T101">of ATP 10mM (diluted in Hepes 100 mM ph 7.7), 100 </text:span></text:span><text:span text:style-name="Emphasis"><text:span text:style-name="T99">μ</text:span></text:span><text:span text:style-name="Emphasis"><text:span text:style-name="T100">L </text:span></text:span><text:span text:style-name="Emphasis"><text:span text:style-name="T101">of NAD+ 4 mM (diluted in Hepes 100 mM ph 7.7), 5 U of glucose-6-phosphate dehydrogenase and 200 </text:span></text:span><text:span text:style-name="Emphasis"><text:span text:style-name="T99">μ</text:span></text:span><text:span text:style-name="Emphasis"><text:span text:style-name="T100">L </text:span></text:span><text:span text:style-name="Emphasis"><text:span text:style-name="T101">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02">during the reaction, </text:span></text:span><text:span text:style-name="Emphasis"><text:span text:style-name="T101">that is related to the initial amount of starch in the sample.</text:span></text:span></text:p>
      <text:p text:style-name="P52"><text:span text:style-name="Emphasis"><text:span text:style-name="T200">Como se calcula el almidon?</text:span></text:span></text:p>
      <text:p text:style-name="P51"><text:span text:style-name="Emphasis"><text:span text:style-name="T101"/></text:span></text:p>
      <text:h text:style-name="Heading_20_2" text:outline-level="2">Carotenoid Content Data Generation and Processing</text:h>
      <text:p text:style-name="Text_20_body"/>
      <text:p text:style-name="P49"><text:span text:style-name="T204">For carotenoids extraction, t</text:span><text:span text:style-name="T203">otal darkness is needed. </text:span><text:span text:style-name="T208">Approximately 4 mg of lyophilized bioma</text:span><text:span text:style-name="T202">ss was added to an hermetic tube containing 1 </text:span><text:span text:style-name="T204">m</text:span><text:span text:style-name="T72">L of glass beads (</text:span><text:span text:style-name="T163">MARCA Y TAMAÑO</text:span><text:span text:style-name="T72">) and 1 mL of acetone (</text:span><text:span text:style-name="T163">% o pureza?).</text:span><text:span text:style-name="T72"> </text:span><text:span text:style-name="T76">To ensure cell disruption, three</text:span><text:span text:style-name="T74"> </text:span><text:span text:style-name="T73">Mini-Beadbeater (BioSpec Products</text:span><text:span text:style-name="T74">) cycle</text:span><text:span text:style-name="T75">s (60s agitation-60s incubation on ice)</text:span><text:span text:style-name="T74"> </text:span><text:span text:style-name="T72">were applied to the samples</text:span><text:span text:style-name="T74">. </text:span><text:span text:style-name="T76">Then they were centrifuged for 4 min. at max. speed and the supernant was saved in a new tube. This proccess was repeated six times or until the </text:span><text:span text:style-name="T80">supernant</text:span><text:span text:style-name="T76"> </text:span><text:soft-page-break/><text:span text:style-name="T76">turns </text:span><text:span text:style-name="T80">colorless</text:span><text:span text:style-name="T76">. </text:span><text:span text:style-name="T77">Once</text:span><text:span text:style-name="T76"> a</text:span><text:span text:style-name="T77">ll </text:span><text:span text:style-name="T76">the supernants </text:span><text:span text:style-name="T77">of each sample</text:span><text:span text:style-name="T76"> were collected in the same tube, </text:span><text:span text:style-name="T77">acetone were evaporated using a stream of nitrogen gas which is directly blown in the solutions. Finally, 350 </text:span><text:span text:style-name="T68">μ</text:span><text:span text:style-name="T72">L </text:span><text:span text:style-name="T77">of acetone were added to each tube, and if was distributed in </text:span><text:span text:style-name="T78"><text:s/>HPLC tubes following </text:span><text:span text:style-name="T79">manufacturer’s instructions. </text:span></text:p>
      <text:p text:style-name="P43"><text:span text:style-name="T79">A </text:span><text:span text:style-name="T81">Gynotech HPLC</text:span><text:span text:style-name="T79">, equipped with a photodiode-array detector </text:span><text:span text:style-name="T81">was used. </text:span><text:span text:style-name="T196">(Me falta la columna usada )</text:span><text:span text:style-name="T194">S</text:span><text:span text:style-name="T4">eparation was performed on a Waters Nova-Pak C18 column (3.9×150 mm, 4 µm particle size, 60 Å pore size) containing dimethyloctadecylsilyl-bonded amorphous silica, protected with a guard cartridge (4 µm particle size, sealed with 2-µm filters). </text:span><text:span text:style-name="T93">The eluents used to create a gradient through the mobile phase were: eluent </text:span><text:span text:style-name="T92">A </text:span><text:span text:style-name="T93">(ammonium</text:span><text:span text:style-name="T92"> acetat</text:span><text:span text:style-name="T93">e </text:span><text:span text:style-name="T92">0.1 M </text:span><text:span text:style-name="T94">and </text:span><text:span text:style-name="T92">H</text:span><text:span text:style-name="T111">2</text:span><text:span text:style-name="T92">O-met</text:span><text:span text:style-name="T94">h</text:span><text:span text:style-name="T92">anol 15:85 v/v</text:span><text:span text:style-name="T93">)</text:span><text:span text:style-name="T92"> <text:s/></text:span><text:span text:style-name="T93">and eluent B </text:span><text:span text:style-name="T94">(</text:span><text:span text:style-name="T92">met</text:span><text:span text:style-name="T94">h</text:span><text:span text:style-name="T92">anol-acetonitril</text:span><text:span text:style-name="T94">e</text:span><text:span text:style-name="T92">-aceton</text:span><text:span text:style-name="T94">e</text:span><text:span text:style-name="T92"> 44:43:13 v/v). </text:span><text:span text:style-name="T94">Temperature was maintained constant (20 ºC) during the whole proccess and eluents flow at </text:span><text:span text:style-name="T92">800 μ</text:span><text:span text:style-name="T94">L</text:span><text:span text:style-name="T92"> min</text:span><text:span text:style-name="T109">-1</text:span><text:span text:style-name="T92">. </text:span><text:span text:style-name="T95">Mamiellales carotenoids </text:span><text:span text:style-name="T96">(</text:span><text:span text:style-name="T166">cita</text:span><text:span text:style-name="T96">)</text:span><text:span text:style-name="T193">.</text:span></text:p>
      <text:p text:style-name="P46"><text:span text:style-name="T92">D</text:span><text:span text:style-name="T91">ifferent carotenoids were identified following </text:span><text:span text:style-name="T195">tiempos de retencion y perfiles de absorcion</text:span><text:span text:style-name="T91"> (e</text:span><text:span text:style-name="T192">sto se puede decir o hay q citar si o si?</text:span><text:span text:style-name="T91">) and cuantified</text:span><text:span text:style-name="T114"> as a percentage of the total </text:span><text:span text:style-name="T115">peak</text:span><text:span text:style-name="T114"> area.</text:span></text:p>
      <text:p text:style-name="P42"/>
      <text:h text:style-name="Heading_20_2" text:outline-level="2"><text:bookmark-start text:name="__RefHeading___Toc31206_448844389"/><text:span text:style-name="T145">R</text:span><text:span text:style-name="T144">hythmic Patterns Detection and Characterization</text:span><text:bookmark-end text:name="__RefHeading___Toc31206_448844389"/></text:h>
      <text:p text:style-name="P30"/>
      <text:p text:style-name="P31"><text:span text:style-name="T184">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pYawR24Oxu"/><text:span text:style-name="T24">(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pYawR24Oxu"/><text:span text:style-name="T184">⁠ from Bioconductor was used to statistically identify rhythmic patterns in the different data collected.</text:span> A <text:span text:style-name="T184">0.05 </text:span>p-value threshold was used in all the cases under study. <text:span text:style-name="T184">Rhythmic patterns with a single peak over a complete diurnal cycle were detected b</text:span>y<text:span text:style-name="T184"> setting the period parameter from RAIN to 24 hours. A similar process was used to detect more complex rhythmic patterns (the ones with two or even three peaks), but changing the period parameter from RAIN to 12 and 8 hours respectively. </text:span></text:p>
      <text:p text:style-name="P32">To ensure the accuracy of our study, three complete diurnal cycles from both photoperiods were used to detect rhythmic patterns in the different data of this study: expression levels of genes, abundance of proteins, <text:span text:style-name="T103">maximum potential quantum efficiency of Photosystem II, </text:span><text:span text:style-name="T33">amount of cells in the different cell cycle phases and amount of different carotenoids and starch. </text:span></text:p>
      <text:p text:style-name="P33"><text:soft-page-break/><text:span text:style-name="T105">Moreover,</text:span><text:span text:style-name="T104"> </text:span><text:span text:style-name="T105">in order to differenciate genes and proteins that respond to light from </text:span><text:span text:style-name="T104">the ones</text:span><text:span text:style-name="T105"> that are actually regulated by the circadian clock, </text:span><text:span text:style-name="T104">the last two diurnal cycles and two consecutive days of continous light were considered for the RAIN analysis described above. In that way, RAIN can statistically test if a similar pattern is maintained after changing the cycling light regime to a continous light input and it p</text:span><text:span text:style-name="T185">revents a bias towards any of the two conditions. </text:span><text:s/></text:p>
      <text:p text:style-name="P98"><text:span text:style-name="T188">The significant difference between the maximum expression level in rhythmic and non rhythmic genes was performed using the Mann-Whitney-Wilcoxon non parametric test implemented in the R function wilcox.test. <text:s text:c="2"/></text:span><text:span text:style-name="T191">Esto ya veremos si lo meto.</text:span></text:p>
      <text:p text:style-name="P98"><text:span text:style-name="T206">Once that rhythmic patterns in our data were detected by RAIN, they were fitted to a cosinusoidal </text:span><text:span text:style-name="T186">wave</text:span><text:span text:style-name="T206"> in order to be characterized and to </text:span><text:span text:style-name="T186">enable comparison between them. Rhythmic patterns are mathematically treated as waves, so they can be characterized according to the classic parameters of </text:span><text:span text:style-name="T112">mesor </text:span><text:span text:style-name="T113">(the mean values around which this wave oscillates),</text:span><text:span text:style-name="T112"> </text:span><text:span text:style-name="T113">a</text:span><text:span text:style-name="T112">mplitud</text:span><text:span text:style-name="T113">e (half the difference between the highest and the lowest value in the wave)</text:span><text:span text:style-name="T112"> </text:span><text:span text:style-name="T113">and </text:span><text:span text:style-name="T112">phase </text:span><text:span text:style-name="T113">(when does the wave</text:span><text:span text:style-name="T112"> </text:span><text:span text:style-name="T113">reach its highest). </text:span><text:span text:style-name="T183">The statistical significance of the differences in </text:span><text:span text:style-name="T186">these waves parameters</text:span><text:span text:style-name="T183"> between different of rhythmic </text:span><text:span text:style-name="T186">patterns</text:span><text:span text:style-name="T183">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ywrc3ZPPnY"/><text:span text:style-name="T19">(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ywrc3ZPPnY"/><text:span text:style-name="T183">⁠</text:span><text:span text:style-name="T206"> </text:span><text:span text:style-name="T187">with a p-value threshold of 0.05</text:span><text:span text:style-name="T183">. </text:span><text:span text:style-name="T189">The significance of the global differences in the three rhythmic parameters</text:span><text:span text:style-name="T190">(te referias a ND,LD y SD?)</text:span><text:span text:style-name="T189"> was performed using the Mann-Whitney-Wilcoxon non parametric test implemented in the R function wilcox.test. <text:s text:c="2"/></text:span></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h text:style-name="Heading_20_1" text:outline-level="1">Hypothesis and Objetives</text:h>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o de hipotesis)</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56" text:outline-level="1"/>
      <text:h text:style-name="P56" text:outline-level="1"/>
      <text:h text:style-name="P56" text:outline-level="1"/>
      <text:h text:style-name="P56" text:outline-level="1"/>
      <text:p text:style-name="P47"/>
      <text:h text:style-name="P56" text:outline-level="1">Results</text:h>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Chapter 1. <text:s/>Molecular Systems Biology in Microalgae: The <text:span text:style-name="T205">lack of user-friendly tools for analysing and integrating omic data.</text:span></text:h>
      <text:p text:style-name="P34"/>
      <text:p text:style-name="P10"><text:span text:style-name="T174">Microalgae are a very diverse non-monophyletic group of photosynthetic microorganisms that </text:span><text:span text:style-name="T175">can </text:span><text:span text:style-name="T176">grow </text:span><text:span text:style-name="T174">in a wide variety of habitats </text:span><text:span text:style-name="T176">with different environmental conditions. There <text:s text:c="2"/>are microalgae in rivers, lakes, ponds, but also in oceans </text:span><text:span text:style-name="T177">or</text:span><text:span text:style-name="T176"> even </text:span><text:span text:style-name="T177">in </text:span><text:span text:style-name="T176">soil crusts and rocks.</text:span><text:span text:style-name="T174"> </text:span><text:span text:style-name="T177">They are expose to a </text:span><text:span text:style-name="T174">broad range of temperature, salinity, pH, light </text:span><text:span text:style-name="T177">irradiance and photoperiods</text:span><text:span text:style-name="T174">. </text:span></text:p>
      <text:p text:style-name="P9"/>
      <text:p text:style-name="P11"><text:span text:style-name="T178">Apart</text:span><text:span text:style-name="T177"> </text:span><text:span text:style-name="T178">from</text:span><text:span text:style-name="T177"> </text:span><text:span text:style-name="T169">their physiological plasticity, microalgae are </text:span><text:span text:style-name="T178">also</text:span><text:span text:style-name="T169"> interesting </text:span><text:span text:style-name="T177">for </text:span><text:span text:style-name="T169">their </text:span><text:span text:style-name="T177">crucial </text:span><text:span text:style-name="T169">ecological role and </text:span><text:span text:style-name="T177">their </text:span><text:span text:style-name="T169">wide range of </text:span><text:span text:style-name="T177">biotechnological </text:span><text:span text:style-name="T169">applications. </text:span><text:span text:style-name="T178">It is generally believed that forests are the lungs of our planet, </text:span><text:span text:style-name="T169">but actually the more than 5000 species of microalgae that have been found (by now) only in the oceans contribute to life on earth by producing the 50% of the oxygen in our atmosphere. </text:span><text:span text:style-name="T178">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bDDMM9Q5VE"/><text:span text:style-name="T17">(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bDDMM9Q5VE"/><text:span text:style-name="T178">⁠. </text:span></text:p>
      <text:p text:style-name="P12"><text:span text:style-name="T179">As it was mentioned before, microalgae are also interesting for the scientific community due to their yet increasing number of biotechnological applications. Microalgae </text:span><text:span text:style-name="T180">capture</text:span><text:span text:style-name="T179"> CO</text:span><text:span text:style-name="T156">2</text:span><text:span text:style-name="T179"> from the atmosphere to synthesize their own carbon compounds: proteins, </text:span><text:span text:style-name="T180">lipids,</text:span><text:span text:style-name="T179"> antioxidants, vitamins, </text:span><text:span text:style-name="T180">etc</text:span><text:span text:style-name="T179">. </text:span><text:span text:style-name="T181">They are described as a high-performance carbon compound source and a suitable candidate for mitigating CO2. Consequently, t</text:span><text:span text:style-name="T180">he industrial cultivation of microalgae</text:span><text:span text:style-name="T181"> is </text:span><text:span text:style-name="T180">thoroughly explored nowadays for the production of carbon compounds used as biofuels, biostimulants, </text:span><text:span text:style-name="T174">health supplements, </text:span><text:span text:style-name="T181">drugs</text:span><text:span text:style-name="T174"> and cosmetics </text:span><text:span text:style-name="T181">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mDn0jdOuWD"/><text:span text:style-name="T18">(H. 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mDn0jdOuWD"/><text:span text:style-name="T181">⁠.</text:span></text:p>
      <text:p text:style-name="P13"><text:span text:style-name="T178">#</text:span><text:span text:style-name="T169">########### </text:span><text:span text:style-name="T182">lo que viene a continuacion aun está copia y pega del paper</text:span></text:p>
      <text:p text:style-name="P4">Due to these promising features, physiological characterization of multiple microal-</text:p>
      <text:p text:style-name="P4">gae species under different cultivation regimes have been thoroughly carried out [5, 6].</text:p>
      <text:p text:style-name="P4">Nevertheless, the molecular mechanisms underpinning the physiology of microalgae are</text:p>
      <text:p text:style-name="P4">yet poorly understood. In order to facilitate the progress in the characterization of the</text:p>
      <text:p text:style-name="P4">molecular systems regulating microalgae physiology, high throughput sequencing tech-</text:p>
      <text:p text:style-name="P4">nologies have been recently applied to obtain the genome of a wide range of microal-</text:p>
      <text:p text:style-name="P4">gae [7–19]. This has promoted the use of different omics, particularly transcriptomics</text:p>
      <text:p text:style-name="P4"><text:soft-page-break/>based on RNA-seq data [20–22] and cistromics based on ChIP-seq data [23, 24], to ini-</text:p>
      <text:p text:style-name="P4">tiate molecular systems biology studies in microalgae. Nonetheless, the impact of this</text:p>
      <text:p text:style-name="P4">type of studies on microalgae are hampered by the lack of freely available and easy to</text:p>
      <text:p text:style-name="P4">use online tools to analyze, extract relevant information and integrate omics data. Typi-</text:p>
      <text:p text:style-name="P4">cally, RNA-seq and ChIP-seq analysis received as input high-throughput sequencing</text:p>
      <text:p text:style-name="P4">raw data and produce as output, respectively, sets of differentially expressed genes and</text:p>
      <text:p text:style-name="P4">genomic loci significantly bound by the protein of interest. Processing of the massive</text:p>
      <text:p text:style-name="P4">amount of high-throughput sequencing data and analysis of the resulting sets of genes</text:p>
      <text:p text:style-name="P4">and genomic loci obtained from molecular systems biology studies requires computa-</text:p>
      <text:p text:style-name="P4">tional power, time, effort and expertise that research groups on microalgae may lack.</text:p>
      <text:p text:style-name="P4">In addition, researchers must explore different data bases separately, which makes the</text:p>
      <text:p text:style-name="P4">integration of the results and the generation of biological meaningful information more</text:p>
      <text:p text:style-name="P4">difficult. Therefore, it is imperative the development of frameworks integrating micro-</text:p>
      <text:p text:style-name="P4">algae genome sequences and annotations with tools for high-throughput sequencing</text:p>
      <text:p text:style-name="P4">data analysis and functional enrichment of gene and genomic loci sets. In order to cover</text:p>
      <text:p text:style-name="P4">these microalgae research community needs and promote studies in molecular systems</text:p>
      <text:p text:style-name="P4">biology we have developed the web portal ALGAEFUN with MARACAS using the R</text:p>
      <text:p text:style-name="P4">package Shiny [25] and other Bioconductor packages. Our web portal consists of two</text:p>
      <text:p text:style-name="P4">different tools. MARACAS (MicroAlgae RnA-seq and Chip-seq AnalysiS) implements</text:p>
      <text:p text:style-name="P4">an automatic computational workflow that receives as input RNA-seq or ChIP-seq raw</text:p>
      <text:p text:style-name="P4">sequencing data from microalgae studies and produces, respectively, sets of differen-</text:p>
      <text:p text:style-name="P4">tially expressed genes or a list of genomic loci. These results can be further analyzed</text:p>
      <text:p text:style-name="P4">using our second tool ALGAEFUN (microAlgae FUNctional enrichment tool). On the</text:p>
      <text:p text:style-name="P4">one hand, when receiving the results from an RNA-seq analysis, sets of genes are func-</text:p>
      <text:p text:style-name="P4">tionally annotated by performing GO (Gene Ontology) [26] and KEGG (Kyoto Encyclo-</text:p>
      <text:p text:style-name="P4">pedia of Genes and Genomes) pathways [27] enrichment analysis. On the other hand,</text:p>
      <text:p text:style-name="P4">when genomic loci from a ChIP-seq analysis are inputted, a set of potential target genes</text:p>
      <text:p text:style-name="P4">is generated together with the analysis of the distribution of the loci over gene features</text:p>
      <text:p text:style-name="P4">as well as metagene plots representing the average mapping signal. This set of potential</text:p>
      <text:p text:style-name="P4">target genes can be further studied using the features for functional enrichment analy-</text:p>
      <text:p text:style-name="P4">sis in ALGAEFUN as described above. ALGAEFUN with MARACAS supports a wide</text:p>
      <text:p text:style-name="P4">range of 14 different microalgae species including Chlamydomonas reinhardtii, Ostre-</text:p>
      <text:p text:style-name="P4"><text:soft-page-break/>ococcus tauri, Nannochloropsis gaditana and Phaeodactylum tricornutum among oth-</text:p>
      <text:p text:style-name="P4">ers. Additionally, our tools can be easily extended to include new microalgae as their</text:p>
      <text:p text:style-name="P4">genome sequence and annotation are made available. The code for ALGAEFUN with</text:p>
      <text:p text:style-name="P4">MARACAS is publicly available at their respective GitHub repositories from the follow-</text:p>
      <text:p text:style-name="P4">ing links: https://github.com/fran-romero-campero/ALGAEFUN and https://github.</text:p>
      <text:p text:style-name="P4">com/fran-romero-campero/MARACAS.</text:p>
      <text:p text:style-name="P4"/>
      <text:p text:style-name="P4">ALGAEFUN with MARACAS supports the analysis of the following microalgae cover-</text:p>
      <text:p text:style-name="P4">ing an ample spectrum of their phylogeny: Chlamydomonas reinhardtii [7], Volvox car-</text:p>
      <text:p text:style-name="P4">teri [8], Chromochloris zofingiensis [9], Dunaliella salina [10], Haematococcus lacustris</text:p>
      <text:p text:style-name="P4">[11](Chlorophyceae), Coccomyxa subellipsoidea [12] (Trebouxiophyceae), Ostreococcus</text:p>
      <text:p text:style-name="P4">tauri [13], Bathycoccus prasinos [14], Micromonas pusilla CCMP1545 [15] (Mamiel-</text:p>
      <text:p text:style-name="P4">lophyceae), Phaeodactylum tricornutum [16], Nannochloropsis gaditana [17] (Stra-</text:p>
      <text:p text:style-name="P4">menopiles), Klebsormidium nitens [18], Mesotaenium endlicherianum and Spirogloea</text:p>
      <text:p text:style-name="P4">muscicola [19] (Charophyceae), Fig. 1.</text:p>
      <text:p text:style-name="P4">One of the limiting factors for the development of molecular systems biology stud-</text:p>
      <text:p text:style-name="P4">ies in microalgae is the fragmentation of the available genomic sequences and func-</text:p>
      <text:p text:style-name="P4">tional annotations into different databases. To overcome this issue and generate easily</text:p>
      <text:p text:style-name="P4">accessible resources, genome sequences, functional annotation and genomic feature</text:p>
      <text:p text:style-name="P4">annotation files for the previous microalgae species were systematically collected from</text:p>
      <text:p text:style-name="P4">different freely available databases: Ensembl Protists [28], PhycoCosm [29], Phytozome</text:p>
      <text:p text:style-name="P4">[30], Genomes—NCBI Datasets [31] and a Figshare repository [32], see Table 1. The sys-</text:p>
      <text:p text:style-name="P4">tematic use of these annotation systems in specific tools for microalgae is expected to</text:p>
      <text:p text:style-name="P4">promote the improvement of the current sparse annotations in these species. This is one</text:p>
      <text:p text:style-name="P4">of the goals of our tools, ALGAEFUN with MARACAS.</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h text:style-name="Heading_20_1" text:outline-level="1"/>
      <text:p text:style-name="P5"/>
      <text:p text:style-name="P5"/>
      <text:h text:style-name="Heading_20_1" text:outline-level="1">Bibliography</text:h>
      <text:p text:style-name="Text_20_body"/>
      <text:p text:style-name="Text_20_body"/>
      <text:p text:style-name="Text_20_body"/>
      <text:p text:style-name="Text_20_body"/>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section text:style-name="Sect1" text:name="ADDIN Mendeley Bibliography CSL_BIBLIOGRAPHY  RNDSKHXfyIGTL">
        <text:p text:style-name="P64"><text:soft-page-break/>Abascal, F., Acosta, R., Addleman, N. J., Adrian, J., Afzal, V., Aken, B., Akiyama, J. A., Jammal, O. Al, Amrhein, H., Anderson, S. M., Andrews, G. R., Antoshechkin, I., Ardlie, K. G., Armstrong, J., Astley, M., Banerjee, B., Barkal, A. A., Barnes, I. H. A., Barozzi, I., … Myers, R. M. (2020). Perspectives on ENCODE. In <text:span text:style-name="T147">Nature</text:span> (Vol. 583, Issue 7818). https://doi.org/10.1038/s41586-020-2449-8</text:p>
        <text:p text:style-name="P64">Bachy, C., Wittmers, F., Muschiol, J., Hamilton, M., Henrissat, B., &amp; Worden, A. Z. (2022). The Land-Sea Connection: Insights Into the Plant Lineage from a Green Algal Perspective. In <text:span text:style-name="T147">Annual Review of Plant Biology</text:span> (Vol. 73). https://doi.org/10.1146/annurev-arplant-071921-100530</text:p>
        <text:p text:style-name="P64">Becker, B., &amp; Marin, B. (2009). Streptophyte algae and the origin of embryophytes. <text:span text:style-name="T147">Annals of Botany</text:span>, <text:span text:style-name="T147">103</text:span>(7), 999–1004. https://doi.org/10.1093/aob/mcp044</text:p>
        <text:p text:style-name="P64">Benites, L. F., Bucchini, F., Sanchez-Brosseau, S., Grimsley, N., Vandepoele, K., &amp; Piganeau, G. (2021). Evolutionary Genomics of Sex-Related Chromosomes at the Base of the Green Lineage. <text:span text:style-name="T147">Genome Biology and Evolution</text:span>, <text:span text:style-name="T147">13</text:span>(10). https://doi.org/10.1093/gbe/evab216</text:p>
        <text:p text:style-name="P64">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47">Scientific Data</text:span>, <text:span text:style-name="T147">5</text:span>. https://doi.org/10.1038/sdata.2018.154</text:p>
        <text:p text:style-name="P64">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47">Trends in Plant Science</text:span> (Vol. 19, Issue 10). https://doi.org/10.1016/j.tplants.2014.05.008</text:p>
        <text:p text:style-name="P64">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47">BMC Genomics</text:span>, <text:span text:style-name="T147">15</text:span>(1), 1103. https://doi.org/10.1186/1471-2164-15-1103</text:p>
        <text:p text:style-name="P64">Chapman, R. L. (2013). Algae: The world’s most important “plants”-an introduction. <text:span text:style-name="T147">Mitigation and Adaptation Strategies for Global Change</text:span>, <text:span text:style-name="T147">18</text:span>(1). https://doi.org/10.1007/s11027-010-9255-9</text:p>
        <text:p text:style-name="P64">Chen, H., Li, T., &amp; Wang, Q. (2019). Ten years of algal biofuel and bioproducts: gains and pains. <text:span text:style-name="T147">Planta</text:span>, <text:span text:style-name="T147">249</text:span>(1), 195–219. https://doi.org/10.1007/s00425-018-3066-8</text:p>
        <text:p text:style-name="P64"><text:soft-page-break/>Chen, M. X., Zhang, Y., Fernie, A. R., Liu, Y. G., &amp; Zhu, F. Y. (2021). SWATH-MS-Based Proteomics: Strategies and Applications in Plants. In <text:span text:style-name="T147">Trends in Biotechnology</text:span> (Vol. 39, Issue 5, pp. 433–437). Elsevier Ltd. https://doi.org/10.1016/j.tibtech.2020.09.002</text:p>
        <text:p text:style-name="P64">Cock, J. M., &amp; Coelho, S. M. (2011). Algal models in plant biology. In <text:span text:style-name="T147">Journal of Experimental Botany</text:span> (Vol. 62, Issue 8). https://doi.org/10.1093/jxb/err117</text:p>
        <text:p text:style-name="P64">Coleto-Alcudia, V., &amp; Vega-Rodríguez, M. A. (2020). Artificial Bee Colony algorithm based on Dominance (ABCD) for a hybrid gene selection method. <text:span text:style-name="T147">Knowledge-Based Systems</text:span>, <text:span text:style-name="T147">205</text:span>. https://doi.org/10.1016/j.knosys.2020.106323</text:p>
        <text:p text:style-name="P64">Collado-Fabbri, S., Vaulot, D., &amp; Ulloa, O. (2011). Structure and seasonal dynamics of the eukaryotic picophytoplankton community in a wind-driven coastal upwelling ecosystem. <text:span text:style-name="T147">Limnology and Oceanography</text:span>, <text:span text:style-name="T147">56</text:span>(6). https://doi.org/10.4319/lo.2011.56.6.2334</text:p>
        <text:p text:style-name="P64">Craig, R. J., Hasan, A. R., Ness, R. W., &amp; Keightley, P. D. (2021). Comparative genomics of Chlamydomonas. <text:span text:style-name="T147">Plant Cell</text:span>, <text:span text:style-name="T147">33</text:span>(4). https://doi.org/10.1093/plcell/koab026</text:p>
        <text:p text:style-name="P64">De Keersmaecker, S. C. J., Thijs, I. M. V., Vanderleyden, J., &amp; Marchal, K. (2006). Integration of omics data: How well does it work for bacteria? In <text:span text:style-name="T147">Molecular Microbiology</text:span> (Vol. 62, Issue 5). https://doi.org/10.1111/j.1365-2958.2006.05453.x</text:p>
        <text:p text:style-name="P64">de los Reyes, P., Romero-Campero, F. J., Ruiz, M. T., Romero, J. M., &amp; Valverde, F. (2017). Evolution of Daily Gene Co-expression Patterns from Algae to Plants. <text:span text:style-name="T147">Frontiers in Plant Science</text:span>. https://doi.org/10.3389/fpls.2017.01217</text:p>
        <text:p text:style-name="P64">Demir-Hilton, E., Sudek, S., Cuvelier, M. L., Gentemann, C. L., Zehr, J. P., &amp; Worden, A. Z. (2011). Global distribution patterns of distinct clades of the photosynthetic picoeukaryote Ostreococcus. <text:span text:style-name="T147">ISME Journal</text:span>, <text:span text:style-name="T147">5</text:span>(7). https://doi.org/10.1038/ismej.2010.209</text:p>
        <text:p text:style-name="P64">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47">Proceedings of the National Academy of Sciences</text:span>, <text:span text:style-name="T147">103</text:span>(31), 11647–11652. https://doi.org/10.1073/pnas.0604795103</text:p>
        <text:p text:style-name="P64">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147">ERJ Open Research</text:span>, <text:span text:style-name="T147">7</text:span>(2), 00104–02021. https://doi.org/10.1183/23120541.00104-2021</text:p>
        <text:p text:style-name="P64"><text:soft-page-break/>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47">G3: Genes, Genomes, Genetics</text:span>, <text:span text:style-name="T147">4</text:span>(3). https://doi.org/10.1534/g3.113.008995</text:p>
        <text:p text:style-name="P64">García-Domínguez, M., &amp; Florencio, F. J. (1997). Nitrogen availability and electron transport control the expression of glnB gene (encoding PII protein) in the cyanobacterium Synechocystis sp. PCC 6803. <text:span text:style-name="T147">Plant Molecular Biology</text:span>, <text:span text:style-name="T147">35</text:span>(6). https://doi.org/10.1023/A:1005846626187</text:p>
        <text:p text:style-name="P64">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47">Nature Communications</text:span>, <text:span text:style-name="T147">5</text:span>. https://doi.org/10.1038/ncomms4978</text:p>
        <text:p text:style-name="P64">Hoys, C., Romero-Losada, A. B., del Río, E., Guerrero, M. G., Romero-Campero, F. J., &amp; García-González, M. (2021). Unveiling the underlying molecular basis of astaxanthin accumulation in Haematococcus through integrative metabolomic-transcriptomic analysis. <text:span text:style-name="T147">Bioresource Technology</text:span>, <text:span text:style-name="T147">332</text:span>. https://doi.org/10.1016/j.biortech.2021.125150</text:p>
        <text:p text:style-name="P64">Ideker, T., Galitski, T., &amp; Hood, L. (2001). A new approach to decoding life: Systems biology. In <text:span text:style-name="T147">Annual Review of Genomics and Human Genetics</text:span> (Vol. 2). https://doi.org/10.1146/annurev.genom.2.1.343</text:p>
        <text:p text:style-name="P64">Jamers, A., Blust, R., &amp; De Coen, W. (2009). Omics in algae: Paving the way for a systems biological understanding of algal stress phenomena? In <text:span text:style-name="T147">Aquatic Toxicology</text:span> (Vol. 92, Issue 3). https://doi.org/10.1016/j.aquatox.2009.02.012</text:p>
        <text:p text:style-name="P64">Joyce, A. R., &amp; Palsson, B. (2006). The model organism as a system: Integrating “omics” data sets. In <text:span text:style-name="T147">Nature Reviews Molecular Cell Biology</text:span> (Vol. 7, Issue 3). https://doi.org/10.1038/nrm1857</text:p>
        <text:p text:style-name="P64">Karahalil, B. (2016). Overview of Systems Biology and Omics Technologies. <text:span text:style-name="T147">Current Medicinal Chemistry</text:span>, <text:span text:style-name="T147">23</text:span>(37), 4221–4230. https://doi.org/10.2174/0929867323666160926150617</text:p>
        <text:p text:style-name="P64">KESTER, D. R., DUEDALL, I. W., CONNORS, D. N., &amp; PYTKOWICZ, R. M. (1967). PREPARATION OF ARTIFICIAL SEAWATER. <text:span text:style-name="T147">Limnology and Oceanography</text:span>, <text:span text:style-name="T147">12</text:span>(1), 176–179. https://doi.org/10.4319/LO.1967.12.1.0176</text:p>
        <text:p text:style-name="P64">Krumholz, E. W., Yang, H., Weisenhorn, P., Henry, C. S., &amp; Libourel, I. G. L. (2012). Genome-wide metabolic network reconstruction of the picoalga Ostreococcus. <text:span text:style-name="T147">Journal of Experimental Botany</text:span>, <text:span text:style-name="T147">63</text:span>(6), 2353–2362. https://doi.org/10.1093/jxb/err407</text:p>
        <text:p text:style-name="P64"><text:soft-page-break/>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47">Nucleic Acids Research</text:span>, <text:span text:style-name="T147">40</text:span>(D1). https://doi.org/10.1093/nar/gkr1090</text:p>
        <text:p text:style-name="P64">Le Bihan, T., Martin, S. F., Chirnside, E. S., van Ooijen, G., Barrios-LLerena, M. E., O’Neill, J. S., Shliaha, P. V., Kerr, L. E., &amp; Millar, A. J. (2011). Shotgun proteomic analysis of the unicellular alga Ostreococcus tauri. <text:span text:style-name="T147">Journal of Proteomics</text:span>, <text:span text:style-name="T147">74</text:span>(10), 2060–2070. https://doi.org/10.1016/J.JPROT.2011.05.028</text:p>
        <text:p text:style-name="P64">Leconte, J., Benites, L. F., Vannier, T., Wincker, P., Piganeau, G., &amp; Jaillon, O. (2020). Genome resolved biogeography of mamiellales. <text:span text:style-name="T147">Genes</text:span>, <text:span text:style-name="T147">11</text:span>(1). https://doi.org/10.3390/genes11010066</text:p>
        <text:p text:style-name="P64">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47">BMC Genomics</text:span>, <text:span text:style-name="T147">17</text:span>(1), 319. https://doi.org/10.1186/s12864-016-2666-6</text:p>
        <text:p text:style-name="P64">Leliaert, F., Smith, D. R., Moreau, H., Herron, M. D., Verbruggen, H., Delwiche, C. F., &amp; De Clerck, O. (2012). Phylogeny and Molecular Evolution of the Green Algae. <text:span text:style-name="T147">Critical Reviews in Plant Sciences</text:span>, <text:span text:style-name="T147">31</text:span>(1). https://doi.org/10.1080/07352689.2011.615705</text:p>
        <text:p text:style-name="P64">Ludwig, C., Gillet, L., Rosenberger, G., Amon, S., Collins, B. C., &amp; Aebersold, R. (2018). Data‐independent acquisition‐based SWATH ‐ MS for quantitative proteomics: a tutorial. <text:span text:style-name="T147">Molecular Systems Biology</text:span>, <text:span text:style-name="T147">14</text:span>(8). https://doi.org/10.15252/msb.20178126</text:p>
        <text:p text:style-name="P64">Mazzocchi, F. (2012). Complexity and the reductionism-holism debate in systems biology. <text:span text:style-name="T147">Wiley Interdisciplinary Reviews: Systems Biology and Medicine</text:span>, <text:span text:style-name="T147">4</text:span>(5), 413–427. https://doi.org/10.1002/wsbm.1181</text:p>
        <text:p text:style-name="P64">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47">Science</text:span>, <text:span text:style-name="T147">318</text:span>(5848). https://doi.org/10.1126/science.1143609</text:p>
        <text:p text:style-name="P64">Moreau, H, Grimsley, N. Derelle, E, Ferraz, C, Escande, ML, Eychenié, S , Cooke, R, Piganeau, G, Desdevises, Y, Bellec, L. (1995). <text:span text:style-name="T147">A new marine picoeucaryote: Ostreococcus tauri gen. et sp. nov. (Chlorophyta, Prasinophyceae)</text:span>. <text:span text:style-name="T147">34</text:span>(4), 285–292.</text:p>
        <text:p text:style-name="P64"><text:soft-page-break/>O’Kelly, C. J., Sieracki, M. E., Thier, E. C., &amp; Hobson, I. C. (2003). A transient bloom of Ostreococcus (Chlorophyta, Prasinophyceae) in West Neck Bay, Long Island, New York. <text:span text:style-name="T147">Journal of Phycology</text:span>, <text:span text:style-name="T147">39</text:span>(5). https://doi.org/10.1046/j.1529-8817.2003.02201.x</text:p>
        <text:p text:style-name="P64">Palenik, B., Brahamsha, B., Larimer, F. W., Land, M., Hauser, L., Chain, P., Lamerdin, J., Regala, W., Allen, E. E., McCarren, J., Paulsen, I., Dufresne, A., Partensky, F., Webb, E. A., &amp; Waterbury, J. (2003). The genome of a motile marine Synechococcus. <text:span text:style-name="T147">Nature</text:span>, <text:span text:style-name="T147">424</text:span>(6952). https://doi.org/10.1038/nature01943</text:p>
        <text:p text:style-name="P64">Parsons, R., Parsons, R., Garner, N., Oster, H., &amp; Rawashdeh, O. (2020). CircaCompare: A method to estimate and statistically support differences in mesor, amplitude and phase, between circadian rhythms. <text:span text:style-name="T147">Bioinformatics</text:span>, <text:span text:style-name="T147">36</text:span>(4). https://doi.org/10.1093/bioinformatics/btz730</text:p>
        <text:p text:style-name="P64">Prendergast, S. C., Strobl, A. C., Cross, W., Pillay, N., Strauss, S. J., Ye, H., Lindsay, D., Tirabosco, R., Chalker, J., Mahamdallie, S. S., Sosinsky, A., Flanagan, A. M., &amp; Amary, F. (2020). Sarcoma and the 100,000 Genomes Project: our experience and changes to practice. <text:span text:style-name="T147">Journal of Pathology: Clinical Research</text:span>, <text:span text:style-name="T147">6</text:span>(4). https://doi.org/10.1002/cjp2.174</text:p>
        <text:p text:style-name="P64">Rayko, E., Maumus, F., Maheswari, U., Jabbari, K., &amp; Bowler, C. (2010). Transcription factor families inferred from genome sequences of photosynthetic stramenopiles. <text:span text:style-name="T147">New Phytologist</text:span>, <text:span text:style-name="T147">188</text:span>(1). https://doi.org/10.1111/j.1469-8137.2010.03371.x</text:p>
        <text:p text:style-name="P64">Romero-Campero, F. J., Perez-Hurtado, I., Lucas-Reina, E., Romero, J. M., &amp; Valverde, F. (2016). ChlamyNET: A Chlamydomonas gene co-expression network reveals global properties of the transcriptome and the early setup of key co-expression patterns in the green lineage. <text:span text:style-name="T147">BMC Genomics</text:span>, <text:span text:style-name="T147">17</text:span>, 227. https://doi.org/10.1186/s12864-016-2564-y</text:p>
        <text:p text:style-name="P64">Romero-Losada, A. B., Arvanitidou, C., de los Reyes, P., García-González, M., &amp; Romero-Campero, F. J. (2022). ALGAEFUN with MARACAS, microALGAE FUNctional enrichment tool for MicroAlgae RnA-seq and Chip-seq AnalysiS. <text:span text:style-name="T147">BMC Bioinformatics</text:span>, <text:span text:style-name="T147">23</text:span>(1). https://doi.org/10.1186/s12859-022-04639-5</text:p>
        <text:p text:style-name="P64">Sekimoto, H. (2017). Sexual reproduction and sex determination in green algae. <text:span text:style-name="T147">Journal of Plant Research</text:span>, <text:span text:style-name="T147">130</text:span>(3). https://doi.org/10.1007/s10265-017-0908-6</text:p>
        <text:p text:style-name="P64">Shen, M., Chang, Y. T., Wu, C. T., Parker, S. J., Saylor, G., Wang, Y., Yu, G., Van Eyk, J. E., Clarke, R., Herrington, D. M., &amp; Wang, Y. (2022). Comparative assessment and novel strategy on methods for imputing proteomics data. <text:span text:style-name="T147">Scientific Reports</text:span>, <text:span text:style-name="T147">12</text:span>(1). https://doi.org/10.1038/s41598-022-04938-0</text:p>
        <text:p text:style-name="P64">Swanson, W. J., Aagaard, J. E., Vacquier, V. D., Monné, M., Sadat Al Hosseini, H., &amp; Jovine, L. (2011). The molecular basis of sex: Linking yeast to human. <text:span text:style-name="T147">Molecular Biology and Evolution</text:span>, <text:span text:style-name="T147">28</text:span>(7). https://doi.org/10.1093/molbev/msr026</text:p>
        <text:p text:style-name="P64"><text:soft-page-break/>Swarbreck, D., Wilks, C., Lamesch, P., Berardini, T. Z., Garcia-Hernandez, M., Foerster, H., Li, D., Meyer, T., Muller, R., Ploetz, L., Radenbaugh, A., Singh, S., Swing, V., Tissier, C., Zhang, P., &amp; Huala, E. (2008). The Arabidopsis Information Resource (TAIR): Gene structure and function annotation. <text:span text:style-name="T147">Nucleic Acids Research</text:span>, <text:span text:style-name="T147">36</text:span>(SUPPL. 1). https://doi.org/10.1093/nar/gkm965</text:p>
        <text:p text:style-name="P64">Thaben, P. F., &amp; Westermark, P. O. (2014). Detecting rhythms in time series with rain. <text:span text:style-name="T147">Journal of Biological Rhythms</text:span>, <text:span text:style-name="T147">29</text:span>(6). https://doi.org/10.1177/0748730414553029</text:p>
        <text:p text:style-name="P64">Tragin, M., &amp; Vaulot, D. (2019). Novel diversity within marine Mamiellophyceae (Chlorophyta) unveiled by metabarcoding. <text:span text:style-name="T147">Scientific Reports</text:span>, <text:span text:style-name="T147">9</text:span>(1). https://doi.org/10.1038/s41598-019-41680-6</text:p>
        <text:p text:style-name="P64">Veenstra, T. D. (2021). Omics in Systems Biology: Current Progress and Future Outlook. In <text:span text:style-name="T147">Proteomics</text:span> (Vol. 21, Issues 3–4). https://doi.org/10.1002/pmic.202000235</text:p>
        <text:p text:style-name="P64">Wang, Z., Gerstein, M., &amp; Snyder, M. (2009). RNA-Seq: A revolutionary tool for transcriptomics. In <text:span text:style-name="T147">Nature Reviews Genetics</text:span> (Vol. 10, Issue 1). https://doi.org/10.1038/nrg2484</text:p>
        <text:p text:style-name="P64">Watson, J. V., Chambers, S. H., &amp; Smith, P. J. (1987). A pragmatic approach to the analysis of DNA histograms with a definable G1 peak. <text:span text:style-name="T147">Cytometry</text:span>, <text:span text:style-name="T147">8</text:span>(1), 1–8. https://doi.org/10.1002/CYTO.990080101</text:p>
        <text:p text:style-name="P64">Weckwerth, W. (2011). Green systems biology - From single genomes, proteomes and metabolomes to ecosystems research and biotechnology. In <text:span text:style-name="T147">Journal of Proteomics</text:span> (Vol. 75, Issue 1). https://doi.org/10.1016/j.jprot.2011.07.010</text:p>
        <text:p text:style-name="P64">Worden, A. Z., Nolan, J. K., &amp; Palenik, B. (2004). Assessing the dynamics and ecology of marine picophytoplankton: The importance of the eukaryotic component. <text:span text:style-name="T147">Limnology and Oceanography</text:span>, <text:span text:style-name="T147">49</text:span>(1). https://doi.org/10.4319/lo.2004.49.1.0168</text:p>
        <text:p text:style-name="P64">Yang, M., Lin, X., Liu, X., Zhang, J., &amp; Ge, F. (2018). Genome Annotation of a Model Diatom Phaeodactylum tricornutum Using an Integrated Proteogenomic Pipeline. <text:span text:style-name="T147">Molecular Plant</text:span>, <text:span text:style-name="T147">11</text:span>(10). https://doi.org/10.1016/j.molp.2018.08.005</text:p>
        <text:p text:style-name="P64">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47">Molecular Plant</text:span> (Vol. 9, Issue 12). https://doi.org/10.1016/j.molp.2016.09.014</text:p>
        <text:p text:style-name="P63">Zurbriggen, M. D., Moor, A., &amp; Weber, W. (2012). Plant and bacterial systems biology as platform for plant synthetic bio(techno)logy. <text:span text:style-name="T147">Journal of Biotechnology</text:span>, <text:span text:style-name="T147">160</text:span>(1–2). https://doi.org/10.1016/j.jbiotec.2012.01.014</text:p>
      </text:section>
      <text:p text:style-name="P101"><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venir Next" svg:font-family="'Avenir Next', 'Roboto Condensed', Arial, sans-serif"/>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icomoon, sans-serif"/>
    <style:font-face style:name="arial" svg:font-family="arial, sans-serif"/>
    <style:font-face style:name="sans-serif" svg:font-family="sans-serif"/>
    <style:font-face style:name="serif" svg:font-family="serif"/>
    <style:font-face style:name="ui-sans-serif" svg:font-family="ui-sans-serif, system-ui, apple-system, BlinkMacSystemFont, 'Segoe UI', Roboto, 'Helvetica Neue', Arial, 'Noto Sans', sans-serif, 'Apple Color Emoji', 'Segoe UI Emoji', 'Segoe UI Symbol', 'Noto Color Emoji'"/>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7-18T20:27:41.556127177</dc:date>
    <meta:editing-duration>P3DT9H23M16S</meta:editing-duration>
    <meta:editing-cycles>51</meta:editing-cycles>
    <meta:generator>LibreOffice/6.4.7.2$Linux_X86_64 LibreOffice_project/40$Build-2</meta:generator>
    <meta:document-statistic meta:table-count="2" meta:image-count="5" meta:object-count="1" meta:page-count="54" meta:paragraph-count="349" meta:word-count="8702" meta:character-count="58075" meta:non-whitespace-character-count="49673"/>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